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Pictures/10000000000002000000020065BEFE37CCD98E2F.jpg" manifest:media-type="image/jpeg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96.69pt" svg:height="585.04pt" svg:x="144.4pt" svg:y="110.66pt">
            <draw:object draw:notify-on-update-of-ranges="Sheet1.A1:Sheet1.A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float" office:value="1038.860968" calcext:value-type="float">
            <text:p>1038.860968</text:p>
          </table:table-cell>
          <table:table-cell/>
          <table:table-cell office:value-type="string" calcext:value-type="string">
            <text:p>Avg:</text:p>
          </table:table-cell>
          <table:table-cell office:value-type="float" office:value="1437" calcext:value-type="float">
            <text:p>1437</text:p>
          </table:table-cell>
          <table:table-cell table:number-columns-repeated="6"/>
        </table:table-row>
        <table:table-row table:style-name="ro1">
          <table:table-cell office:value-type="float" office:value="1054.069568" calcext:value-type="float">
            <text:p>1054.069568</text:p>
          </table:table-cell>
          <table:table-cell/>
          <table:table-cell office:value-type="string" calcext:value-type="string">
            <text:p>Min Deviation: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1073.498659" calcext:value-type="float">
            <text:p>1073.498659</text:p>
          </table:table-cell>
          <table:table-cell table:number-columns-repeated="9"/>
        </table:table-row>
        <table:table-row table:style-name="ro1">
          <table:table-cell office:value-type="float" office:value="1091.899182" calcext:value-type="float">
            <text:p>1091.899182</text:p>
          </table:table-cell>
          <table:table-cell/>
          <table:table-cell office:value-type="string" calcext:value-type="string">
            <text:p>Lower Bound:</text:p>
          </table:table-cell>
          <table:table-cell table:number-columns-repeated="7"/>
        </table:table-row>
        <table:table-row table:style-name="ro1">
          <table:table-cell office:value-type="float" office:value="1108.03281" calcext:value-type="float">
            <text:p>1108.03281</text:p>
          </table:table-cell>
          <table:table-cell/>
          <table:table-cell office:value-type="string" calcext:value-type="string">
            <text:p>Upper Bound:</text:p>
          </table:table-cell>
          <table:table-cell table:number-columns-repeated="6"/>
          <table:table-cell table:formula="of:=MIN([.A1:.A996])" office:value-type="float" office:value="1019.391134" calcext:value-type="float">
            <text:p>1019.391134</text:p>
          </table:table-cell>
        </table:table-row>
        <table:table-row table:style-name="ro1">
          <table:table-cell office:value-type="float" office:value="1122.340934" calcext:value-type="float">
            <text:p>1122.340934</text:p>
          </table:table-cell>
          <table:table-cell table:number-columns-repeated="9"/>
        </table:table-row>
        <table:table-row table:style-name="ro1">
          <table:table-cell office:value-type="float" office:value="1129.575419" calcext:value-type="float">
            <text:p>1129.575419</text:p>
          </table:table-cell>
          <table:table-cell table:number-columns-repeated="9"/>
        </table:table-row>
        <table:table-row table:style-name="ro1">
          <table:table-cell office:value-type="float" office:value="1126.486358" calcext:value-type="float">
            <text:p>1126.486358</text:p>
          </table:table-cell>
          <table:table-cell table:number-columns-repeated="9"/>
        </table:table-row>
        <table:table-row table:style-name="ro1">
          <table:table-cell office:value-type="float" office:value="1115.910987" calcext:value-type="float">
            <text:p>1115.910987</text:p>
          </table:table-cell>
          <table:table-cell table:number-columns-repeated="9"/>
        </table:table-row>
        <table:table-row table:style-name="ro1">
          <table:table-cell office:value-type="float" office:value="1102.376475" calcext:value-type="float">
            <text:p>1102.376475</text:p>
          </table:table-cell>
          <table:table-cell table:number-columns-repeated="9"/>
        </table:table-row>
        <table:table-row table:style-name="ro1">
          <table:table-cell office:value-type="float" office:value="1087.310987" calcext:value-type="float">
            <text:p>1087.310987</text:p>
          </table:table-cell>
          <table:table-cell table:number-columns-repeated="9"/>
        </table:table-row>
        <table:table-row table:style-name="ro1">
          <table:table-cell office:value-type="float" office:value="1078.13868" calcext:value-type="float">
            <text:p>1078.13868</text:p>
          </table:table-cell>
          <table:table-cell table:number-columns-repeated="9"/>
        </table:table-row>
        <table:table-row table:style-name="ro1">
          <table:table-cell office:value-type="float" office:value="1072.348088" calcext:value-type="float">
            <text:p>1072.348088</text:p>
          </table:table-cell>
          <table:table-cell table:number-columns-repeated="9"/>
        </table:table-row>
        <table:table-row table:style-name="ro1">
          <table:table-cell office:value-type="float" office:value="1073.129281" calcext:value-type="float">
            <text:p>1073.129281</text:p>
          </table:table-cell>
          <table:table-cell table:number-columns-repeated="9"/>
        </table:table-row>
        <table:table-row table:style-name="ro1">
          <table:table-cell office:value-type="float" office:value="1080.815097" calcext:value-type="float">
            <text:p>1080.815097</text:p>
          </table:table-cell>
          <table:table-cell table:number-columns-repeated="9"/>
        </table:table-row>
        <table:table-row table:style-name="ro1">
          <table:table-cell office:value-type="float" office:value="1094.064374" calcext:value-type="float">
            <text:p>1094.064374</text:p>
          </table:table-cell>
          <table:table-cell table:number-columns-repeated="9"/>
        </table:table-row>
        <table:table-row table:style-name="ro1">
          <table:table-cell office:value-type="float" office:value="1107.497517" calcext:value-type="float">
            <text:p>1107.497517</text:p>
          </table:table-cell>
          <table:table-cell table:number-columns-repeated="9"/>
        </table:table-row>
        <table:table-row table:style-name="ro1">
          <table:table-cell office:value-type="float" office:value="1116.639602" calcext:value-type="float">
            <text:p>1116.639602</text:p>
          </table:table-cell>
          <table:table-cell table:number-columns-repeated="9"/>
        </table:table-row>
        <table:table-row table:style-name="ro1">
          <table:table-cell office:value-type="float" office:value="1118.465706" calcext:value-type="float">
            <text:p>1118.465706</text:p>
          </table:table-cell>
          <table:table-cell table:number-columns-repeated="9"/>
        </table:table-row>
        <table:table-row table:style-name="ro1">
          <table:table-cell office:value-type="float" office:value="1116.302331" calcext:value-type="float">
            <text:p>1116.302331</text:p>
          </table:table-cell>
          <table:table-cell table:number-columns-repeated="9"/>
        </table:table-row>
        <table:table-row table:style-name="ro1">
          <table:table-cell office:value-type="float" office:value="1109.517456" calcext:value-type="float">
            <text:p>1109.517456</text:p>
          </table:table-cell>
          <table:table-cell table:number-columns-repeated="9"/>
        </table:table-row>
        <table:table-row table:style-name="ro1">
          <table:table-cell office:value-type="float" office:value="1100.783191" calcext:value-type="float">
            <text:p>1100.783191</text:p>
          </table:table-cell>
          <table:table-cell table:number-columns-repeated="9"/>
        </table:table-row>
        <table:table-row table:style-name="ro1">
          <table:table-cell office:value-type="float" office:value="1092.089127" calcext:value-type="float">
            <text:p>1092.089127</text:p>
          </table:table-cell>
          <table:table-cell table:number-columns-repeated="9"/>
        </table:table-row>
        <table:table-row table:style-name="ro1">
          <table:table-cell office:value-type="float" office:value="1079.904918" calcext:value-type="float">
            <text:p>1079.904918</text:p>
          </table:table-cell>
          <table:table-cell table:number-columns-repeated="9"/>
        </table:table-row>
        <table:table-row table:style-name="ro1">
          <table:table-cell office:value-type="float" office:value="1079.275114" calcext:value-type="float">
            <text:p>1079.275114</text:p>
          </table:table-cell>
          <table:table-cell table:number-columns-repeated="9"/>
        </table:table-row>
        <table:table-row table:style-name="ro1">
          <table:table-cell office:value-type="float" office:value="1080.625637" calcext:value-type="float">
            <text:p>1080.625637</text:p>
          </table:table-cell>
          <table:table-cell table:number-columns-repeated="9"/>
        </table:table-row>
        <table:table-row table:style-name="ro1">
          <table:table-cell office:value-type="float" office:value="1080.991933" calcext:value-type="float">
            <text:p>1080.991933</text:p>
          </table:table-cell>
          <table:table-cell table:number-columns-repeated="9"/>
        </table:table-row>
        <table:table-row table:style-name="ro1">
          <table:table-cell office:value-type="float" office:value="1091.014174" calcext:value-type="float">
            <text:p>1091.014174</text:p>
          </table:table-cell>
          <table:table-cell table:number-columns-repeated="9"/>
        </table:table-row>
        <table:table-row table:style-name="ro1">
          <table:table-cell office:value-type="float" office:value="1097.553957" calcext:value-type="float">
            <text:p>1097.553957</text:p>
          </table:table-cell>
          <table:table-cell table:number-columns-repeated="9"/>
        </table:table-row>
        <table:table-row table:style-name="ro1">
          <table:table-cell office:value-type="float" office:value="1096.006155" calcext:value-type="float">
            <text:p>1096.006155</text:p>
          </table:table-cell>
          <table:table-cell table:number-columns-repeated="9"/>
        </table:table-row>
        <table:table-row table:style-name="ro1">
          <table:table-cell office:value-type="float" office:value="1097.387852" calcext:value-type="float">
            <text:p>1097.387852</text:p>
          </table:table-cell>
          <table:table-cell table:number-columns-repeated="9"/>
        </table:table-row>
        <table:table-row table:style-name="ro1">
          <table:table-cell office:value-type="float" office:value="1097.961834" calcext:value-type="float">
            <text:p>1097.961834</text:p>
          </table:table-cell>
          <table:table-cell table:number-columns-repeated="9"/>
        </table:table-row>
        <table:table-row table:style-name="ro1">
          <table:table-cell office:value-type="float" office:value="1097.683904" calcext:value-type="float">
            <text:p>1097.683904</text:p>
          </table:table-cell>
          <table:table-cell table:number-columns-repeated="9"/>
        </table:table-row>
        <table:table-row table:style-name="ro1">
          <table:table-cell office:value-type="float" office:value="1096.061682" calcext:value-type="float">
            <text:p>1096.061682</text:p>
          </table:table-cell>
          <table:table-cell table:number-columns-repeated="9"/>
        </table:table-row>
        <table:table-row table:style-name="ro1">
          <table:table-cell office:value-type="float" office:value="1097.080013" calcext:value-type="float">
            <text:p>1097.080013</text:p>
          </table:table-cell>
          <table:table-cell table:number-columns-repeated="9"/>
        </table:table-row>
        <table:table-row table:style-name="ro1">
          <table:table-cell office:value-type="float" office:value="1095.642066" calcext:value-type="float">
            <text:p>1095.642066</text:p>
          </table:table-cell>
          <table:table-cell table:number-columns-repeated="9"/>
        </table:table-row>
        <table:table-row table:style-name="ro1">
          <table:table-cell office:value-type="float" office:value="1097.633562" calcext:value-type="float">
            <text:p>1097.633562</text:p>
          </table:table-cell>
          <table:table-cell table:number-columns-repeated="9"/>
        </table:table-row>
        <table:table-row table:style-name="ro1">
          <table:table-cell office:value-type="float" office:value="1099.496395" calcext:value-type="float">
            <text:p>1099.496395</text:p>
          </table:table-cell>
          <table:table-cell table:number-columns-repeated="9"/>
        </table:table-row>
        <table:table-row table:style-name="ro1">
          <table:table-cell office:value-type="float" office:value="1098.545786" calcext:value-type="float">
            <text:p>1098.545786</text:p>
          </table:table-cell>
          <table:table-cell table:number-columns-repeated="9"/>
        </table:table-row>
        <table:table-row table:style-name="ro1">
          <table:table-cell office:value-type="float" office:value="1096.975029" calcext:value-type="float">
            <text:p>1096.975029</text:p>
          </table:table-cell>
          <table:table-cell table:number-columns-repeated="9"/>
        </table:table-row>
        <table:table-row table:style-name="ro1">
          <table:table-cell office:value-type="float" office:value="1096.888661" calcext:value-type="float">
            <text:p>1096.888661</text:p>
          </table:table-cell>
          <table:table-cell table:number-columns-repeated="9"/>
        </table:table-row>
        <table:table-row table:style-name="ro1">
          <table:table-cell office:value-type="float" office:value="1094.263699" calcext:value-type="float">
            <text:p>1094.263699</text:p>
          </table:table-cell>
          <table:table-cell table:number-columns-repeated="9"/>
        </table:table-row>
        <table:table-row table:style-name="ro1">
          <table:table-cell office:value-type="float" office:value="1092.984798" calcext:value-type="float">
            <text:p>1092.984798</text:p>
          </table:table-cell>
          <table:table-cell table:number-columns-repeated="9"/>
        </table:table-row>
        <table:table-row table:style-name="ro1">
          <table:table-cell office:value-type="float" office:value="1088.110226" calcext:value-type="float">
            <text:p>1088.110226</text:p>
          </table:table-cell>
          <table:table-cell table:number-columns-repeated="9"/>
        </table:table-row>
        <table:table-row table:style-name="ro1">
          <table:table-cell office:value-type="float" office:value="1089.790953" calcext:value-type="float">
            <text:p>1089.790953</text:p>
          </table:table-cell>
          <table:table-cell table:number-columns-repeated="9"/>
        </table:table-row>
        <table:table-row table:style-name="ro1">
          <table:table-cell office:value-type="float" office:value="1097.776037" calcext:value-type="float">
            <text:p>1097.776037</text:p>
          </table:table-cell>
          <table:table-cell table:number-columns-repeated="9"/>
        </table:table-row>
        <table:table-row table:style-name="ro1">
          <table:table-cell office:value-type="float" office:value="1110.842523" calcext:value-type="float">
            <text:p>1110.842523</text:p>
          </table:table-cell>
          <table:table-cell table:number-columns-repeated="9"/>
        </table:table-row>
        <table:table-row table:style-name="ro1">
          <table:table-cell office:value-type="float" office:value="1125.879024" calcext:value-type="float">
            <text:p>1125.879024</text:p>
          </table:table-cell>
          <table:table-cell table:number-columns-repeated="9"/>
        </table:table-row>
        <table:table-row table:style-name="ro1">
          <table:table-cell office:value-type="float" office:value="1144.633181" calcext:value-type="float">
            <text:p>1144.633181</text:p>
          </table:table-cell>
          <table:table-cell table:number-columns-repeated="9"/>
        </table:table-row>
        <table:table-row table:style-name="ro1">
          <table:table-cell office:value-type="float" office:value="1167.714992" calcext:value-type="float">
            <text:p>1167.714992</text:p>
          </table:table-cell>
          <table:table-cell table:number-columns-repeated="9"/>
        </table:table-row>
        <table:table-row table:style-name="ro1">
          <table:table-cell office:value-type="float" office:value="1199.043179" calcext:value-type="float">
            <text:p>1199.043179</text:p>
          </table:table-cell>
          <table:table-cell table:number-columns-repeated="9"/>
        </table:table-row>
        <table:table-row table:style-name="ro1">
          <table:table-cell office:value-type="float" office:value="1233.350029" calcext:value-type="float">
            <text:p>1233.350029</text:p>
          </table:table-cell>
          <table:table-cell table:number-columns-repeated="9"/>
        </table:table-row>
        <table:table-row table:style-name="ro1">
          <table:table-cell office:value-type="float" office:value="1270.60019" calcext:value-type="float">
            <text:p>1270.60019</text:p>
          </table:table-cell>
          <table:table-cell table:number-columns-repeated="9"/>
        </table:table-row>
        <table:table-row table:style-name="ro1">
          <table:table-cell office:value-type="float" office:value="1302.915639" calcext:value-type="float">
            <text:p>1302.915639</text:p>
          </table:table-cell>
          <table:table-cell table:number-columns-repeated="9"/>
        </table:table-row>
        <table:table-row table:style-name="ro1">
          <table:table-cell office:value-type="float" office:value="1338.090411" calcext:value-type="float">
            <text:p>1338.090411</text:p>
          </table:table-cell>
          <table:table-cell table:number-columns-repeated="9"/>
        </table:table-row>
        <table:table-row table:style-name="ro1">
          <table:table-cell office:value-type="float" office:value="1369.164621" calcext:value-type="float">
            <text:p>1369.164621</text:p>
          </table:table-cell>
          <table:table-cell table:number-columns-repeated="9"/>
        </table:table-row>
        <table:table-row table:style-name="ro1">
          <table:table-cell office:value-type="float" office:value="1398.856497" calcext:value-type="float">
            <text:p>1398.856497</text:p>
          </table:table-cell>
          <table:table-cell table:number-columns-repeated="9"/>
        </table:table-row>
        <table:table-row table:style-name="ro1">
          <table:table-cell office:value-type="float" office:value="1430.750666" calcext:value-type="float">
            <text:p>1430.750666</text:p>
          </table:table-cell>
          <table:table-cell table:number-columns-repeated="9"/>
        </table:table-row>
        <table:table-row table:style-name="ro1">
          <table:table-cell office:value-type="float" office:value="1456.250495" calcext:value-type="float">
            <text:p>1456.250495</text:p>
          </table:table-cell>
          <table:table-cell table:number-columns-repeated="9"/>
        </table:table-row>
        <table:table-row table:style-name="ro1">
          <table:table-cell office:value-type="float" office:value="1478.428111" calcext:value-type="float">
            <text:p>1478.428111</text:p>
          </table:table-cell>
          <table:table-cell table:number-columns-repeated="9"/>
        </table:table-row>
        <table:table-row table:style-name="ro1">
          <table:table-cell office:value-type="float" office:value="1493.434484" calcext:value-type="float">
            <text:p>1493.434484</text:p>
          </table:table-cell>
          <table:table-cell table:number-columns-repeated="9"/>
        </table:table-row>
        <table:table-row table:style-name="ro1">
          <table:table-cell office:value-type="float" office:value="1504.390202" calcext:value-type="float">
            <text:p>1504.390202</text:p>
          </table:table-cell>
          <table:table-cell table:number-columns-repeated="9"/>
        </table:table-row>
        <table:table-row table:style-name="ro1">
          <table:table-cell office:value-type="float" office:value="1512.277245" calcext:value-type="float">
            <text:p>1512.277245</text:p>
          </table:table-cell>
          <table:table-cell table:number-columns-repeated="9"/>
        </table:table-row>
        <table:table-row table:style-name="ro1">
          <table:table-cell office:value-type="float" office:value="1516.61114" calcext:value-type="float">
            <text:p>1516.61114</text:p>
          </table:table-cell>
          <table:table-cell table:number-columns-repeated="9"/>
        </table:table-row>
        <table:table-row table:style-name="ro1">
          <table:table-cell office:value-type="float" office:value="1517.090002" calcext:value-type="float">
            <text:p>1517.090002</text:p>
          </table:table-cell>
          <table:table-cell table:number-columns-repeated="9"/>
        </table:table-row>
        <table:table-row table:style-name="ro1">
          <table:table-cell office:value-type="float" office:value="1514.980156" calcext:value-type="float">
            <text:p>1514.980156</text:p>
          </table:table-cell>
          <table:table-cell table:number-columns-repeated="9"/>
        </table:table-row>
        <table:table-row table:style-name="ro1">
          <table:table-cell office:value-type="float" office:value="1508.000447" calcext:value-type="float">
            <text:p>1508.000447</text:p>
          </table:table-cell>
          <table:table-cell table:number-columns-repeated="9"/>
        </table:table-row>
        <table:table-row table:style-name="ro1">
          <table:table-cell office:value-type="float" office:value="1498.028453" calcext:value-type="float">
            <text:p>1498.028453</text:p>
          </table:table-cell>
          <table:table-cell table:number-columns-repeated="9"/>
        </table:table-row>
        <table:table-row table:style-name="ro1">
          <table:table-cell office:value-type="float" office:value="1466.736891" calcext:value-type="float">
            <text:p>1466.736891</text:p>
          </table:table-cell>
          <table:table-cell table:number-columns-repeated="9"/>
        </table:table-row>
        <table:table-row table:style-name="ro1">
          <table:table-cell office:value-type="float" office:value="1446.582477" calcext:value-type="float">
            <text:p>1446.582477</text:p>
          </table:table-cell>
          <table:table-cell table:number-columns-repeated="9"/>
        </table:table-row>
        <table:table-row table:style-name="ro1">
          <table:table-cell office:value-type="float" office:value="1420.666334" calcext:value-type="float">
            <text:p>1420.666334</text:p>
          </table:table-cell>
          <table:table-cell table:number-columns-repeated="9"/>
        </table:table-row>
        <table:table-row table:style-name="ro1">
          <table:table-cell office:value-type="float" office:value="1391.619378" calcext:value-type="float">
            <text:p>1391.619378</text:p>
          </table:table-cell>
          <table:table-cell table:number-columns-repeated="9"/>
        </table:table-row>
        <table:table-row table:style-name="ro1">
          <table:table-cell office:value-type="float" office:value="1361.461844" calcext:value-type="float">
            <text:p>1361.461844</text:p>
          </table:table-cell>
          <table:table-cell table:number-columns-repeated="9"/>
        </table:table-row>
        <table:table-row table:style-name="ro1">
          <table:table-cell office:value-type="float" office:value="1325.420881" calcext:value-type="float">
            <text:p>1325.420881</text:p>
          </table:table-cell>
          <table:table-cell table:number-columns-repeated="9"/>
        </table:table-row>
        <table:table-row table:style-name="ro1">
          <table:table-cell office:value-type="float" office:value="1288.259694" calcext:value-type="float">
            <text:p>1288.259694</text:p>
          </table:table-cell>
          <table:table-cell table:number-columns-repeated="9"/>
        </table:table-row>
        <table:table-row table:style-name="ro1">
          <table:table-cell office:value-type="float" office:value="1250.640649" calcext:value-type="float">
            <text:p>1250.640649</text:p>
          </table:table-cell>
          <table:table-cell table:number-columns-repeated="9"/>
        </table:table-row>
        <table:table-row table:style-name="ro1">
          <table:table-cell office:value-type="float" office:value="1215.994616" calcext:value-type="float">
            <text:p>1215.994616</text:p>
          </table:table-cell>
          <table:table-cell table:number-columns-repeated="9"/>
        </table:table-row>
        <table:table-row table:style-name="ro1">
          <table:table-cell office:value-type="float" office:value="1186.131535" calcext:value-type="float">
            <text:p>1186.131535</text:p>
          </table:table-cell>
          <table:table-cell table:number-columns-repeated="9"/>
        </table:table-row>
        <table:table-row table:style-name="ro1">
          <table:table-cell office:value-type="float" office:value="1161.766857" calcext:value-type="float">
            <text:p>1161.766857</text:p>
          </table:table-cell>
          <table:table-cell table:number-columns-repeated="9"/>
        </table:table-row>
        <table:table-row table:style-name="ro1">
          <table:table-cell office:value-type="float" office:value="1140.861092" calcext:value-type="float">
            <text:p>1140.861092</text:p>
          </table:table-cell>
          <table:table-cell table:number-columns-repeated="9"/>
        </table:table-row>
        <table:table-row table:style-name="ro1">
          <table:table-cell office:value-type="float" office:value="1128.707277" calcext:value-type="float">
            <text:p>1128.707277</text:p>
          </table:table-cell>
          <table:table-cell table:number-columns-repeated="9"/>
        </table:table-row>
        <table:table-row table:style-name="ro1">
          <table:table-cell office:value-type="float" office:value="1121.878919" calcext:value-type="float">
            <text:p>1121.878919</text:p>
          </table:table-cell>
          <table:table-cell table:number-columns-repeated="9"/>
        </table:table-row>
        <table:table-row table:style-name="ro1">
          <table:table-cell office:value-type="float" office:value="1117.136187" calcext:value-type="float">
            <text:p>1117.136187</text:p>
          </table:table-cell>
          <table:table-cell table:number-columns-repeated="9"/>
        </table:table-row>
        <table:table-row table:style-name="ro1">
          <table:table-cell office:value-type="float" office:value="1114.722118" calcext:value-type="float">
            <text:p>1114.722118</text:p>
          </table:table-cell>
          <table:table-cell table:number-columns-repeated="9"/>
        </table:table-row>
        <table:table-row table:style-name="ro1">
          <table:table-cell office:value-type="float" office:value="1116.007534" calcext:value-type="float">
            <text:p>1116.007534</text:p>
          </table:table-cell>
          <table:table-cell table:number-columns-repeated="9"/>
        </table:table-row>
        <table:table-row table:style-name="ro1">
          <table:table-cell office:value-type="float" office:value="1118.316077" calcext:value-type="float">
            <text:p>1118.316077</text:p>
          </table:table-cell>
          <table:table-cell table:number-columns-repeated="9"/>
        </table:table-row>
        <table:table-row table:style-name="ro1">
          <table:table-cell office:value-type="float" office:value="1124.732125" calcext:value-type="float">
            <text:p>1124.732125</text:p>
          </table:table-cell>
          <table:table-cell table:number-columns-repeated="9"/>
        </table:table-row>
        <table:table-row table:style-name="ro1">
          <table:table-cell office:value-type="float" office:value="1141.787814" calcext:value-type="float">
            <text:p>1141.787814</text:p>
          </table:table-cell>
          <table:table-cell table:number-columns-repeated="9"/>
        </table:table-row>
        <table:table-row table:style-name="ro1">
          <table:table-cell office:value-type="float" office:value="1160.150666" calcext:value-type="float">
            <text:p>1160.150666</text:p>
          </table:table-cell>
          <table:table-cell table:number-columns-repeated="9"/>
        </table:table-row>
        <table:table-row table:style-name="ro1">
          <table:table-cell office:value-type="float" office:value="1188.477692" calcext:value-type="float">
            <text:p>1188.477692</text:p>
          </table:table-cell>
          <table:table-cell table:number-columns-repeated="9"/>
        </table:table-row>
        <table:table-row table:style-name="ro1">
          <table:table-cell office:value-type="float" office:value="1221.986625" calcext:value-type="float">
            <text:p>1221.986625</text:p>
          </table:table-cell>
          <table:table-cell table:number-columns-repeated="9"/>
        </table:table-row>
        <table:table-row table:style-name="ro1">
          <table:table-cell office:value-type="float" office:value="1258.537861" calcext:value-type="float">
            <text:p>1258.537861</text:p>
          </table:table-cell>
          <table:table-cell table:number-columns-repeated="9"/>
        </table:table-row>
        <table:table-row table:style-name="ro1">
          <table:table-cell office:value-type="float" office:value="1300.381688" calcext:value-type="float">
            <text:p>1300.381688</text:p>
          </table:table-cell>
          <table:table-cell table:number-columns-repeated="9"/>
        </table:table-row>
        <table:table-row table:style-name="ro1">
          <table:table-cell office:value-type="float" office:value="1344.228976" calcext:value-type="float">
            <text:p>1344.228976</text:p>
          </table:table-cell>
          <table:table-cell table:number-columns-repeated="9"/>
        </table:table-row>
        <table:table-row table:style-name="ro1">
          <table:table-cell office:value-type="float" office:value="1388.606507" calcext:value-type="float">
            <text:p>1388.606507</text:p>
          </table:table-cell>
          <table:table-cell table:number-columns-repeated="9"/>
        </table:table-row>
        <table:table-row table:style-name="ro1">
          <table:table-cell office:value-type="float" office:value="1428.212586" calcext:value-type="float">
            <text:p>1428.212586</text:p>
          </table:table-cell>
          <table:table-cell table:number-columns-repeated="9"/>
        </table:table-row>
        <table:table-row table:style-name="ro1">
          <table:table-cell office:value-type="float" office:value="1460.033752" calcext:value-type="float">
            <text:p>1460.033752</text:p>
          </table:table-cell>
          <table:table-cell table:number-columns-repeated="9"/>
        </table:table-row>
        <table:table-row table:style-name="ro1">
          <table:table-cell office:value-type="float" office:value="1484.624325" calcext:value-type="float">
            <text:p>1484.624325</text:p>
          </table:table-cell>
          <table:table-cell table:number-columns-repeated="9"/>
        </table:table-row>
        <table:table-row table:style-name="ro1">
          <table:table-cell office:value-type="float" office:value="1503.860131" calcext:value-type="float">
            <text:p>1503.860131</text:p>
          </table:table-cell>
          <table:table-cell table:number-columns-repeated="9"/>
        </table:table-row>
        <table:table-row table:style-name="ro1">
          <table:table-cell office:value-type="float" office:value="1516.283628" calcext:value-type="float">
            <text:p>1516.283628</text:p>
          </table:table-cell>
          <table:table-cell table:number-columns-repeated="9"/>
        </table:table-row>
        <table:table-row table:style-name="ro1">
          <table:table-cell office:value-type="float" office:value="1521.777559" calcext:value-type="float">
            <text:p>1521.777559</text:p>
          </table:table-cell>
          <table:table-cell table:number-columns-repeated="9"/>
        </table:table-row>
        <table:table-row table:style-name="ro1">
          <table:table-cell office:value-type="float" office:value="1523.342751" calcext:value-type="float">
            <text:p>1523.342751</text:p>
          </table:table-cell>
          <table:table-cell table:number-columns-repeated="9"/>
        </table:table-row>
        <table:table-row table:style-name="ro1">
          <table:table-cell office:value-type="float" office:value="1518.412719" calcext:value-type="float">
            <text:p>1518.412719</text:p>
          </table:table-cell>
          <table:table-cell table:number-columns-repeated="9"/>
        </table:table-row>
        <table:table-row table:style-name="ro1">
          <table:table-cell office:value-type="float" office:value="1508.659218" calcext:value-type="float">
            <text:p>1508.659218</text:p>
          </table:table-cell>
          <table:table-cell table:number-columns-repeated="9"/>
        </table:table-row>
        <table:table-row table:style-name="ro1">
          <table:table-cell office:value-type="float" office:value="1492.504195" calcext:value-type="float">
            <text:p>1492.504195</text:p>
          </table:table-cell>
          <table:table-cell table:number-columns-repeated="9"/>
        </table:table-row>
        <table:table-row table:style-name="ro1">
          <table:table-cell office:value-type="float" office:value="1471.13085" calcext:value-type="float">
            <text:p>1471.13085</text:p>
          </table:table-cell>
          <table:table-cell table:number-columns-repeated="9"/>
        </table:table-row>
        <table:table-row table:style-name="ro1">
          <table:table-cell office:value-type="float" office:value="1447.47089" calcext:value-type="float">
            <text:p>1447.47089</text:p>
          </table:table-cell>
          <table:table-cell table:number-columns-repeated="9"/>
        </table:table-row>
        <table:table-row table:style-name="ro1">
          <table:table-cell office:value-type="float" office:value="1420.484294" calcext:value-type="float">
            <text:p>1420.484294</text:p>
          </table:table-cell>
          <table:table-cell table:number-columns-repeated="9"/>
        </table:table-row>
        <table:table-row table:style-name="ro1">
          <table:table-cell office:value-type="float" office:value="1390.862253" calcext:value-type="float">
            <text:p>1390.862253</text:p>
          </table:table-cell>
          <table:table-cell table:number-columns-repeated="9"/>
        </table:table-row>
        <table:table-row table:style-name="ro1">
          <table:table-cell office:value-type="float" office:value="1356.188822" calcext:value-type="float">
            <text:p>1356.188822</text:p>
          </table:table-cell>
          <table:table-cell table:number-columns-repeated="9"/>
        </table:table-row>
        <table:table-row table:style-name="ro1">
          <table:table-cell office:value-type="float" office:value="1320.702207" calcext:value-type="float">
            <text:p>1320.702207</text:p>
          </table:table-cell>
          <table:table-cell table:number-columns-repeated="9"/>
        </table:table-row>
        <table:table-row table:style-name="ro1">
          <table:table-cell office:value-type="float" office:value="1286.611358" calcext:value-type="float">
            <text:p>1286.611358</text:p>
          </table:table-cell>
          <table:table-cell table:number-columns-repeated="9"/>
        </table:table-row>
        <table:table-row table:style-name="ro1">
          <table:table-cell office:value-type="float" office:value="1224.063746" calcext:value-type="float">
            <text:p>1224.063746</text:p>
          </table:table-cell>
          <table:table-cell table:number-columns-repeated="9"/>
        </table:table-row>
        <table:table-row table:style-name="ro1">
          <table:table-cell office:value-type="float" office:value="1196.340097" calcext:value-type="float">
            <text:p>1196.340097</text:p>
          </table:table-cell>
          <table:table-cell table:number-columns-repeated="9"/>
        </table:table-row>
        <table:table-row table:style-name="ro1">
          <table:table-cell office:value-type="float" office:value="1175.502987" calcext:value-type="float">
            <text:p>1175.502987</text:p>
          </table:table-cell>
          <table:table-cell table:number-columns-repeated="9"/>
        </table:table-row>
        <table:table-row table:style-name="ro1">
          <table:table-cell office:value-type="float" office:value="1157.954595" calcext:value-type="float">
            <text:p>1157.954595</text:p>
          </table:table-cell>
          <table:table-cell table:number-columns-repeated="9"/>
        </table:table-row>
        <table:table-row table:style-name="ro1">
          <table:table-cell office:value-type="float" office:value="1146.619073" calcext:value-type="float">
            <text:p>1146.619073</text:p>
          </table:table-cell>
          <table:table-cell table:number-columns-repeated="9"/>
        </table:table-row>
        <table:table-row table:style-name="ro1">
          <table:table-cell office:value-type="float" office:value="1143.008638" calcext:value-type="float">
            <text:p>1143.008638</text:p>
          </table:table-cell>
          <table:table-cell table:number-columns-repeated="9"/>
        </table:table-row>
        <table:table-row table:style-name="ro1">
          <table:table-cell office:value-type="float" office:value="1146.277511" calcext:value-type="float">
            <text:p>1146.277511</text:p>
          </table:table-cell>
          <table:table-cell table:number-columns-repeated="9"/>
        </table:table-row>
        <table:table-row table:style-name="ro1">
          <table:table-cell office:value-type="float" office:value="1152.671642" calcext:value-type="float">
            <text:p>1152.671642</text:p>
          </table:table-cell>
          <table:table-cell table:number-columns-repeated="9"/>
        </table:table-row>
        <table:table-row table:style-name="ro1">
          <table:table-cell office:value-type="float" office:value="1164.471699" calcext:value-type="float">
            <text:p>1164.471699</text:p>
          </table:table-cell>
          <table:table-cell table:number-columns-repeated="9"/>
        </table:table-row>
        <table:table-row table:style-name="ro1">
          <table:table-cell office:value-type="float" office:value="1210.253111" calcext:value-type="float">
            <text:p>1210.253111</text:p>
          </table:table-cell>
          <table:table-cell table:number-columns-repeated="9"/>
        </table:table-row>
        <table:table-row table:style-name="ro1">
          <table:table-cell office:value-type="float" office:value="1242.09766" calcext:value-type="float">
            <text:p>1242.09766</text:p>
          </table:table-cell>
          <table:table-cell table:number-columns-repeated="9"/>
        </table:table-row>
        <table:table-row table:style-name="ro1">
          <table:table-cell office:value-type="float" office:value="1283.388309" calcext:value-type="float">
            <text:p>1283.388309</text:p>
          </table:table-cell>
          <table:table-cell table:number-columns-repeated="9"/>
        </table:table-row>
        <table:table-row table:style-name="ro1">
          <table:table-cell office:value-type="float" office:value="1322.151494" calcext:value-type="float">
            <text:p>1322.151494</text:p>
          </table:table-cell>
          <table:table-cell table:number-columns-repeated="9"/>
        </table:table-row>
        <table:table-row table:style-name="ro1">
          <table:table-cell office:value-type="float" office:value="1362.818807" calcext:value-type="float">
            <text:p>1362.818807</text:p>
          </table:table-cell>
          <table:table-cell table:number-columns-repeated="9"/>
        </table:table-row>
        <table:table-row table:style-name="ro1">
          <table:table-cell office:value-type="float" office:value="1403.078834" calcext:value-type="float">
            <text:p>1403.078834</text:p>
          </table:table-cell>
          <table:table-cell table:number-columns-repeated="9"/>
        </table:table-row>
        <table:table-row table:style-name="ro1">
          <table:table-cell office:value-type="float" office:value="1434.739964" calcext:value-type="float">
            <text:p>1434.739964</text:p>
          </table:table-cell>
          <table:table-cell table:number-columns-repeated="9"/>
        </table:table-row>
        <table:table-row table:style-name="ro1">
          <table:table-cell office:value-type="float" office:value="1465.237938" calcext:value-type="float">
            <text:p>1465.237938</text:p>
          </table:table-cell>
          <table:table-cell table:number-columns-repeated="9"/>
        </table:table-row>
        <table:table-row table:style-name="ro1">
          <table:table-cell office:value-type="float" office:value="1485.701627" calcext:value-type="float">
            <text:p>1485.701627</text:p>
          </table:table-cell>
          <table:table-cell table:number-columns-repeated="9"/>
        </table:table-row>
        <table:table-row table:style-name="ro1">
          <table:table-cell office:value-type="float" office:value="1501.738451" calcext:value-type="float">
            <text:p>1501.738451</text:p>
          </table:table-cell>
          <table:table-cell table:number-columns-repeated="9"/>
        </table:table-row>
        <table:table-row table:style-name="ro1">
          <table:table-cell office:value-type="float" office:value="1511.965011" calcext:value-type="float">
            <text:p>1511.965011</text:p>
          </table:table-cell>
          <table:table-cell table:number-columns-repeated="9"/>
        </table:table-row>
        <table:table-row table:style-name="ro1">
          <table:table-cell office:value-type="float" office:value="1514.564659" calcext:value-type="float">
            <text:p>1514.564659</text:p>
          </table:table-cell>
          <table:table-cell table:number-columns-repeated="9"/>
        </table:table-row>
        <table:table-row table:style-name="ro1">
          <table:table-cell office:value-type="float" office:value="1512.16699" calcext:value-type="float">
            <text:p>1512.16699</text:p>
          </table:table-cell>
          <table:table-cell table:number-columns-repeated="9"/>
        </table:table-row>
        <table:table-row table:style-name="ro1">
          <table:table-cell office:value-type="float" office:value="1504.312338" calcext:value-type="float">
            <text:p>1504.312338</text:p>
          </table:table-cell>
          <table:table-cell table:number-columns-repeated="9"/>
        </table:table-row>
        <table:table-row table:style-name="ro1">
          <table:table-cell office:value-type="float" office:value="1492.288109" calcext:value-type="float">
            <text:p>1492.288109</text:p>
          </table:table-cell>
          <table:table-cell table:number-columns-repeated="9"/>
        </table:table-row>
        <table:table-row table:style-name="ro1">
          <table:table-cell office:value-type="float" office:value="1472.65606" calcext:value-type="float">
            <text:p>1472.65606</text:p>
          </table:table-cell>
          <table:table-cell table:number-columns-repeated="9"/>
        </table:table-row>
        <table:table-row table:style-name="ro1">
          <table:table-cell office:value-type="float" office:value="1449.395148" calcext:value-type="float">
            <text:p>1449.395148</text:p>
          </table:table-cell>
          <table:table-cell table:number-columns-repeated="9"/>
        </table:table-row>
        <table:table-row table:style-name="ro1">
          <table:table-cell office:value-type="float" office:value="1422.046699" calcext:value-type="float">
            <text:p>1422.046699</text:p>
          </table:table-cell>
          <table:table-cell table:number-columns-repeated="9"/>
        </table:table-row>
        <table:table-row table:style-name="ro1">
          <table:table-cell office:value-type="float" office:value="1392.850447" calcext:value-type="float">
            <text:p>1392.850447</text:p>
          </table:table-cell>
          <table:table-cell table:number-columns-repeated="9"/>
        </table:table-row>
        <table:table-row table:style-name="ro1">
          <table:table-cell office:value-type="float" office:value="1363.764916" calcext:value-type="float">
            <text:p>1363.764916</text:p>
          </table:table-cell>
          <table:table-cell table:number-columns-repeated="9"/>
        </table:table-row>
        <table:table-row table:style-name="ro1">
          <table:table-cell office:value-type="float" office:value="1328.419473" calcext:value-type="float">
            <text:p>1328.419473</text:p>
          </table:table-cell>
          <table:table-cell table:number-columns-repeated="9"/>
        </table:table-row>
        <table:table-row table:style-name="ro1">
          <table:table-cell office:value-type="float" office:value="1294.32949" calcext:value-type="float">
            <text:p>1294.32949</text:p>
          </table:table-cell>
          <table:table-cell table:number-columns-repeated="9"/>
        </table:table-row>
        <table:table-row table:style-name="ro1">
          <table:table-cell office:value-type="float" office:value="1261.083533" calcext:value-type="float">
            <text:p>1261.083533</text:p>
          </table:table-cell>
          <table:table-cell table:number-columns-repeated="9"/>
        </table:table-row>
        <table:table-row table:style-name="ro1">
          <table:table-cell office:value-type="float" office:value="1230.859104" calcext:value-type="float">
            <text:p>1230.859104</text:p>
          </table:table-cell>
          <table:table-cell table:number-columns-repeated="9"/>
        </table:table-row>
        <table:table-row table:style-name="ro1">
          <table:table-cell office:value-type="float" office:value="1203.958809" calcext:value-type="float">
            <text:p>1203.958809</text:p>
          </table:table-cell>
          <table:table-cell table:number-columns-repeated="9"/>
        </table:table-row>
        <table:table-row table:style-name="ro1">
          <table:table-cell office:value-type="float" office:value="1181.42734" calcext:value-type="float">
            <text:p>1181.42734</text:p>
          </table:table-cell>
          <table:table-cell table:number-columns-repeated="9"/>
        </table:table-row>
        <table:table-row table:style-name="ro1">
          <table:table-cell office:value-type="float" office:value="1162.976731" calcext:value-type="float">
            <text:p>1162.976731</text:p>
          </table:table-cell>
          <table:table-cell table:number-columns-repeated="9"/>
        </table:table-row>
        <table:table-row table:style-name="ro1">
          <table:table-cell office:value-type="float" office:value="1147.742685" calcext:value-type="float">
            <text:p>1147.742685</text:p>
          </table:table-cell>
          <table:table-cell table:number-columns-repeated="9"/>
        </table:table-row>
        <table:table-row table:style-name="ro1">
          <table:table-cell office:value-type="float" office:value="1137.74141" calcext:value-type="float">
            <text:p>1137.74141</text:p>
          </table:table-cell>
          <table:table-cell table:number-columns-repeated="9"/>
        </table:table-row>
        <table:table-row table:style-name="ro1">
          <table:table-cell office:value-type="float" office:value="1132.397308" calcext:value-type="float">
            <text:p>1132.397308</text:p>
          </table:table-cell>
          <table:table-cell table:number-columns-repeated="9"/>
        </table:table-row>
        <table:table-row table:style-name="ro1">
          <table:table-cell office:value-type="float" office:value="1130.717675" calcext:value-type="float">
            <text:p>1130.717675</text:p>
          </table:table-cell>
          <table:table-cell table:number-columns-repeated="9"/>
        </table:table-row>
        <table:table-row table:style-name="ro1">
          <table:table-cell office:value-type="float" office:value="1135.05253" calcext:value-type="float">
            <text:p>1135.05253</text:p>
          </table:table-cell>
          <table:table-cell table:number-columns-repeated="9"/>
        </table:table-row>
        <table:table-row table:style-name="ro1">
          <table:table-cell office:value-type="float" office:value="1171.436102" calcext:value-type="float">
            <text:p>1171.436102</text:p>
          </table:table-cell>
          <table:table-cell table:number-columns-repeated="9"/>
        </table:table-row>
        <table:table-row table:style-name="ro1">
          <table:table-cell office:value-type="float" office:value="1156.700809" calcext:value-type="float">
            <text:p>1156.700809</text:p>
          </table:table-cell>
          <table:table-cell table:number-columns-repeated="9"/>
        </table:table-row>
        <table:table-row table:style-name="ro1">
          <table:table-cell office:value-type="float" office:value="1149.859599" calcext:value-type="float">
            <text:p>1149.859599</text:p>
          </table:table-cell>
          <table:table-cell table:number-columns-repeated="9"/>
        </table:table-row>
        <table:table-row table:style-name="ro1">
          <table:table-cell office:value-type="float" office:value="1147.851969" calcext:value-type="float">
            <text:p>1147.851969</text:p>
          </table:table-cell>
          <table:table-cell table:number-columns-repeated="9"/>
        </table:table-row>
        <table:table-row table:style-name="ro1">
          <table:table-cell office:value-type="float" office:value="1149.771899" calcext:value-type="float">
            <text:p>1149.771899</text:p>
          </table:table-cell>
          <table:table-cell table:number-columns-repeated="9"/>
        </table:table-row>
        <table:table-row table:style-name="ro1">
          <table:table-cell office:value-type="float" office:value="1158.203957" calcext:value-type="float">
            <text:p>1158.203957</text:p>
          </table:table-cell>
          <table:table-cell table:number-columns-repeated="9"/>
        </table:table-row>
        <table:table-row table:style-name="ro1">
          <table:table-cell office:value-type="float" office:value="1171.839755" calcext:value-type="float">
            <text:p>1171.839755</text:p>
          </table:table-cell>
          <table:table-cell table:number-columns-repeated="9"/>
        </table:table-row>
        <table:table-row table:style-name="ro1">
          <table:table-cell office:value-type="float" office:value="1190.268217" calcext:value-type="float">
            <text:p>1190.268217</text:p>
          </table:table-cell>
          <table:table-cell table:number-columns-repeated="9"/>
        </table:table-row>
        <table:table-row table:style-name="ro1">
          <table:table-cell office:value-type="float" office:value="1212.992295" calcext:value-type="float">
            <text:p>1212.992295</text:p>
          </table:table-cell>
          <table:table-cell table:number-columns-repeated="9"/>
        </table:table-row>
        <table:table-row table:style-name="ro1">
          <table:table-cell office:value-type="float" office:value="1247.534323" calcext:value-type="float">
            <text:p>1247.534323</text:p>
          </table:table-cell>
          <table:table-cell table:number-columns-repeated="9"/>
        </table:table-row>
        <table:table-row table:style-name="ro1">
          <table:table-cell office:value-type="float" office:value="1286.539669" calcext:value-type="float">
            <text:p>1286.539669</text:p>
          </table:table-cell>
          <table:table-cell table:number-columns-repeated="9"/>
        </table:table-row>
        <table:table-row table:style-name="ro1">
          <table:table-cell office:value-type="float" office:value="1330.065877" calcext:value-type="float">
            <text:p>1330.065877</text:p>
          </table:table-cell>
          <table:table-cell table:number-columns-repeated="9"/>
        </table:table-row>
        <table:table-row table:style-name="ro1">
          <table:table-cell office:value-type="float" office:value="1374.214602" calcext:value-type="float">
            <text:p>1374.214602</text:p>
          </table:table-cell>
          <table:table-cell table:number-columns-repeated="9"/>
        </table:table-row>
        <table:table-row table:style-name="ro1">
          <table:table-cell office:value-type="float" office:value="1414.490249" calcext:value-type="float">
            <text:p>1414.490249</text:p>
          </table:table-cell>
          <table:table-cell table:number-columns-repeated="9"/>
        </table:table-row>
        <table:table-row table:style-name="ro1">
          <table:table-cell office:value-type="float" office:value="1452.760474" calcext:value-type="float">
            <text:p>1452.760474</text:p>
          </table:table-cell>
          <table:table-cell table:number-columns-repeated="9"/>
        </table:table-row>
        <table:table-row table:style-name="ro1">
          <table:table-cell office:value-type="float" office:value="1479.934085" calcext:value-type="float">
            <text:p>1479.934085</text:p>
          </table:table-cell>
          <table:table-cell table:number-columns-repeated="9"/>
        </table:table-row>
        <table:table-row table:style-name="ro1">
          <table:table-cell office:value-type="float" office:value="1498.926341" calcext:value-type="float">
            <text:p>1498.926341</text:p>
          </table:table-cell>
          <table:table-cell table:number-columns-repeated="9"/>
        </table:table-row>
        <table:table-row table:style-name="ro1">
          <table:table-cell office:value-type="float" office:value="1509.938366" calcext:value-type="float">
            <text:p>1509.938366</text:p>
          </table:table-cell>
          <table:table-cell table:number-columns-repeated="9"/>
        </table:table-row>
        <table:table-row table:style-name="ro1">
          <table:table-cell office:value-type="float" office:value="1513.525533" calcext:value-type="float">
            <text:p>1513.525533</text:p>
          </table:table-cell>
          <table:table-cell table:number-columns-repeated="9"/>
        </table:table-row>
        <table:table-row table:style-name="ro1">
          <table:table-cell office:value-type="float" office:value="1510.397422" calcext:value-type="float">
            <text:p>1510.397422</text:p>
          </table:table-cell>
          <table:table-cell table:number-columns-repeated="9"/>
        </table:table-row>
        <table:table-row table:style-name="ro1">
          <table:table-cell office:value-type="float" office:value="1501.611178" calcext:value-type="float">
            <text:p>1501.611178</text:p>
          </table:table-cell>
          <table:table-cell table:number-columns-repeated="9"/>
        </table:table-row>
        <table:table-row table:style-name="ro1">
          <table:table-cell office:value-type="float" office:value="1488.247936" calcext:value-type="float">
            <text:p>1488.247936</text:p>
          </table:table-cell>
          <table:table-cell table:number-columns-repeated="9"/>
        </table:table-row>
        <table:table-row table:style-name="ro1">
          <table:table-cell office:value-type="float" office:value="1467.062957" calcext:value-type="float">
            <text:p>1467.062957</text:p>
          </table:table-cell>
          <table:table-cell table:number-columns-repeated="9"/>
        </table:table-row>
        <table:table-row table:style-name="ro1">
          <table:table-cell office:value-type="float" office:value="1443.680261" calcext:value-type="float">
            <text:p>1443.680261</text:p>
          </table:table-cell>
          <table:table-cell table:number-columns-repeated="9"/>
        </table:table-row>
        <table:table-row table:style-name="ro1">
          <table:table-cell office:value-type="float" office:value="1414.00665" calcext:value-type="float">
            <text:p>1414.00665</text:p>
          </table:table-cell>
          <table:table-cell table:number-columns-repeated="9"/>
        </table:table-row>
        <table:table-row table:style-name="ro1">
          <table:table-cell office:value-type="float" office:value="1384.552892" calcext:value-type="float">
            <text:p>1384.552892</text:p>
          </table:table-cell>
          <table:table-cell table:number-columns-repeated="9"/>
        </table:table-row>
        <table:table-row table:style-name="ro1">
          <table:table-cell office:value-type="float" office:value="1350.331421" calcext:value-type="float">
            <text:p>1350.331421</text:p>
          </table:table-cell>
          <table:table-cell table:number-columns-repeated="9"/>
        </table:table-row>
        <table:table-row table:style-name="ro1">
          <table:table-cell office:value-type="float" office:value="1317.167304" calcext:value-type="float">
            <text:p>1317.167304</text:p>
          </table:table-cell>
          <table:table-cell table:number-columns-repeated="9"/>
        </table:table-row>
        <table:table-row table:style-name="ro1">
          <table:table-cell office:value-type="float" office:value="1283.285331" calcext:value-type="float">
            <text:p>1283.285331</text:p>
          </table:table-cell>
          <table:table-cell table:number-columns-repeated="9"/>
        </table:table-row>
        <table:table-row table:style-name="ro1">
          <table:table-cell office:value-type="float" office:value="1251.372412" calcext:value-type="float">
            <text:p>1251.372412</text:p>
          </table:table-cell>
          <table:table-cell table:number-columns-repeated="9"/>
        </table:table-row>
        <table:table-row table:style-name="ro1">
          <table:table-cell office:value-type="float" office:value="1222.366676" calcext:value-type="float">
            <text:p>1222.366676</text:p>
          </table:table-cell>
          <table:table-cell table:number-columns-repeated="9"/>
        </table:table-row>
        <table:table-row table:style-name="ro1">
          <table:table-cell office:value-type="float" office:value="1194.579452" calcext:value-type="float">
            <text:p>1194.579452</text:p>
          </table:table-cell>
          <table:table-cell table:number-columns-repeated="9"/>
        </table:table-row>
        <table:table-row table:style-name="ro1">
          <table:table-cell office:value-type="float" office:value="1174.986292" calcext:value-type="float">
            <text:p>1174.986292</text:p>
          </table:table-cell>
          <table:table-cell table:number-columns-repeated="9"/>
        </table:table-row>
        <table:table-row table:style-name="ro1">
          <table:table-cell office:value-type="float" office:value="1159.648002" calcext:value-type="float">
            <text:p>1159.648002</text:p>
          </table:table-cell>
          <table:table-cell table:number-columns-repeated="9"/>
        </table:table-row>
        <table:table-row table:style-name="ro1">
          <table:table-cell office:value-type="float" office:value="1149.575342" calcext:value-type="float">
            <text:p>1149.575342</text:p>
          </table:table-cell>
          <table:table-cell table:number-columns-repeated="9"/>
        </table:table-row>
        <table:table-row table:style-name="ro1">
          <table:table-cell office:value-type="float" office:value="1147.552692" calcext:value-type="float">
            <text:p>1147.552692</text:p>
          </table:table-cell>
          <table:table-cell table:number-columns-repeated="9"/>
        </table:table-row>
        <table:table-row table:style-name="ro1">
          <table:table-cell office:value-type="float" office:value="1150.924353" calcext:value-type="float">
            <text:p>1150.924353</text:p>
          </table:table-cell>
          <table:table-cell table:number-columns-repeated="9"/>
        </table:table-row>
        <table:table-row table:style-name="ro1">
          <table:table-cell office:value-type="float" office:value="1158.703662" calcext:value-type="float">
            <text:p>1158.703662</text:p>
          </table:table-cell>
          <table:table-cell table:number-columns-repeated="9"/>
        </table:table-row>
        <table:table-row table:style-name="ro1">
          <table:table-cell office:value-type="float" office:value="1170.207439" calcext:value-type="float">
            <text:p>1170.207439</text:p>
          </table:table-cell>
          <table:table-cell table:number-columns-repeated="9"/>
        </table:table-row>
        <table:table-row table:style-name="ro1">
          <table:table-cell office:value-type="float" office:value="1187.140021" calcext:value-type="float">
            <text:p>1187.140021</text:p>
          </table:table-cell>
          <table:table-cell table:number-columns-repeated="9"/>
        </table:table-row>
        <table:table-row table:style-name="ro1">
          <table:table-cell office:value-type="float" office:value="1212.451484" calcext:value-type="float">
            <text:p>1212.451484</text:p>
          </table:table-cell>
          <table:table-cell table:number-columns-repeated="9"/>
        </table:table-row>
        <table:table-row table:style-name="ro1">
          <table:table-cell office:value-type="float" office:value="1246.817199" calcext:value-type="float">
            <text:p>1246.817199</text:p>
          </table:table-cell>
          <table:table-cell table:number-columns-repeated="9"/>
        </table:table-row>
        <table:table-row table:style-name="ro1">
          <table:table-cell office:value-type="float" office:value="1283.620025" calcext:value-type="float">
            <text:p>1283.620025</text:p>
          </table:table-cell>
          <table:table-cell table:number-columns-repeated="9"/>
        </table:table-row>
        <table:table-row table:style-name="ro1">
          <table:table-cell office:value-type="float" office:value="1328.407401" calcext:value-type="float">
            <text:p>1328.407401</text:p>
          </table:table-cell>
          <table:table-cell table:number-columns-repeated="9"/>
        </table:table-row>
        <table:table-row table:style-name="ro1">
          <table:table-cell office:value-type="float" office:value="1377.102302" calcext:value-type="float">
            <text:p>1377.102302</text:p>
          </table:table-cell>
          <table:table-cell table:number-columns-repeated="9"/>
        </table:table-row>
        <table:table-row table:style-name="ro1">
          <table:table-cell office:value-type="float" office:value="1423.055242" calcext:value-type="float">
            <text:p>1423.055242</text:p>
          </table:table-cell>
          <table:table-cell table:number-columns-repeated="9"/>
        </table:table-row>
        <table:table-row table:style-name="ro1">
          <table:table-cell office:value-type="float" office:value="1459.343141" calcext:value-type="float">
            <text:p>1459.343141</text:p>
          </table:table-cell>
          <table:table-cell table:number-columns-repeated="9"/>
        </table:table-row>
        <table:table-row table:style-name="ro1">
          <table:table-cell office:value-type="float" office:value="1486.447289" calcext:value-type="float">
            <text:p>1486.447289</text:p>
          </table:table-cell>
          <table:table-cell table:number-columns-repeated="9"/>
        </table:table-row>
        <table:table-row table:style-name="ro1">
          <table:table-cell office:value-type="float" office:value="1503.955575" calcext:value-type="float">
            <text:p>1503.955575</text:p>
          </table:table-cell>
          <table:table-cell table:number-columns-repeated="9"/>
        </table:table-row>
        <table:table-row table:style-name="ro1">
          <table:table-cell office:value-type="float" office:value="1511.687785" calcext:value-type="float">
            <text:p>1511.687785</text:p>
          </table:table-cell>
          <table:table-cell table:number-columns-repeated="9"/>
        </table:table-row>
        <table:table-row table:style-name="ro1">
          <table:table-cell office:value-type="float" office:value="1513.913518" calcext:value-type="float">
            <text:p>1513.913518</text:p>
          </table:table-cell>
          <table:table-cell table:number-columns-repeated="9"/>
        </table:table-row>
        <table:table-row table:style-name="ro1">
          <table:table-cell office:value-type="float" office:value="1509.57286" calcext:value-type="float">
            <text:p>1509.57286</text:p>
          </table:table-cell>
          <table:table-cell table:number-columns-repeated="9"/>
        </table:table-row>
        <table:table-row table:style-name="ro1">
          <table:table-cell office:value-type="float" office:value="1499.830822" calcext:value-type="float">
            <text:p>1499.830822</text:p>
          </table:table-cell>
          <table:table-cell table:number-columns-repeated="9"/>
        </table:table-row>
        <table:table-row table:style-name="ro1">
          <table:table-cell office:value-type="float" office:value="1484.462024" calcext:value-type="float">
            <text:p>1484.462024</text:p>
          </table:table-cell>
          <table:table-cell table:number-columns-repeated="9"/>
        </table:table-row>
        <table:table-row table:style-name="ro1">
          <table:table-cell office:value-type="float" office:value="1463.307106" calcext:value-type="float">
            <text:p>1463.307106</text:p>
          </table:table-cell>
          <table:table-cell table:number-columns-repeated="9"/>
        </table:table-row>
        <table:table-row table:style-name="ro1">
          <table:table-cell office:value-type="float" office:value="1412.776941" calcext:value-type="float">
            <text:p>1412.776941</text:p>
          </table:table-cell>
          <table:table-cell table:number-columns-repeated="9"/>
        </table:table-row>
        <table:table-row table:style-name="ro1">
          <table:table-cell office:value-type="float" office:value="1379.980223" calcext:value-type="float">
            <text:p>1379.980223</text:p>
          </table:table-cell>
          <table:table-cell table:number-columns-repeated="9"/>
        </table:table-row>
        <table:table-row table:style-name="ro1">
          <table:table-cell office:value-type="float" office:value="1347.062557" calcext:value-type="float">
            <text:p>1347.062557</text:p>
          </table:table-cell>
          <table:table-cell table:number-columns-repeated="9"/>
        </table:table-row>
        <table:table-row table:style-name="ro1">
          <table:table-cell office:value-type="float" office:value="1312.605261" calcext:value-type="float">
            <text:p>1312.605261</text:p>
          </table:table-cell>
          <table:table-cell table:number-columns-repeated="9"/>
        </table:table-row>
        <table:table-row table:style-name="ro1">
          <table:table-cell office:value-type="float" office:value="1280.305565" calcext:value-type="float">
            <text:p>1280.305565</text:p>
          </table:table-cell>
          <table:table-cell table:number-columns-repeated="9"/>
        </table:table-row>
        <table:table-row table:style-name="ro1">
          <table:table-cell office:value-type="float" office:value="1251.800086" calcext:value-type="float">
            <text:p>1251.800086</text:p>
          </table:table-cell>
          <table:table-cell table:number-columns-repeated="9"/>
        </table:table-row>
        <table:table-row table:style-name="ro1">
          <table:table-cell office:value-type="float" office:value="1222.225961" calcext:value-type="float">
            <text:p>1222.225961</text:p>
          </table:table-cell>
          <table:table-cell table:number-columns-repeated="9"/>
        </table:table-row>
        <table:table-row table:style-name="ro1">
          <table:table-cell office:value-type="float" office:value="1198.003244" calcext:value-type="float">
            <text:p>1198.003244</text:p>
          </table:table-cell>
          <table:table-cell table:number-columns-repeated="9"/>
        </table:table-row>
        <table:table-row table:style-name="ro1">
          <table:table-cell office:value-type="float" office:value="1180.161301" calcext:value-type="float">
            <text:p>1180.161301</text:p>
          </table:table-cell>
          <table:table-cell table:number-columns-repeated="9"/>
        </table:table-row>
        <table:table-row table:style-name="ro1">
          <table:table-cell office:value-type="float" office:value="1164.992998" calcext:value-type="float">
            <text:p>1164.992998</text:p>
          </table:table-cell>
          <table:table-cell table:number-columns-repeated="9"/>
        </table:table-row>
        <table:table-row table:style-name="ro1">
          <table:table-cell office:value-type="float" office:value="1156.556431" calcext:value-type="float">
            <text:p>1156.556431</text:p>
          </table:table-cell>
          <table:table-cell table:number-columns-repeated="9"/>
        </table:table-row>
        <table:table-row table:style-name="ro1">
          <table:table-cell office:value-type="float" office:value="1155.06874" calcext:value-type="float">
            <text:p>1155.06874</text:p>
          </table:table-cell>
          <table:table-cell table:number-columns-repeated="9"/>
        </table:table-row>
        <table:table-row table:style-name="ro1">
          <table:table-cell office:value-type="float" office:value="1156.580765" calcext:value-type="float">
            <text:p>1156.580765</text:p>
          </table:table-cell>
          <table:table-cell table:number-columns-repeated="9"/>
        </table:table-row>
        <table:table-row table:style-name="ro1">
          <table:table-cell office:value-type="float" office:value="1166.345434" calcext:value-type="float">
            <text:p>1166.345434</text:p>
          </table:table-cell>
          <table:table-cell table:number-columns-repeated="9"/>
        </table:table-row>
        <table:table-row table:style-name="ro1">
          <table:table-cell office:value-type="float" office:value="1177.996984" calcext:value-type="float">
            <text:p>1177.996984</text:p>
          </table:table-cell>
          <table:table-cell table:number-columns-repeated="9"/>
        </table:table-row>
        <table:table-row table:style-name="ro1">
          <table:table-cell office:value-type="float" office:value="1199.599058" calcext:value-type="float">
            <text:p>1199.599058</text:p>
          </table:table-cell>
          <table:table-cell table:number-columns-repeated="9"/>
        </table:table-row>
        <table:table-row table:style-name="ro1">
          <table:table-cell office:value-type="float" office:value="1229.65996" calcext:value-type="float">
            <text:p>1229.65996</text:p>
          </table:table-cell>
          <table:table-cell table:number-columns-repeated="9"/>
        </table:table-row>
        <table:table-row table:style-name="ro1">
          <table:table-cell office:value-type="float" office:value="1266.579462" calcext:value-type="float">
            <text:p>1266.579462</text:p>
          </table:table-cell>
          <table:table-cell table:number-columns-repeated="9"/>
        </table:table-row>
        <table:table-row table:style-name="ro1">
          <table:table-cell office:value-type="float" office:value="1306.013765" calcext:value-type="float">
            <text:p>1306.013765</text:p>
          </table:table-cell>
          <table:table-cell table:number-columns-repeated="9"/>
        </table:table-row>
        <table:table-row table:style-name="ro1">
          <table:table-cell office:value-type="float" office:value="1354.41251" calcext:value-type="float">
            <text:p>1354.41251</text:p>
          </table:table-cell>
          <table:table-cell table:number-columns-repeated="9"/>
        </table:table-row>
        <table:table-row table:style-name="ro1">
          <table:table-cell office:value-type="float" office:value="1401.711577" calcext:value-type="float">
            <text:p>1401.711577</text:p>
          </table:table-cell>
          <table:table-cell table:number-columns-repeated="9"/>
        </table:table-row>
        <table:table-row table:style-name="ro1">
          <table:table-cell office:value-type="float" office:value="1443.009627" calcext:value-type="float">
            <text:p>1443.009627</text:p>
          </table:table-cell>
          <table:table-cell table:number-columns-repeated="9"/>
        </table:table-row>
        <table:table-row table:style-name="ro1">
          <table:table-cell office:value-type="float" office:value="1476.220919" calcext:value-type="float">
            <text:p>1476.220919</text:p>
          </table:table-cell>
          <table:table-cell table:number-columns-repeated="9"/>
        </table:table-row>
        <table:table-row table:style-name="ro1">
          <table:table-cell office:value-type="float" office:value="1497.800171" calcext:value-type="float">
            <text:p>1497.800171</text:p>
          </table:table-cell>
          <table:table-cell table:number-columns-repeated="9"/>
        </table:table-row>
        <table:table-row table:style-name="ro1">
          <table:table-cell office:value-type="float" office:value="1511.297241" calcext:value-type="float">
            <text:p>1511.297241</text:p>
          </table:table-cell>
          <table:table-cell table:number-columns-repeated="9"/>
        </table:table-row>
        <table:table-row table:style-name="ro1">
          <table:table-cell office:value-type="float" office:value="1515.118094" calcext:value-type="float">
            <text:p>1515.118094</text:p>
          </table:table-cell>
          <table:table-cell table:number-columns-repeated="9"/>
        </table:table-row>
        <table:table-row table:style-name="ro1">
          <table:table-cell office:value-type="float" office:value="1513.601065" calcext:value-type="float">
            <text:p>1513.601065</text:p>
          </table:table-cell>
          <table:table-cell table:number-columns-repeated="9"/>
        </table:table-row>
        <table:table-row table:style-name="ro1">
          <table:table-cell office:value-type="float" office:value="1506.213271" calcext:value-type="float">
            <text:p>1506.213271</text:p>
          </table:table-cell>
          <table:table-cell table:number-columns-repeated="9"/>
        </table:table-row>
        <table:table-row table:style-name="ro1">
          <table:table-cell office:value-type="float" office:value="1491.114051" calcext:value-type="float">
            <text:p>1491.114051</text:p>
          </table:table-cell>
          <table:table-cell table:number-columns-repeated="9"/>
        </table:table-row>
        <table:table-row table:style-name="ro1">
          <table:table-cell office:value-type="float" office:value="1472.116419" calcext:value-type="float">
            <text:p>1472.116419</text:p>
          </table:table-cell>
          <table:table-cell table:number-columns-repeated="9"/>
        </table:table-row>
        <table:table-row table:style-name="ro1">
          <table:table-cell office:value-type="float" office:value="1448.77031" calcext:value-type="float">
            <text:p>1448.77031</text:p>
          </table:table-cell>
          <table:table-cell table:number-columns-repeated="9"/>
        </table:table-row>
        <table:table-row table:style-name="ro1">
          <table:table-cell office:value-type="float" office:value="1423.757059" calcext:value-type="float">
            <text:p>1423.757059</text:p>
          </table:table-cell>
          <table:table-cell table:number-columns-repeated="9"/>
        </table:table-row>
        <table:table-row table:style-name="ro1">
          <table:table-cell office:value-type="float" office:value="1394.347536" calcext:value-type="float">
            <text:p>1394.347536</text:p>
          </table:table-cell>
          <table:table-cell table:number-columns-repeated="9"/>
        </table:table-row>
        <table:table-row table:style-name="ro1">
          <table:table-cell office:value-type="float" office:value="1361.395538" calcext:value-type="float">
            <text:p>1361.395538</text:p>
          </table:table-cell>
          <table:table-cell table:number-columns-repeated="9"/>
        </table:table-row>
        <table:table-row table:style-name="ro1">
          <table:table-cell office:value-type="float" office:value="1329.818893" calcext:value-type="float">
            <text:p>1329.818893</text:p>
          </table:table-cell>
          <table:table-cell table:number-columns-repeated="9"/>
        </table:table-row>
        <table:table-row table:style-name="ro1">
          <table:table-cell office:value-type="float" office:value="1299.807382" calcext:value-type="float">
            <text:p>1299.807382</text:p>
          </table:table-cell>
          <table:table-cell table:number-columns-repeated="9"/>
        </table:table-row>
        <table:table-row table:style-name="ro1">
          <table:table-cell office:value-type="float" office:value="1268.600514" calcext:value-type="float">
            <text:p>1268.600514</text:p>
          </table:table-cell>
          <table:table-cell table:number-columns-repeated="9"/>
        </table:table-row>
        <table:table-row table:style-name="ro1">
          <table:table-cell office:value-type="float" office:value="1241.941067" calcext:value-type="float">
            <text:p>1241.941067</text:p>
          </table:table-cell>
          <table:table-cell table:number-columns-repeated="9"/>
        </table:table-row>
        <table:table-row table:style-name="ro1">
          <table:table-cell office:value-type="float" office:value="1221.012205" calcext:value-type="float">
            <text:p>1221.012205</text:p>
          </table:table-cell>
          <table:table-cell table:number-columns-repeated="9"/>
        </table:table-row>
        <table:table-row table:style-name="ro1">
          <table:table-cell office:value-type="float" office:value="1202.251389" calcext:value-type="float">
            <text:p>1202.251389</text:p>
          </table:table-cell>
          <table:table-cell table:number-columns-repeated="9"/>
        </table:table-row>
        <table:table-row table:style-name="ro1">
          <table:table-cell office:value-type="float" office:value="1191.148592" calcext:value-type="float">
            <text:p>1191.148592</text:p>
          </table:table-cell>
          <table:table-cell table:number-columns-repeated="9"/>
        </table:table-row>
        <table:table-row table:style-name="ro1">
          <table:table-cell office:value-type="float" office:value="1184.505736" calcext:value-type="float">
            <text:p>1184.505736</text:p>
          </table:table-cell>
          <table:table-cell table:number-columns-repeated="9"/>
        </table:table-row>
        <table:table-row table:style-name="ro1">
          <table:table-cell office:value-type="float" office:value="1179.455042" calcext:value-type="float">
            <text:p>1179.455042</text:p>
          </table:table-cell>
          <table:table-cell table:number-columns-repeated="9"/>
        </table:table-row>
        <table:table-row table:style-name="ro1">
          <table:table-cell office:value-type="float" office:value="1181.108866" calcext:value-type="float">
            <text:p>1181.108866</text:p>
          </table:table-cell>
          <table:table-cell table:number-columns-repeated="9"/>
        </table:table-row>
        <table:table-row table:style-name="ro1">
          <table:table-cell office:value-type="float" office:value="1187.628406" calcext:value-type="float">
            <text:p>1187.628406</text:p>
          </table:table-cell>
          <table:table-cell table:number-columns-repeated="9"/>
        </table:table-row>
        <table:table-row table:style-name="ro1">
          <table:table-cell office:value-type="float" office:value="1198.620301" calcext:value-type="float">
            <text:p>1198.620301</text:p>
          </table:table-cell>
          <table:table-cell table:number-columns-repeated="9"/>
        </table:table-row>
        <table:table-row table:style-name="ro1">
          <table:table-cell office:value-type="float" office:value="1215.723668" calcext:value-type="float">
            <text:p>1215.723668</text:p>
          </table:table-cell>
          <table:table-cell table:number-columns-repeated="9"/>
        </table:table-row>
        <table:table-row table:style-name="ro1">
          <table:table-cell office:value-type="float" office:value="1241.546043" calcext:value-type="float">
            <text:p>1241.546043</text:p>
          </table:table-cell>
          <table:table-cell table:number-columns-repeated="9"/>
        </table:table-row>
        <table:table-row table:style-name="ro1">
          <table:table-cell office:value-type="float" office:value="1272.546728" calcext:value-type="float">
            <text:p>1272.546728</text:p>
          </table:table-cell>
          <table:table-cell table:number-columns-repeated="9"/>
        </table:table-row>
        <table:table-row table:style-name="ro1">
          <table:table-cell office:value-type="float" office:value="1304.552959" calcext:value-type="float">
            <text:p>1304.552959</text:p>
          </table:table-cell>
          <table:table-cell table:number-columns-repeated="9"/>
        </table:table-row>
        <table:table-row table:style-name="ro1">
          <table:table-cell office:value-type="float" office:value="1343.402064" calcext:value-type="float">
            <text:p>1343.402064</text:p>
          </table:table-cell>
          <table:table-cell table:number-columns-repeated="9"/>
        </table:table-row>
        <table:table-row table:style-name="ro1">
          <table:table-cell office:value-type="float" office:value="1386.991467" calcext:value-type="float">
            <text:p>1386.991467</text:p>
          </table:table-cell>
          <table:table-cell table:number-columns-repeated="9"/>
        </table:table-row>
        <table:table-row table:style-name="ro1">
          <table:table-cell office:value-type="float" office:value="1428.51425" calcext:value-type="float">
            <text:p>1428.51425</text:p>
          </table:table-cell>
          <table:table-cell table:number-columns-repeated="9"/>
        </table:table-row>
        <table:table-row table:style-name="ro1">
          <table:table-cell office:value-type="float" office:value="1463.192599" calcext:value-type="float">
            <text:p>1463.192599</text:p>
          </table:table-cell>
          <table:table-cell table:number-columns-repeated="9"/>
        </table:table-row>
        <table:table-row table:style-name="ro1">
          <table:table-cell office:value-type="float" office:value="1488.984209" calcext:value-type="float">
            <text:p>1488.984209</text:p>
          </table:table-cell>
          <table:table-cell table:number-columns-repeated="9"/>
        </table:table-row>
        <table:table-row table:style-name="ro1">
          <table:table-cell office:value-type="float" office:value="1507.506117" calcext:value-type="float">
            <text:p>1507.506117</text:p>
          </table:table-cell>
          <table:table-cell table:number-columns-repeated="9"/>
        </table:table-row>
        <table:table-row table:style-name="ro1">
          <table:table-cell office:value-type="float" office:value="1517.978777" calcext:value-type="float">
            <text:p>1517.978777</text:p>
          </table:table-cell>
          <table:table-cell table:number-columns-repeated="9"/>
        </table:table-row>
        <table:table-row table:style-name="ro1">
          <table:table-cell office:value-type="float" office:value="1520.307677" calcext:value-type="float">
            <text:p>1520.307677</text:p>
          </table:table-cell>
          <table:table-cell table:number-columns-repeated="9"/>
        </table:table-row>
        <table:table-row table:style-name="ro1">
          <table:table-cell office:value-type="float" office:value="1515.638527" calcext:value-type="float">
            <text:p>1515.638527</text:p>
          </table:table-cell>
          <table:table-cell table:number-columns-repeated="9"/>
        </table:table-row>
        <table:table-row table:style-name="ro1">
          <table:table-cell office:value-type="float" office:value="1506.910388" calcext:value-type="float">
            <text:p>1506.910388</text:p>
          </table:table-cell>
          <table:table-cell table:number-columns-repeated="9"/>
        </table:table-row>
        <table:table-row table:style-name="ro1">
          <table:table-cell office:value-type="float" office:value="1492.882401" calcext:value-type="float">
            <text:p>1492.882401</text:p>
          </table:table-cell>
          <table:table-cell table:number-columns-repeated="9"/>
        </table:table-row>
        <table:table-row table:style-name="ro1">
          <table:table-cell office:value-type="float" office:value="1473.118569" calcext:value-type="float">
            <text:p>1473.118569</text:p>
          </table:table-cell>
          <table:table-cell table:number-columns-repeated="9"/>
        </table:table-row>
        <table:table-row table:style-name="ro1">
          <table:table-cell office:value-type="float" office:value="1448.238394" calcext:value-type="float">
            <text:p>1448.238394</text:p>
          </table:table-cell>
          <table:table-cell table:number-columns-repeated="9"/>
        </table:table-row>
        <table:table-row table:style-name="ro1">
          <table:table-cell office:value-type="float" office:value="1424.601065" calcext:value-type="float">
            <text:p>1424.601065</text:p>
          </table:table-cell>
          <table:table-cell table:number-columns-repeated="9"/>
        </table:table-row>
        <table:table-row table:style-name="ro1">
          <table:table-cell office:value-type="float" office:value="1394.28749" calcext:value-type="float">
            <text:p>1394.28749</text:p>
          </table:table-cell>
          <table:table-cell table:number-columns-repeated="9"/>
        </table:table-row>
        <table:table-row table:style-name="ro1">
          <table:table-cell office:value-type="float" office:value="1365.055812" calcext:value-type="float">
            <text:p>1365.055812</text:p>
          </table:table-cell>
          <table:table-cell table:number-columns-repeated="9"/>
        </table:table-row>
        <table:table-row table:style-name="ro1">
          <table:table-cell office:value-type="float" office:value="1335.110027" calcext:value-type="float">
            <text:p>1335.110027</text:p>
          </table:table-cell>
          <table:table-cell table:number-columns-repeated="9"/>
        </table:table-row>
        <table:table-row table:style-name="ro1">
          <table:table-cell office:value-type="float" office:value="1306.871804" calcext:value-type="float">
            <text:p>1306.871804</text:p>
          </table:table-cell>
          <table:table-cell table:number-columns-repeated="9"/>
        </table:table-row>
        <table:table-row table:style-name="ro1">
          <table:table-cell office:value-type="float" office:value="1278.453662" calcext:value-type="float">
            <text:p>1278.453662</text:p>
          </table:table-cell>
          <table:table-cell table:number-columns-repeated="9"/>
        </table:table-row>
        <table:table-row table:style-name="ro1">
          <table:table-cell office:value-type="float" office:value="1252.955175" calcext:value-type="float">
            <text:p>1252.955175</text:p>
          </table:table-cell>
          <table:table-cell table:number-columns-repeated="9"/>
        </table:table-row>
        <table:table-row table:style-name="ro1">
          <table:table-cell office:value-type="float" office:value="1230.809028" calcext:value-type="float">
            <text:p>1230.809028</text:p>
          </table:table-cell>
          <table:table-cell table:number-columns-repeated="9"/>
        </table:table-row>
        <table:table-row table:style-name="ro1">
          <table:table-cell office:value-type="float" office:value="1210.455793" calcext:value-type="float">
            <text:p>1210.455793</text:p>
          </table:table-cell>
          <table:table-cell table:number-columns-repeated="9"/>
        </table:table-row>
        <table:table-row table:style-name="ro1">
          <table:table-cell office:value-type="float" office:value="1194.052397" calcext:value-type="float">
            <text:p>1194.052397</text:p>
          </table:table-cell>
          <table:table-cell table:number-columns-repeated="9"/>
        </table:table-row>
        <table:table-row table:style-name="ro1">
          <table:table-cell office:value-type="float" office:value="1184.893008" calcext:value-type="float">
            <text:p>1184.893008</text:p>
          </table:table-cell>
          <table:table-cell table:number-columns-repeated="9"/>
        </table:table-row>
        <table:table-row table:style-name="ro1">
          <table:table-cell office:value-type="float" office:value="1180.631545" calcext:value-type="float">
            <text:p>1180.631545</text:p>
          </table:table-cell>
          <table:table-cell table:number-columns-repeated="9"/>
        </table:table-row>
        <table:table-row table:style-name="ro1">
          <table:table-cell office:value-type="float" office:value="1178.487462" calcext:value-type="float">
            <text:p>1178.487462</text:p>
          </table:table-cell>
          <table:table-cell table:number-columns-repeated="9"/>
        </table:table-row>
        <table:table-row table:style-name="ro1">
          <table:table-cell office:value-type="float" office:value="1186.586444" calcext:value-type="float">
            <text:p>1186.586444</text:p>
          </table:table-cell>
          <table:table-cell table:number-columns-repeated="9"/>
        </table:table-row>
        <table:table-row table:style-name="ro1">
          <table:table-cell office:value-type="float" office:value="1197.220044" calcext:value-type="float">
            <text:p>1197.220044</text:p>
          </table:table-cell>
          <table:table-cell table:number-columns-repeated="9"/>
        </table:table-row>
        <table:table-row table:style-name="ro1">
          <table:table-cell office:value-type="float" office:value="1212.052797" calcext:value-type="float">
            <text:p>1212.052797</text:p>
          </table:table-cell>
          <table:table-cell table:number-columns-repeated="9"/>
        </table:table-row>
        <table:table-row table:style-name="ro1">
          <table:table-cell office:value-type="float" office:value="1235.159922" calcext:value-type="float">
            <text:p>1235.159922</text:p>
          </table:table-cell>
          <table:table-cell table:number-columns-repeated="9"/>
        </table:table-row>
        <table:table-row table:style-name="ro1">
          <table:table-cell office:value-type="float" office:value="1264.079224" calcext:value-type="float">
            <text:p>1264.079224</text:p>
          </table:table-cell>
          <table:table-cell table:number-columns-repeated="9"/>
        </table:table-row>
        <table:table-row table:style-name="ro1">
          <table:table-cell office:value-type="float" office:value="1296.37304" calcext:value-type="float">
            <text:p>1296.37304</text:p>
          </table:table-cell>
          <table:table-cell table:number-columns-repeated="9"/>
        </table:table-row>
        <table:table-row table:style-name="ro1">
          <table:table-cell office:value-type="float" office:value="1333.767114" calcext:value-type="float">
            <text:p>1333.767114</text:p>
          </table:table-cell>
          <table:table-cell table:number-columns-repeated="9"/>
        </table:table-row>
        <table:table-row table:style-name="ro1">
          <table:table-cell office:value-type="float" office:value="1376.854014" calcext:value-type="float">
            <text:p>1376.854014</text:p>
          </table:table-cell>
          <table:table-cell table:number-columns-repeated="9"/>
        </table:table-row>
        <table:table-row table:style-name="ro1">
          <table:table-cell office:value-type="float" office:value="1450.719806" calcext:value-type="float">
            <text:p>1450.719806</text:p>
          </table:table-cell>
          <table:table-cell table:number-columns-repeated="9"/>
        </table:table-row>
        <table:table-row table:style-name="ro1">
          <table:table-cell office:value-type="float" office:value="1477.811492" calcext:value-type="float">
            <text:p>1477.811492</text:p>
          </table:table-cell>
          <table:table-cell table:number-columns-repeated="9"/>
        </table:table-row>
        <table:table-row table:style-name="ro1">
          <table:table-cell office:value-type="float" office:value="1497.53614" calcext:value-type="float">
            <text:p>1497.53614</text:p>
          </table:table-cell>
          <table:table-cell table:number-columns-repeated="9"/>
        </table:table-row>
        <table:table-row table:style-name="ro1">
          <table:table-cell office:value-type="float" office:value="1509.733229" calcext:value-type="float">
            <text:p>1509.733229</text:p>
          </table:table-cell>
          <table:table-cell table:number-columns-repeated="9"/>
        </table:table-row>
        <table:table-row table:style-name="ro1">
          <table:table-cell office:value-type="float" office:value="1515.234694" calcext:value-type="float">
            <text:p>1515.234694</text:p>
          </table:table-cell>
          <table:table-cell table:number-columns-repeated="9"/>
        </table:table-row>
        <table:table-row table:style-name="ro1">
          <table:table-cell office:value-type="float" office:value="1514.726332" calcext:value-type="float">
            <text:p>1514.726332</text:p>
          </table:table-cell>
          <table:table-cell table:number-columns-repeated="9"/>
        </table:table-row>
        <table:table-row table:style-name="ro1">
          <table:table-cell office:value-type="float" office:value="1509.457972" calcext:value-type="float">
            <text:p>1509.457972</text:p>
          </table:table-cell>
          <table:table-cell table:number-columns-repeated="9"/>
        </table:table-row>
        <table:table-row table:style-name="ro1">
          <table:table-cell office:value-type="float" office:value="1498.118874" calcext:value-type="float">
            <text:p>1498.118874</text:p>
          </table:table-cell>
          <table:table-cell table:number-columns-repeated="9"/>
        </table:table-row>
        <table:table-row table:style-name="ro1">
          <table:table-cell office:value-type="float" office:value="1482.380223" calcext:value-type="float">
            <text:p>1482.380223</text:p>
          </table:table-cell>
          <table:table-cell table:number-columns-repeated="9"/>
        </table:table-row>
        <table:table-row table:style-name="ro1">
          <table:table-cell office:value-type="float" office:value="1461.609018" calcext:value-type="float">
            <text:p>1461.609018</text:p>
          </table:table-cell>
          <table:table-cell table:number-columns-repeated="9"/>
        </table:table-row>
        <table:table-row table:style-name="ro1">
          <table:table-cell office:value-type="float" office:value="1441.053701" calcext:value-type="float">
            <text:p>1441.053701</text:p>
          </table:table-cell>
          <table:table-cell table:number-columns-repeated="9"/>
        </table:table-row>
        <table:table-row table:style-name="ro1">
          <table:table-cell office:value-type="float" office:value="1414.361016" calcext:value-type="float">
            <text:p>1414.361016</text:p>
          </table:table-cell>
          <table:table-cell table:number-columns-repeated="9"/>
        </table:table-row>
        <table:table-row table:style-name="ro1">
          <table:table-cell office:value-type="float" office:value="1382.098411" calcext:value-type="float">
            <text:p>1382.098411</text:p>
          </table:table-cell>
          <table:table-cell table:number-columns-repeated="9"/>
        </table:table-row>
        <table:table-row table:style-name="ro1">
          <table:table-cell office:value-type="float" office:value="1354.332154" calcext:value-type="float">
            <text:p>1354.332154</text:p>
          </table:table-cell>
          <table:table-cell table:number-columns-repeated="9"/>
        </table:table-row>
        <table:table-row table:style-name="ro1">
          <table:table-cell office:value-type="float" office:value="1325.402112" calcext:value-type="float">
            <text:p>1325.402112</text:p>
          </table:table-cell>
          <table:table-cell table:number-columns-repeated="9"/>
        </table:table-row>
        <table:table-row table:style-name="ro1">
          <table:table-cell office:value-type="float" office:value="1292.618141" calcext:value-type="float">
            <text:p>1292.618141</text:p>
          </table:table-cell>
          <table:table-cell table:number-columns-repeated="9"/>
        </table:table-row>
        <table:table-row table:style-name="ro1">
          <table:table-cell office:value-type="float" office:value="1265.334361" calcext:value-type="float">
            <text:p>1265.334361</text:p>
          </table:table-cell>
          <table:table-cell table:number-columns-repeated="9"/>
        </table:table-row>
        <table:table-row table:style-name="ro1">
          <table:table-cell office:value-type="float" office:value="1239.679176" calcext:value-type="float">
            <text:p>1239.679176</text:p>
          </table:table-cell>
          <table:table-cell table:number-columns-repeated="9"/>
        </table:table-row>
        <table:table-row table:style-name="ro1">
          <table:table-cell office:value-type="float" office:value="1217.851979" calcext:value-type="float">
            <text:p>1217.851979</text:p>
          </table:table-cell>
          <table:table-cell table:number-columns-repeated="9"/>
        </table:table-row>
        <table:table-row table:style-name="ro1">
          <table:table-cell office:value-type="float" office:value="1196.47461" calcext:value-type="float">
            <text:p>1196.47461</text:p>
          </table:table-cell>
          <table:table-cell table:number-columns-repeated="9"/>
        </table:table-row>
        <table:table-row table:style-name="ro1">
          <table:table-cell office:value-type="float" office:value="1182.312938" calcext:value-type="float">
            <text:p>1182.312938</text:p>
          </table:table-cell>
          <table:table-cell table:number-columns-repeated="9"/>
        </table:table-row>
        <table:table-row table:style-name="ro1">
          <table:table-cell office:value-type="float" office:value="1175.723154" calcext:value-type="float">
            <text:p>1175.723154</text:p>
          </table:table-cell>
          <table:table-cell table:number-columns-repeated="9"/>
        </table:table-row>
        <table:table-row table:style-name="ro1">
          <table:table-cell office:value-type="float" office:value="1172.083771" calcext:value-type="float">
            <text:p>1172.083771</text:p>
          </table:table-cell>
          <table:table-cell table:number-columns-repeated="9"/>
        </table:table-row>
        <table:table-row table:style-name="ro1">
          <table:table-cell office:value-type="float" office:value="1174.621461" calcext:value-type="float">
            <text:p>1174.621461</text:p>
          </table:table-cell>
          <table:table-cell table:number-columns-repeated="9"/>
        </table:table-row>
        <table:table-row table:style-name="ro1">
          <table:table-cell office:value-type="float" office:value="1183.478311" calcext:value-type="float">
            <text:p>1183.478311</text:p>
          </table:table-cell>
          <table:table-cell table:number-columns-repeated="9"/>
        </table:table-row>
        <table:table-row table:style-name="ro1">
          <table:table-cell office:value-type="float" office:value="1194.609361" calcext:value-type="float">
            <text:p>1194.609361</text:p>
          </table:table-cell>
          <table:table-cell table:number-columns-repeated="9"/>
        </table:table-row>
        <table:table-row table:style-name="ro1">
          <table:table-cell office:value-type="float" office:value="1212.653539" calcext:value-type="float">
            <text:p>1212.653539</text:p>
          </table:table-cell>
          <table:table-cell table:number-columns-repeated="9"/>
        </table:table-row>
        <table:table-row table:style-name="ro1">
          <table:table-cell office:value-type="float" office:value="1237.727835" calcext:value-type="float">
            <text:p>1237.727835</text:p>
          </table:table-cell>
          <table:table-cell table:number-columns-repeated="9"/>
        </table:table-row>
        <table:table-row table:style-name="ro1">
          <table:table-cell office:value-type="float" office:value="1268.078586" calcext:value-type="float">
            <text:p>1268.078586</text:p>
          </table:table-cell>
          <table:table-cell table:number-columns-repeated="9"/>
        </table:table-row>
        <table:table-row table:style-name="ro1">
          <table:table-cell office:value-type="float" office:value="1302.939431" calcext:value-type="float">
            <text:p>1302.939431</text:p>
          </table:table-cell>
          <table:table-cell table:number-columns-repeated="9"/>
        </table:table-row>
        <table:table-row table:style-name="ro1">
          <table:table-cell office:value-type="float" office:value="1343.716467" calcext:value-type="float">
            <text:p>1343.716467</text:p>
          </table:table-cell>
          <table:table-cell table:number-columns-repeated="9"/>
        </table:table-row>
        <table:table-row table:style-name="ro1">
          <table:table-cell office:value-type="float" office:value="1387.698735" calcext:value-type="float">
            <text:p>1387.698735</text:p>
          </table:table-cell>
          <table:table-cell table:number-columns-repeated="9"/>
        </table:table-row>
        <table:table-row table:style-name="ro1">
          <table:table-cell office:value-type="float" office:value="1427.824971" calcext:value-type="float">
            <text:p>1427.824971</text:p>
          </table:table-cell>
          <table:table-cell table:number-columns-repeated="9"/>
        </table:table-row>
        <table:table-row table:style-name="ro1">
          <table:table-cell office:value-type="float" office:value="1462.036644" calcext:value-type="float">
            <text:p>1462.036644</text:p>
          </table:table-cell>
          <table:table-cell table:number-columns-repeated="9"/>
        </table:table-row>
        <table:table-row table:style-name="ro1">
          <table:table-cell office:value-type="float" office:value="1489.146594" calcext:value-type="float">
            <text:p>1489.146594</text:p>
          </table:table-cell>
          <table:table-cell table:number-columns-repeated="9"/>
        </table:table-row>
        <table:table-row table:style-name="ro1">
          <table:table-cell office:value-type="float" office:value="1506.976703" calcext:value-type="float">
            <text:p>1506.976703</text:p>
          </table:table-cell>
          <table:table-cell table:number-columns-repeated="9"/>
        </table:table-row>
        <table:table-row table:style-name="ro1">
          <table:table-cell office:value-type="float" office:value="1517.243455" calcext:value-type="float">
            <text:p>1517.243455</text:p>
          </table:table-cell>
          <table:table-cell table:number-columns-repeated="9"/>
        </table:table-row>
        <table:table-row table:style-name="ro1">
          <table:table-cell office:value-type="float" office:value="1519.526436" calcext:value-type="float">
            <text:p>1519.526436</text:p>
          </table:table-cell>
          <table:table-cell table:number-columns-repeated="9"/>
        </table:table-row>
        <table:table-row table:style-name="ro1">
          <table:table-cell office:value-type="float" office:value="1516.275095" calcext:value-type="float">
            <text:p>1516.275095</text:p>
          </table:table-cell>
          <table:table-cell table:number-columns-repeated="9"/>
        </table:table-row>
        <table:table-row table:style-name="ro1">
          <table:table-cell office:value-type="float" office:value="1507.344521" calcext:value-type="float">
            <text:p>1507.344521</text:p>
          </table:table-cell>
          <table:table-cell table:number-columns-repeated="9"/>
        </table:table-row>
        <table:table-row table:style-name="ro1">
          <table:table-cell office:value-type="float" office:value="1491.090097" calcext:value-type="float">
            <text:p>1491.090097</text:p>
          </table:table-cell>
          <table:table-cell table:number-columns-repeated="9"/>
        </table:table-row>
        <table:table-row table:style-name="ro1">
          <table:table-cell office:value-type="float" office:value="1470.588746" calcext:value-type="float">
            <text:p>1470.588746</text:p>
          </table:table-cell>
          <table:table-cell table:number-columns-repeated="9"/>
        </table:table-row>
        <table:table-row table:style-name="ro1">
          <table:table-cell office:value-type="float" office:value="1444.310188" calcext:value-type="float">
            <text:p>1444.310188</text:p>
          </table:table-cell>
          <table:table-cell table:number-columns-repeated="9"/>
        </table:table-row>
        <table:table-row table:style-name="ro1">
          <table:table-cell office:value-type="float" office:value="1418.406973" calcext:value-type="float">
            <text:p>1418.406973</text:p>
          </table:table-cell>
          <table:table-cell table:number-columns-repeated="9"/>
        </table:table-row>
        <table:table-row table:style-name="ro1">
          <table:table-cell office:value-type="float" office:value="1388.187719" calcext:value-type="float">
            <text:p>1388.187719</text:p>
          </table:table-cell>
          <table:table-cell table:number-columns-repeated="9"/>
        </table:table-row>
        <table:table-row table:style-name="ro1">
          <table:table-cell office:value-type="float" office:value="1354.161996" calcext:value-type="float">
            <text:p>1354.161996</text:p>
          </table:table-cell>
          <table:table-cell table:number-columns-repeated="9"/>
        </table:table-row>
        <table:table-row table:style-name="ro1">
          <table:table-cell office:value-type="float" office:value="1322.52558" calcext:value-type="float">
            <text:p>1322.52558</text:p>
          </table:table-cell>
          <table:table-cell table:number-columns-repeated="9"/>
        </table:table-row>
        <table:table-row table:style-name="ro1">
          <table:table-cell office:value-type="float" office:value="1292.418065" calcext:value-type="float">
            <text:p>1292.418065</text:p>
          </table:table-cell>
          <table:table-cell table:number-columns-repeated="9"/>
        </table:table-row>
        <table:table-row table:style-name="ro1">
          <table:table-cell office:value-type="float" office:value="1262.762529" calcext:value-type="float">
            <text:p>1262.762529</text:p>
          </table:table-cell>
          <table:table-cell table:number-columns-repeated="9"/>
        </table:table-row>
        <table:table-row table:style-name="ro1">
          <table:table-cell office:value-type="float" office:value="1234.88633" calcext:value-type="float">
            <text:p>1234.88633</text:p>
          </table:table-cell>
          <table:table-cell table:number-columns-repeated="9"/>
        </table:table-row>
        <table:table-row table:style-name="ro1">
          <table:table-cell office:value-type="float" office:value="1210.529347" calcext:value-type="float">
            <text:p>1210.529347</text:p>
          </table:table-cell>
          <table:table-cell table:number-columns-repeated="9"/>
        </table:table-row>
        <table:table-row table:style-name="ro1">
          <table:table-cell office:value-type="float" office:value="1192.385845" calcext:value-type="float">
            <text:p>1192.385845</text:p>
          </table:table-cell>
          <table:table-cell table:number-columns-repeated="9"/>
        </table:table-row>
        <table:table-row table:style-name="ro1">
          <table:table-cell office:value-type="float" office:value="1178.326551" calcext:value-type="float">
            <text:p>1178.326551</text:p>
          </table:table-cell>
          <table:table-cell table:number-columns-repeated="9"/>
        </table:table-row>
        <table:table-row table:style-name="ro1">
          <table:table-cell office:value-type="float" office:value="1171.684732" calcext:value-type="float">
            <text:p>1171.684732</text:p>
          </table:table-cell>
          <table:table-cell table:number-columns-repeated="9"/>
        </table:table-row>
        <table:table-row table:style-name="ro1">
          <table:table-cell office:value-type="float" office:value="1163.968217" calcext:value-type="float">
            <text:p>1163.968217</text:p>
          </table:table-cell>
          <table:table-cell table:number-columns-repeated="9"/>
        </table:table-row>
        <table:table-row table:style-name="ro1">
          <table:table-cell office:value-type="float" office:value="1163.762348" calcext:value-type="float">
            <text:p>1163.762348</text:p>
          </table:table-cell>
          <table:table-cell table:number-columns-repeated="9"/>
        </table:table-row>
        <table:table-row table:style-name="ro1">
          <table:table-cell office:value-type="float" office:value="1170.757315" calcext:value-type="float">
            <text:p>1170.757315</text:p>
          </table:table-cell>
          <table:table-cell table:number-columns-repeated="9"/>
        </table:table-row>
        <table:table-row table:style-name="ro1">
          <table:table-cell office:value-type="float" office:value="1179.482411" calcext:value-type="float">
            <text:p>1179.482411</text:p>
          </table:table-cell>
          <table:table-cell table:number-columns-repeated="9"/>
        </table:table-row>
        <table:table-row table:style-name="ro1">
          <table:table-cell office:value-type="float" office:value="1196.413356" calcext:value-type="float">
            <text:p>1196.413356</text:p>
          </table:table-cell>
          <table:table-cell table:number-columns-repeated="9"/>
        </table:table-row>
        <table:table-row table:style-name="ro1">
          <table:table-cell office:value-type="float" office:value="1218.561672" calcext:value-type="float">
            <text:p>1218.561672</text:p>
          </table:table-cell>
          <table:table-cell table:number-columns-repeated="9"/>
        </table:table-row>
        <table:table-row table:style-name="ro1">
          <table:table-cell office:value-type="float" office:value="1246.653006" calcext:value-type="float">
            <text:p>1246.653006</text:p>
          </table:table-cell>
          <table:table-cell table:number-columns-repeated="9"/>
        </table:table-row>
        <table:table-row table:style-name="ro1">
          <table:table-cell office:value-type="float" office:value="1280.302816" calcext:value-type="float">
            <text:p>1280.302816</text:p>
          </table:table-cell>
          <table:table-cell table:number-columns-repeated="9"/>
        </table:table-row>
        <table:table-row table:style-name="ro1">
          <table:table-cell office:value-type="float" office:value="1318.584094" calcext:value-type="float">
            <text:p>1318.584094</text:p>
          </table:table-cell>
          <table:table-cell table:number-columns-repeated="9"/>
        </table:table-row>
        <table:table-row table:style-name="ro1">
          <table:table-cell office:value-type="float" office:value="1363.203415" calcext:value-type="float">
            <text:p>1363.203415</text:p>
          </table:table-cell>
          <table:table-cell table:number-columns-repeated="9"/>
        </table:table-row>
        <table:table-row table:style-name="ro1">
          <table:table-cell office:value-type="float" office:value="1407.905908" calcext:value-type="float">
            <text:p>1407.905908</text:p>
          </table:table-cell>
          <table:table-cell table:number-columns-repeated="9"/>
        </table:table-row>
        <table:table-row table:style-name="ro1">
          <table:table-cell office:value-type="float" office:value="1442.693988" calcext:value-type="float">
            <text:p>1442.693988</text:p>
          </table:table-cell>
          <table:table-cell table:number-columns-repeated="9"/>
        </table:table-row>
        <table:table-row table:style-name="ro1">
          <table:table-cell office:value-type="float" office:value="1472.57325" calcext:value-type="float">
            <text:p>1472.57325</text:p>
          </table:table-cell>
          <table:table-cell table:number-columns-repeated="9"/>
        </table:table-row>
        <table:table-row table:style-name="ro1">
          <table:table-cell office:value-type="float" office:value="1493.566591" calcext:value-type="float">
            <text:p>1493.566591</text:p>
          </table:table-cell>
          <table:table-cell table:number-columns-repeated="9"/>
        </table:table-row>
        <table:table-row table:style-name="ro1">
          <table:table-cell office:value-type="float" office:value="1505.786577" calcext:value-type="float">
            <text:p>1505.786577</text:p>
          </table:table-cell>
          <table:table-cell table:number-columns-repeated="9"/>
        </table:table-row>
        <table:table-row table:style-name="ro1">
          <table:table-cell office:value-type="float" office:value="1511.604547" calcext:value-type="float">
            <text:p>1511.604547</text:p>
          </table:table-cell>
          <table:table-cell table:number-columns-repeated="9"/>
        </table:table-row>
        <table:table-row table:style-name="ro1">
          <table:table-cell office:value-type="float" office:value="1510.538175" calcext:value-type="float">
            <text:p>1510.538175</text:p>
          </table:table-cell>
          <table:table-cell table:number-columns-repeated="9"/>
        </table:table-row>
        <table:table-row table:style-name="ro1">
          <table:table-cell office:value-type="float" office:value="1503.860883" calcext:value-type="float">
            <text:p>1503.860883</text:p>
          </table:table-cell>
          <table:table-cell table:number-columns-repeated="9"/>
        </table:table-row>
        <table:table-row table:style-name="ro1">
          <table:table-cell office:value-type="float" office:value="1490.954205" calcext:value-type="float">
            <text:p>1490.954205</text:p>
          </table:table-cell>
          <table:table-cell table:number-columns-repeated="9"/>
        </table:table-row>
        <table:table-row table:style-name="ro1">
          <table:table-cell office:value-type="float" office:value="1471.464678" calcext:value-type="float">
            <text:p>1471.464678</text:p>
          </table:table-cell>
          <table:table-cell table:number-columns-repeated="9"/>
        </table:table-row>
        <table:table-row table:style-name="ro1">
          <table:table-cell office:value-type="float" office:value="1449.357239" calcext:value-type="float">
            <text:p>1449.357239</text:p>
          </table:table-cell>
          <table:table-cell table:number-columns-repeated="9"/>
        </table:table-row>
        <table:table-row table:style-name="ro1">
          <table:table-cell office:value-type="float" office:value="1423.667646" calcext:value-type="float">
            <text:p>1423.667646</text:p>
          </table:table-cell>
          <table:table-cell table:number-columns-repeated="9"/>
        </table:table-row>
        <table:table-row table:style-name="ro1">
          <table:table-cell office:value-type="float" office:value="1392.960084" calcext:value-type="float">
            <text:p>1392.960084</text:p>
          </table:table-cell>
          <table:table-cell table:number-columns-repeated="9"/>
        </table:table-row>
        <table:table-row table:style-name="ro1">
          <table:table-cell office:value-type="float" office:value="1361.671157" calcext:value-type="float">
            <text:p>1361.671157</text:p>
          </table:table-cell>
          <table:table-cell table:number-columns-repeated="9"/>
        </table:table-row>
        <table:table-row table:style-name="ro1">
          <table:table-cell office:value-type="float" office:value="1330.697945" calcext:value-type="float">
            <text:p>1330.697945</text:p>
          </table:table-cell>
          <table:table-cell table:number-columns-repeated="9"/>
        </table:table-row>
        <table:table-row table:style-name="ro1">
          <table:table-cell office:value-type="float" office:value="1301.022251" calcext:value-type="float">
            <text:p>1301.022251</text:p>
          </table:table-cell>
          <table:table-cell table:number-columns-repeated="9"/>
        </table:table-row>
        <table:table-row table:style-name="ro1">
          <table:table-cell office:value-type="float" office:value="1269.245814" calcext:value-type="float">
            <text:p>1269.245814</text:p>
          </table:table-cell>
          <table:table-cell table:number-columns-repeated="9"/>
        </table:table-row>
        <table:table-row table:style-name="ro1">
          <table:table-cell office:value-type="float" office:value="1237.63711" calcext:value-type="float">
            <text:p>1237.63711</text:p>
          </table:table-cell>
          <table:table-cell table:number-columns-repeated="9"/>
        </table:table-row>
        <table:table-row table:style-name="ro1">
          <table:table-cell office:value-type="float" office:value="1214.723754" calcext:value-type="float">
            <text:p>1214.723754</text:p>
          </table:table-cell>
          <table:table-cell table:number-columns-repeated="9"/>
        </table:table-row>
        <table:table-row table:style-name="ro1">
          <table:table-cell office:value-type="float" office:value="1192.344292" calcext:value-type="float">
            <text:p>1192.344292</text:p>
          </table:table-cell>
          <table:table-cell table:number-columns-repeated="9"/>
        </table:table-row>
        <table:table-row table:style-name="ro1">
          <table:table-cell office:value-type="float" office:value="1179.660597" calcext:value-type="float">
            <text:p>1179.660597</text:p>
          </table:table-cell>
          <table:table-cell table:number-columns-repeated="9"/>
        </table:table-row>
        <table:table-row table:style-name="ro1">
          <table:table-cell office:value-type="float" office:value="1173.677083" calcext:value-type="float">
            <text:p>1173.677083</text:p>
          </table:table-cell>
          <table:table-cell table:number-columns-repeated="9"/>
        </table:table-row>
        <table:table-row table:style-name="ro1">
          <table:table-cell office:value-type="float" office:value="1172.464422" calcext:value-type="float">
            <text:p>1172.464422</text:p>
          </table:table-cell>
          <table:table-cell table:number-columns-repeated="9"/>
        </table:table-row>
        <table:table-row table:style-name="ro1">
          <table:table-cell office:value-type="float" office:value="1177.267894" calcext:value-type="float">
            <text:p>1177.267894</text:p>
          </table:table-cell>
          <table:table-cell table:number-columns-repeated="9"/>
        </table:table-row>
        <table:table-row table:style-name="ro1">
          <table:table-cell office:value-type="float" office:value="1187.544844" calcext:value-type="float">
            <text:p>1187.544844</text:p>
          </table:table-cell>
          <table:table-cell table:number-columns-repeated="9"/>
        </table:table-row>
        <table:table-row table:style-name="ro1">
          <table:table-cell office:value-type="float" office:value="1202.644245" calcext:value-type="float">
            <text:p>1202.644245</text:p>
          </table:table-cell>
          <table:table-cell table:number-columns-repeated="9"/>
        </table:table-row>
        <table:table-row table:style-name="ro1">
          <table:table-cell office:value-type="float" office:value="1223.774553" calcext:value-type="float">
            <text:p>1223.774553</text:p>
          </table:table-cell>
          <table:table-cell table:number-columns-repeated="9"/>
        </table:table-row>
        <table:table-row table:style-name="ro1">
          <table:table-cell office:value-type="float" office:value="1253.416438" calcext:value-type="float">
            <text:p>1253.416438</text:p>
          </table:table-cell>
          <table:table-cell table:number-columns-repeated="9"/>
        </table:table-row>
        <table:table-row table:style-name="ro1">
          <table:table-cell office:value-type="float" office:value="1288.316429" calcext:value-type="float">
            <text:p>1288.316429</text:p>
          </table:table-cell>
          <table:table-cell table:number-columns-repeated="9"/>
        </table:table-row>
        <table:table-row table:style-name="ro1">
          <table:table-cell office:value-type="float" office:value="1325.104262" calcext:value-type="float">
            <text:p>1325.104262</text:p>
          </table:table-cell>
          <table:table-cell table:number-columns-repeated="9"/>
        </table:table-row>
        <table:table-row table:style-name="ro1">
          <table:table-cell office:value-type="float" office:value="1367.717685" calcext:value-type="float">
            <text:p>1367.717685</text:p>
          </table:table-cell>
          <table:table-cell table:number-columns-repeated="9"/>
        </table:table-row>
        <table:table-row table:style-name="ro1">
          <table:table-cell office:value-type="float" office:value="1411.396176" calcext:value-type="float">
            <text:p>1411.396176</text:p>
          </table:table-cell>
          <table:table-cell table:number-columns-repeated="9"/>
        </table:table-row>
        <table:table-row table:style-name="ro1">
          <table:table-cell office:value-type="float" office:value="1447.837005" calcext:value-type="float">
            <text:p>1447.837005</text:p>
          </table:table-cell>
          <table:table-cell table:number-columns-repeated="9"/>
        </table:table-row>
        <table:table-row table:style-name="ro1">
          <table:table-cell office:value-type="float" office:value="1475.744397" calcext:value-type="float">
            <text:p>1475.744397</text:p>
          </table:table-cell>
          <table:table-cell table:number-columns-repeated="9"/>
        </table:table-row>
        <table:table-row table:style-name="ro1">
          <table:table-cell office:value-type="float" office:value="1496.408818" calcext:value-type="float">
            <text:p>1496.408818</text:p>
          </table:table-cell>
          <table:table-cell table:number-columns-repeated="9"/>
        </table:table-row>
        <table:table-row table:style-name="ro1">
          <table:table-cell office:value-type="float" office:value="1508.428387" calcext:value-type="float">
            <text:p>1508.428387</text:p>
          </table:table-cell>
          <table:table-cell table:number-columns-repeated="9"/>
        </table:table-row>
        <table:table-row table:style-name="ro1">
          <table:table-cell office:value-type="float" office:value="1511.326541" calcext:value-type="float">
            <text:p>1511.326541</text:p>
          </table:table-cell>
          <table:table-cell table:number-columns-repeated="9"/>
        </table:table-row>
        <table:table-row table:style-name="ro1">
          <table:table-cell office:value-type="float" office:value="1508.013328" calcext:value-type="float">
            <text:p>1508.013328</text:p>
          </table:table-cell>
          <table:table-cell table:number-columns-repeated="9"/>
        </table:table-row>
        <table:table-row table:style-name="ro1">
          <table:table-cell office:value-type="float" office:value="1499.707401" calcext:value-type="float">
            <text:p>1499.707401</text:p>
          </table:table-cell>
          <table:table-cell table:number-columns-repeated="9"/>
        </table:table-row>
        <table:table-row table:style-name="ro1">
          <table:table-cell office:value-type="float" office:value="1484.145063" calcext:value-type="float">
            <text:p>1484.145063</text:p>
          </table:table-cell>
          <table:table-cell table:number-columns-repeated="9"/>
        </table:table-row>
        <table:table-row table:style-name="ro1">
          <table:table-cell office:value-type="float" office:value="1466.924705" calcext:value-type="float">
            <text:p>1466.924705</text:p>
          </table:table-cell>
          <table:table-cell table:number-columns-repeated="9"/>
        </table:table-row>
        <table:table-row table:style-name="ro1">
          <table:table-cell office:value-type="float" office:value="1445.651322" calcext:value-type="float">
            <text:p>1445.651322</text:p>
          </table:table-cell>
          <table:table-cell table:number-columns-repeated="9"/>
        </table:table-row>
        <table:table-row table:style-name="ro1">
          <table:table-cell office:value-type="float" office:value="1421.419644" calcext:value-type="float">
            <text:p>1421.419644</text:p>
          </table:table-cell>
          <table:table-cell table:number-columns-repeated="9"/>
        </table:table-row>
        <table:table-row table:style-name="ro1">
          <table:table-cell office:value-type="float" office:value="1394.556821" calcext:value-type="float">
            <text:p>1394.556821</text:p>
          </table:table-cell>
          <table:table-cell table:number-columns-repeated="9"/>
        </table:table-row>
        <table:table-row table:style-name="ro1">
          <table:table-cell office:value-type="float" office:value="1363.719958" calcext:value-type="float">
            <text:p>1363.719958</text:p>
          </table:table-cell>
          <table:table-cell table:number-columns-repeated="9"/>
        </table:table-row>
        <table:table-row table:style-name="ro1">
          <table:table-cell office:value-type="float" office:value="1333.008524" calcext:value-type="float">
            <text:p>1333.008524</text:p>
          </table:table-cell>
          <table:table-cell table:number-columns-repeated="9"/>
        </table:table-row>
        <table:table-row table:style-name="ro1">
          <table:table-cell office:value-type="float" office:value="1307.925295" calcext:value-type="float">
            <text:p>1307.925295</text:p>
          </table:table-cell>
          <table:table-cell table:number-columns-repeated="9"/>
        </table:table-row>
        <table:table-row table:style-name="ro1">
          <table:table-cell office:value-type="float" office:value="1283.033914" calcext:value-type="float">
            <text:p>1283.033914</text:p>
          </table:table-cell>
          <table:table-cell table:number-columns-repeated="9"/>
        </table:table-row>
        <table:table-row table:style-name="ro1">
          <table:table-cell office:value-type="float" office:value="1254.127359" calcext:value-type="float">
            <text:p>1254.127359</text:p>
          </table:table-cell>
          <table:table-cell table:number-columns-repeated="9"/>
        </table:table-row>
        <table:table-row table:style-name="ro1">
          <table:table-cell office:value-type="float" office:value="1235.907097" calcext:value-type="float">
            <text:p>1235.907097</text:p>
          </table:table-cell>
          <table:table-cell table:number-columns-repeated="9"/>
        </table:table-row>
        <table:table-row table:style-name="ro1">
          <table:table-cell office:value-type="float" office:value="1219.086396" calcext:value-type="float">
            <text:p>1219.086396</text:p>
          </table:table-cell>
          <table:table-cell table:number-columns-repeated="9"/>
        </table:table-row>
        <table:table-row table:style-name="ro1">
          <table:table-cell office:value-type="float" office:value="1208.371166" calcext:value-type="float">
            <text:p>1208.371166</text:p>
          </table:table-cell>
          <table:table-cell table:number-columns-repeated="9"/>
        </table:table-row>
        <table:table-row table:style-name="ro1">
          <table:table-cell office:value-type="float" office:value="1205.749363" calcext:value-type="float">
            <text:p>1205.749363</text:p>
          </table:table-cell>
          <table:table-cell table:number-columns-repeated="9"/>
        </table:table-row>
        <table:table-row table:style-name="ro1">
          <table:table-cell office:value-type="float" office:value="1208.633019" calcext:value-type="float">
            <text:p>1208.633019</text:p>
          </table:table-cell>
          <table:table-cell table:number-columns-repeated="9"/>
        </table:table-row>
        <table:table-row table:style-name="ro1">
          <table:table-cell office:value-type="float" office:value="1219.233847" calcext:value-type="float">
            <text:p>1219.233847</text:p>
          </table:table-cell>
          <table:table-cell table:number-columns-repeated="9"/>
        </table:table-row>
        <table:table-row table:style-name="ro1">
          <table:table-cell office:value-type="float" office:value="1233.490287" calcext:value-type="float">
            <text:p>1233.490287</text:p>
          </table:table-cell>
          <table:table-cell table:number-columns-repeated="9"/>
        </table:table-row>
        <table:table-row table:style-name="ro1">
          <table:table-cell office:value-type="float" office:value="1252.039013" calcext:value-type="float">
            <text:p>1252.039013</text:p>
          </table:table-cell>
          <table:table-cell table:number-columns-repeated="9"/>
        </table:table-row>
        <table:table-row table:style-name="ro1">
          <table:table-cell office:value-type="float" office:value="1276.235835" calcext:value-type="float">
            <text:p>1276.235835</text:p>
          </table:table-cell>
          <table:table-cell table:number-columns-repeated="9"/>
        </table:table-row>
        <table:table-row table:style-name="ro1">
          <table:table-cell office:value-type="float" office:value="1336.286986" calcext:value-type="float">
            <text:p>1336.286986</text:p>
          </table:table-cell>
          <table:table-cell table:number-columns-repeated="9"/>
        </table:table-row>
        <table:table-row table:style-name="ro1">
          <table:table-cell office:value-type="float" office:value="1373.353387" calcext:value-type="float">
            <text:p>1373.353387</text:p>
          </table:table-cell>
          <table:table-cell table:number-columns-repeated="9"/>
        </table:table-row>
        <table:table-row table:style-name="ro1">
          <table:table-cell office:value-type="float" office:value="1412.213156" calcext:value-type="float">
            <text:p>1412.213156</text:p>
          </table:table-cell>
          <table:table-cell table:number-columns-repeated="9"/>
        </table:table-row>
        <table:table-row table:style-name="ro1">
          <table:table-cell office:value-type="float" office:value="1446.918151" calcext:value-type="float">
            <text:p>1446.918151</text:p>
          </table:table-cell>
          <table:table-cell table:number-columns-repeated="9"/>
        </table:table-row>
        <table:table-row table:style-name="ro1">
          <table:table-cell office:value-type="float" office:value="1473.236187" calcext:value-type="float">
            <text:p>1473.236187</text:p>
          </table:table-cell>
          <table:table-cell table:number-columns-repeated="9"/>
        </table:table-row>
        <table:table-row table:style-name="ro1">
          <table:table-cell office:value-type="float" office:value="1493.070909" calcext:value-type="float">
            <text:p>1493.070909</text:p>
          </table:table-cell>
          <table:table-cell table:number-columns-repeated="9"/>
        </table:table-row>
        <table:table-row table:style-name="ro1">
          <table:table-cell office:value-type="float" office:value="1507.106602" calcext:value-type="float">
            <text:p>1507.106602</text:p>
          </table:table-cell>
          <table:table-cell table:number-columns-repeated="9"/>
        </table:table-row>
        <table:table-row table:style-name="ro1">
          <table:table-cell office:value-type="float" office:value="1515.259903" calcext:value-type="float">
            <text:p>1515.259903</text:p>
          </table:table-cell>
          <table:table-cell table:number-columns-repeated="9"/>
        </table:table-row>
        <table:table-row table:style-name="ro1">
          <table:table-cell office:value-type="float" office:value="1518.543569" calcext:value-type="float">
            <text:p>1518.543569</text:p>
          </table:table-cell>
          <table:table-cell table:number-columns-repeated="9"/>
        </table:table-row>
        <table:table-row table:style-name="ro1">
          <table:table-cell office:value-type="float" office:value="1516.295681" calcext:value-type="float">
            <text:p>1516.295681</text:p>
          </table:table-cell>
          <table:table-cell table:number-columns-repeated="9"/>
        </table:table-row>
        <table:table-row table:style-name="ro1">
          <table:table-cell office:value-type="float" office:value="1509.0957" calcext:value-type="float">
            <text:p>1509.0957</text:p>
          </table:table-cell>
          <table:table-cell table:number-columns-repeated="9"/>
        </table:table-row>
        <table:table-row table:style-name="ro1">
          <table:table-cell office:value-type="float" office:value="1497.080603" calcext:value-type="float">
            <text:p>1497.080603</text:p>
          </table:table-cell>
          <table:table-cell table:number-columns-repeated="9"/>
        </table:table-row>
        <table:table-row table:style-name="ro1">
          <table:table-cell office:value-type="float" office:value="1479.98282" calcext:value-type="float">
            <text:p>1479.98282</text:p>
          </table:table-cell>
          <table:table-cell table:number-columns-repeated="9"/>
        </table:table-row>
        <table:table-row table:style-name="ro1">
          <table:table-cell office:value-type="float" office:value="1457.629709" calcext:value-type="float">
            <text:p>1457.629709</text:p>
          </table:table-cell>
          <table:table-cell table:number-columns-repeated="9"/>
        </table:table-row>
        <table:table-row table:style-name="ro1">
          <table:table-cell office:value-type="float" office:value="1437.035131" calcext:value-type="float">
            <text:p>1437.035131</text:p>
          </table:table-cell>
          <table:table-cell table:number-columns-repeated="9"/>
        </table:table-row>
        <table:table-row table:style-name="ro1">
          <table:table-cell office:value-type="float" office:value="1409.727321" calcext:value-type="float">
            <text:p>1409.727321</text:p>
          </table:table-cell>
          <table:table-cell table:number-columns-repeated="9"/>
        </table:table-row>
        <table:table-row table:style-name="ro1">
          <table:table-cell office:value-type="float" office:value="1378.652978" calcext:value-type="float">
            <text:p>1378.652978</text:p>
          </table:table-cell>
          <table:table-cell table:number-columns-repeated="9"/>
        </table:table-row>
        <table:table-row table:style-name="ro1">
          <table:table-cell office:value-type="float" office:value="1352.602559" calcext:value-type="float">
            <text:p>1352.602559</text:p>
          </table:table-cell>
          <table:table-cell table:number-columns-repeated="9"/>
        </table:table-row>
        <table:table-row table:style-name="ro1">
          <table:table-cell office:value-type="float" office:value="1323.067913" calcext:value-type="float">
            <text:p>1323.067913</text:p>
          </table:table-cell>
          <table:table-cell table:number-columns-repeated="9"/>
        </table:table-row>
        <table:table-row table:style-name="ro1">
          <table:table-cell office:value-type="float" office:value="1295.797022" calcext:value-type="float">
            <text:p>1295.797022</text:p>
          </table:table-cell>
          <table:table-cell table:number-columns-repeated="9"/>
        </table:table-row>
        <table:table-row table:style-name="ro1">
          <table:table-cell office:value-type="float" office:value="1270.503662" calcext:value-type="float">
            <text:p>1270.503662</text:p>
          </table:table-cell>
          <table:table-cell table:number-columns-repeated="9"/>
        </table:table-row>
        <table:table-row table:style-name="ro1">
          <table:table-cell office:value-type="float" office:value="1247.986929" calcext:value-type="float">
            <text:p>1247.986929</text:p>
          </table:table-cell>
          <table:table-cell table:number-columns-repeated="9"/>
        </table:table-row>
        <table:table-row table:style-name="ro1">
          <table:table-cell office:value-type="float" office:value="1226.619882" calcext:value-type="float">
            <text:p>1226.619882</text:p>
          </table:table-cell>
          <table:table-cell table:number-columns-repeated="9"/>
        </table:table-row>
        <table:table-row table:style-name="ro1">
          <table:table-cell office:value-type="float" office:value="1207.212842" calcext:value-type="float">
            <text:p>1207.212842</text:p>
          </table:table-cell>
          <table:table-cell table:number-columns-repeated="9"/>
        </table:table-row>
        <table:table-row table:style-name="ro1">
          <table:table-cell office:value-type="float" office:value="1193.051674" calcext:value-type="float">
            <text:p>1193.051674</text:p>
          </table:table-cell>
          <table:table-cell table:number-columns-repeated="9"/>
        </table:table-row>
        <table:table-row table:style-name="ro1">
          <table:table-cell office:value-type="float" office:value="1190.596566" calcext:value-type="float">
            <text:p>1190.596566</text:p>
          </table:table-cell>
          <table:table-cell table:number-columns-repeated="9"/>
        </table:table-row>
        <table:table-row table:style-name="ro1">
          <table:table-cell office:value-type="float" office:value="1190.559361" calcext:value-type="float">
            <text:p>1190.559361</text:p>
          </table:table-cell>
          <table:table-cell table:number-columns-repeated="9"/>
        </table:table-row>
        <table:table-row table:style-name="ro1">
          <table:table-cell office:value-type="float" office:value="1196.94003" calcext:value-type="float">
            <text:p>1196.94003</text:p>
          </table:table-cell>
          <table:table-cell table:number-columns-repeated="9"/>
        </table:table-row>
        <table:table-row table:style-name="ro1">
          <table:table-cell office:value-type="float" office:value="1207.306906" calcext:value-type="float">
            <text:p>1207.306906</text:p>
          </table:table-cell>
          <table:table-cell table:number-columns-repeated="9"/>
        </table:table-row>
        <table:table-row table:style-name="ro1">
          <table:table-cell office:value-type="float" office:value="1219.476503" calcext:value-type="float">
            <text:p>1219.476503</text:p>
          </table:table-cell>
          <table:table-cell table:number-columns-repeated="9"/>
        </table:table-row>
        <table:table-row table:style-name="ro1">
          <table:table-cell office:value-type="float" office:value="1242.775095" calcext:value-type="float">
            <text:p>1242.775095</text:p>
          </table:table-cell>
          <table:table-cell table:number-columns-repeated="9"/>
        </table:table-row>
        <table:table-row table:style-name="ro1">
          <table:table-cell office:value-type="float" office:value="1272.644796" calcext:value-type="float">
            <text:p>1272.644796</text:p>
          </table:table-cell>
          <table:table-cell table:number-columns-repeated="9"/>
        </table:table-row>
        <table:table-row table:style-name="ro1">
          <table:table-cell office:value-type="float" office:value="1306.054547" calcext:value-type="float">
            <text:p>1306.054547</text:p>
          </table:table-cell>
          <table:table-cell table:number-columns-repeated="9"/>
        </table:table-row>
        <table:table-row table:style-name="ro1">
          <table:table-cell office:value-type="float" office:value="1342.261263" calcext:value-type="float">
            <text:p>1342.261263</text:p>
          </table:table-cell>
          <table:table-cell table:number-columns-repeated="9"/>
        </table:table-row>
        <table:table-row table:style-name="ro1">
          <table:table-cell office:value-type="float" office:value="1383.85098" calcext:value-type="float">
            <text:p>1383.85098</text:p>
          </table:table-cell>
          <table:table-cell table:number-columns-repeated="9"/>
        </table:table-row>
        <table:table-row table:style-name="ro1">
          <table:table-cell office:value-type="float" office:value="1422.690563" calcext:value-type="float">
            <text:p>1422.690563</text:p>
          </table:table-cell>
          <table:table-cell table:number-columns-repeated="9"/>
        </table:table-row>
        <table:table-row table:style-name="ro1">
          <table:table-cell office:value-type="float" office:value="1454.832782" calcext:value-type="float">
            <text:p>1454.832782</text:p>
          </table:table-cell>
          <table:table-cell table:number-columns-repeated="9"/>
        </table:table-row>
        <table:table-row table:style-name="ro1">
          <table:table-cell office:value-type="float" office:value="1480.566191" calcext:value-type="float">
            <text:p>1480.566191</text:p>
          </table:table-cell>
          <table:table-cell table:number-columns-repeated="9"/>
        </table:table-row>
        <table:table-row table:style-name="ro1">
          <table:table-cell office:value-type="float" office:value="1499.410017" calcext:value-type="float">
            <text:p>1499.410017</text:p>
          </table:table-cell>
          <table:table-cell table:number-columns-repeated="9"/>
        </table:table-row>
        <table:table-row table:style-name="ro1">
          <table:table-cell office:value-type="float" office:value="1510.150029" calcext:value-type="float">
            <text:p>1510.150029</text:p>
          </table:table-cell>
          <table:table-cell table:number-columns-repeated="9"/>
        </table:table-row>
        <table:table-row table:style-name="ro1">
          <table:table-cell office:value-type="float" office:value="1515.376589" calcext:value-type="float">
            <text:p>1515.376589</text:p>
          </table:table-cell>
          <table:table-cell table:number-columns-repeated="9"/>
        </table:table-row>
        <table:table-row table:style-name="ro1">
          <table:table-cell office:value-type="float" office:value="1516.206279" calcext:value-type="float">
            <text:p>1516.206279</text:p>
          </table:table-cell>
          <table:table-cell table:number-columns-repeated="9"/>
        </table:table-row>
        <table:table-row table:style-name="ro1">
          <table:table-cell office:value-type="float" office:value="1509.74902" calcext:value-type="float">
            <text:p>1509.74902</text:p>
          </table:table-cell>
          <table:table-cell table:number-columns-repeated="9"/>
        </table:table-row>
        <table:table-row table:style-name="ro1">
          <table:table-cell office:value-type="float" office:value="1499.826341" calcext:value-type="float">
            <text:p>1499.826341</text:p>
          </table:table-cell>
          <table:table-cell table:number-columns-repeated="9"/>
        </table:table-row>
        <table:table-row table:style-name="ro1">
          <table:table-cell office:value-type="float" office:value="1484.336539" calcext:value-type="float">
            <text:p>1484.336539</text:p>
          </table:table-cell>
          <table:table-cell table:number-columns-repeated="9"/>
        </table:table-row>
        <table:table-row table:style-name="ro1">
          <table:table-cell office:value-type="float" office:value="1463.492266" calcext:value-type="float">
            <text:p>1463.492266</text:p>
          </table:table-cell>
          <table:table-cell table:number-columns-repeated="9"/>
        </table:table-row>
        <table:table-row table:style-name="ro1">
          <table:table-cell office:value-type="float" office:value="1444.173449" calcext:value-type="float">
            <text:p>1444.173449</text:p>
          </table:table-cell>
          <table:table-cell table:number-columns-repeated="9"/>
        </table:table-row>
        <table:table-row table:style-name="ro1">
          <table:table-cell office:value-type="float" office:value="1420.410816" calcext:value-type="float">
            <text:p>1420.410816</text:p>
          </table:table-cell>
          <table:table-cell table:number-columns-repeated="9"/>
        </table:table-row>
        <table:table-row table:style-name="ro1">
          <table:table-cell office:value-type="float" office:value="1392.09747" calcext:value-type="float">
            <text:p>1392.09747</text:p>
          </table:table-cell>
          <table:table-cell table:number-columns-repeated="9"/>
        </table:table-row>
        <table:table-row table:style-name="ro1">
          <table:table-cell office:value-type="float" office:value="1365.659789" calcext:value-type="float">
            <text:p>1365.659789</text:p>
          </table:table-cell>
          <table:table-cell table:number-columns-repeated="9"/>
        </table:table-row>
        <table:table-row table:style-name="ro1">
          <table:table-cell office:value-type="float" office:value="1340.218826" calcext:value-type="float">
            <text:p>1340.218826</text:p>
          </table:table-cell>
          <table:table-cell table:number-columns-repeated="9"/>
        </table:table-row>
        <table:table-row table:style-name="ro1">
          <table:table-cell office:value-type="float" office:value="1314.425523" calcext:value-type="float">
            <text:p>1314.425523</text:p>
          </table:table-cell>
          <table:table-cell table:number-columns-repeated="9"/>
        </table:table-row>
        <table:table-row table:style-name="ro1">
          <table:table-cell office:value-type="float" office:value="1292.636435" calcext:value-type="float">
            <text:p>1292.636435</text:p>
          </table:table-cell>
          <table:table-cell table:number-columns-repeated="9"/>
        </table:table-row>
        <table:table-row table:style-name="ro1">
          <table:table-cell office:value-type="float" office:value="1269.566448" calcext:value-type="float">
            <text:p>1269.566448</text:p>
          </table:table-cell>
          <table:table-cell table:number-columns-repeated="9"/>
        </table:table-row>
        <table:table-row table:style-name="ro1">
          <table:table-cell office:value-type="float" office:value="1253.303206" calcext:value-type="float">
            <text:p>1253.303206</text:p>
          </table:table-cell>
          <table:table-cell table:number-columns-repeated="9"/>
        </table:table-row>
        <table:table-row table:style-name="ro1">
          <table:table-cell office:value-type="float" office:value="1240.752302" calcext:value-type="float">
            <text:p>1240.752302</text:p>
          </table:table-cell>
          <table:table-cell table:number-columns-repeated="9"/>
        </table:table-row>
        <table:table-row table:style-name="ro1">
          <table:table-cell office:value-type="float" office:value="1234.278016" calcext:value-type="float">
            <text:p>1234.278016</text:p>
          </table:table-cell>
          <table:table-cell table:number-columns-repeated="9"/>
        </table:table-row>
        <table:table-row table:style-name="ro1">
          <table:table-cell office:value-type="float" office:value="1234.868227" calcext:value-type="float">
            <text:p>1234.868227</text:p>
          </table:table-cell>
          <table:table-cell table:number-columns-repeated="9"/>
        </table:table-row>
        <table:table-row table:style-name="ro1">
          <table:table-cell office:value-type="float" office:value="1237.844711" calcext:value-type="float">
            <text:p>1237.844711</text:p>
          </table:table-cell>
          <table:table-cell table:number-columns-repeated="9"/>
        </table:table-row>
        <table:table-row table:style-name="ro1">
          <table:table-cell office:value-type="float" office:value="1251.482534" calcext:value-type="float">
            <text:p>1251.482534</text:p>
          </table:table-cell>
          <table:table-cell table:number-columns-repeated="9"/>
        </table:table-row>
        <table:table-row table:style-name="ro1">
          <table:table-cell office:value-type="float" office:value="1271.400114" calcext:value-type="float">
            <text:p>1271.400114</text:p>
          </table:table-cell>
          <table:table-cell table:number-columns-repeated="9"/>
        </table:table-row>
        <table:table-row table:style-name="ro1">
          <table:table-cell office:value-type="float" office:value="1294.100323" calcext:value-type="float">
            <text:p>1294.100323</text:p>
          </table:table-cell>
          <table:table-cell table:number-columns-repeated="9"/>
        </table:table-row>
        <table:table-row table:style-name="ro1">
          <table:table-cell office:value-type="float" office:value="1321.903206" calcext:value-type="float">
            <text:p>1321.903206</text:p>
          </table:table-cell>
          <table:table-cell table:number-columns-repeated="9"/>
        </table:table-row>
        <table:table-row table:style-name="ro1">
          <table:table-cell office:value-type="float" office:value="1354.460759" calcext:value-type="float">
            <text:p>1354.460759</text:p>
          </table:table-cell>
          <table:table-cell table:number-columns-repeated="9"/>
        </table:table-row>
        <table:table-row table:style-name="ro1">
          <table:table-cell office:value-type="float" office:value="1390.198069" calcext:value-type="float">
            <text:p>1390.198069</text:p>
          </table:table-cell>
          <table:table-cell table:number-columns-repeated="9"/>
        </table:table-row>
        <table:table-row table:style-name="ro1">
          <table:table-cell office:value-type="float" office:value="1425.1873" calcext:value-type="float">
            <text:p>1425.1873</text:p>
          </table:table-cell>
          <table:table-cell table:number-columns-repeated="9"/>
        </table:table-row>
        <table:table-row table:style-name="ro1">
          <table:table-cell office:value-type="float" office:value="1454.214612" calcext:value-type="float">
            <text:p>1454.214612</text:p>
          </table:table-cell>
          <table:table-cell table:number-columns-repeated="9"/>
        </table:table-row>
        <table:table-row table:style-name="ro1">
          <table:table-cell office:value-type="float" office:value="1480.013166" calcext:value-type="float">
            <text:p>1480.013166</text:p>
          </table:table-cell>
          <table:table-cell table:number-columns-repeated="9"/>
        </table:table-row>
        <table:table-row table:style-name="ro1">
          <table:table-cell office:value-type="float" office:value="1497.640468" calcext:value-type="float">
            <text:p>1497.640468</text:p>
          </table:table-cell>
          <table:table-cell table:number-columns-repeated="9"/>
        </table:table-row>
        <table:table-row table:style-name="ro1">
          <table:table-cell office:value-type="float" office:value="1509.625057" calcext:value-type="float">
            <text:p>1509.625057</text:p>
          </table:table-cell>
          <table:table-cell table:number-columns-repeated="9"/>
        </table:table-row>
        <table:table-row table:style-name="ro1">
          <table:table-cell office:value-type="float" office:value="1515.188042" calcext:value-type="float">
            <text:p>1515.188042</text:p>
          </table:table-cell>
          <table:table-cell table:number-columns-repeated="9"/>
        </table:table-row>
        <table:table-row table:style-name="ro1">
          <table:table-cell office:value-type="float" office:value="1514.934903" calcext:value-type="float">
            <text:p>1514.934903</text:p>
          </table:table-cell>
          <table:table-cell table:number-columns-repeated="9"/>
        </table:table-row>
        <table:table-row table:style-name="ro1">
          <table:table-cell office:value-type="float" office:value="1509.897403" calcext:value-type="float">
            <text:p>1509.897403</text:p>
          </table:table-cell>
          <table:table-cell table:number-columns-repeated="9"/>
        </table:table-row>
        <table:table-row table:style-name="ro1">
          <table:table-cell office:value-type="float" office:value="1498.543056" calcext:value-type="float">
            <text:p>1498.543056</text:p>
          </table:table-cell>
          <table:table-cell table:number-columns-repeated="9"/>
        </table:table-row>
        <table:table-row table:style-name="ro1">
          <table:table-cell office:value-type="float" office:value="1484.10976" calcext:value-type="float">
            <text:p>1484.10976</text:p>
          </table:table-cell>
          <table:table-cell table:number-columns-repeated="9"/>
        </table:table-row>
        <table:table-row table:style-name="ro1">
          <table:table-cell office:value-type="float" office:value="1462.1582" calcext:value-type="float">
            <text:p>1462.1582</text:p>
          </table:table-cell>
          <table:table-cell table:number-columns-repeated="9"/>
        </table:table-row>
        <table:table-row table:style-name="ro1">
          <table:table-cell office:value-type="float" office:value="1442.197013" calcext:value-type="float">
            <text:p>1442.197013</text:p>
          </table:table-cell>
          <table:table-cell table:number-columns-repeated="9"/>
        </table:table-row>
        <table:table-row table:style-name="ro1">
          <table:table-cell office:value-type="float" office:value="1419.744368" calcext:value-type="float">
            <text:p>1419.744368</text:p>
          </table:table-cell>
          <table:table-cell table:number-columns-repeated="9"/>
        </table:table-row>
        <table:table-row table:style-name="ro1">
          <table:table-cell office:value-type="float" office:value="1393.951332" calcext:value-type="float">
            <text:p>1393.951332</text:p>
          </table:table-cell>
          <table:table-cell table:number-columns-repeated="9"/>
        </table:table-row>
        <table:table-row table:style-name="ro1">
          <table:table-cell office:value-type="float" office:value="1367.985978" calcext:value-type="float">
            <text:p>1367.985978</text:p>
          </table:table-cell>
          <table:table-cell table:number-columns-repeated="9"/>
        </table:table-row>
        <table:table-row table:style-name="ro1">
          <table:table-cell office:value-type="float" office:value="1341.742523" calcext:value-type="float">
            <text:p>1341.742523</text:p>
          </table:table-cell>
          <table:table-cell table:number-columns-repeated="9"/>
        </table:table-row>
        <table:table-row table:style-name="ro1">
          <table:table-cell office:value-type="float" office:value="1315.234218" calcext:value-type="float">
            <text:p>1315.234218</text:p>
          </table:table-cell>
          <table:table-cell table:number-columns-repeated="9"/>
        </table:table-row>
        <table:table-row table:style-name="ro1">
          <table:table-cell office:value-type="float" office:value="1289.189089" calcext:value-type="float">
            <text:p>1289.189089</text:p>
          </table:table-cell>
          <table:table-cell table:number-columns-repeated="9"/>
        </table:table-row>
        <table:table-row table:style-name="ro1">
          <table:table-cell office:value-type="float" office:value="1264.299924" calcext:value-type="float">
            <text:p>1264.299924</text:p>
          </table:table-cell>
          <table:table-cell table:number-columns-repeated="9"/>
        </table:table-row>
        <table:table-row table:style-name="ro1">
          <table:table-cell office:value-type="float" office:value="1244.788737" calcext:value-type="float">
            <text:p>1244.788737</text:p>
          </table:table-cell>
          <table:table-cell table:number-columns-repeated="9"/>
        </table:table-row>
        <table:table-row table:style-name="ro1">
          <table:table-cell office:value-type="float" office:value="1230.136282" calcext:value-type="float">
            <text:p>1230.136282</text:p>
          </table:table-cell>
          <table:table-cell table:number-columns-repeated="9"/>
        </table:table-row>
        <table:table-row table:style-name="ro1">
          <table:table-cell office:value-type="float" office:value="1216.767218" calcext:value-type="float">
            <text:p>1216.767218</text:p>
          </table:table-cell>
          <table:table-cell table:number-columns-repeated="9"/>
        </table:table-row>
        <table:table-row table:style-name="ro1">
          <table:table-cell office:value-type="float" office:value="1206.311292" calcext:value-type="float">
            <text:p>1206.311292</text:p>
          </table:table-cell>
          <table:table-cell table:number-columns-repeated="9"/>
        </table:table-row>
        <table:table-row table:style-name="ro1">
          <table:table-cell office:value-type="float" office:value="1198.654614" calcext:value-type="float">
            <text:p>1198.654614</text:p>
          </table:table-cell>
          <table:table-cell table:number-columns-repeated="9"/>
        </table:table-row>
        <table:table-row table:style-name="ro1">
          <table:table-cell office:value-type="float" office:value="1195.429975" calcext:value-type="float">
            <text:p>1195.429975</text:p>
          </table:table-cell>
          <table:table-cell table:number-columns-repeated="9"/>
        </table:table-row>
        <table:table-row table:style-name="ro1">
          <table:table-cell office:value-type="float" office:value="1196.290164" calcext:value-type="float">
            <text:p>1196.290164</text:p>
          </table:table-cell>
          <table:table-cell table:number-columns-repeated="9"/>
        </table:table-row>
        <table:table-row table:style-name="ro1">
          <table:table-cell office:value-type="float" office:value="1200.931973" calcext:value-type="float">
            <text:p>1200.931973</text:p>
          </table:table-cell>
          <table:table-cell table:number-columns-repeated="9"/>
        </table:table-row>
        <table:table-row table:style-name="ro1">
          <table:table-cell office:value-type="float" office:value="1211.495158" calcext:value-type="float">
            <text:p>1211.495158</text:p>
          </table:table-cell>
          <table:table-cell table:number-columns-repeated="9"/>
        </table:table-row>
        <table:table-row table:style-name="ro1">
          <table:table-cell office:value-type="float" office:value="1225.610207" calcext:value-type="float">
            <text:p>1225.610207</text:p>
          </table:table-cell>
          <table:table-cell table:number-columns-repeated="9"/>
        </table:table-row>
        <table:table-row table:style-name="ro1">
          <table:table-cell office:value-type="float" office:value="1245.916486" calcext:value-type="float">
            <text:p>1245.916486</text:p>
          </table:table-cell>
          <table:table-cell table:number-columns-repeated="9"/>
        </table:table-row>
        <table:table-row table:style-name="ro1">
          <table:table-cell office:value-type="float" office:value="1276.829937" calcext:value-type="float">
            <text:p>1276.829937</text:p>
          </table:table-cell>
          <table:table-cell table:number-columns-repeated="9"/>
        </table:table-row>
        <table:table-row table:style-name="ro1">
          <table:table-cell office:value-type="float" office:value="1307.592275" calcext:value-type="float">
            <text:p>1307.592275</text:p>
          </table:table-cell>
          <table:table-cell table:number-columns-repeated="9"/>
        </table:table-row>
        <table:table-row table:style-name="ro1">
          <table:table-cell office:value-type="float" office:value="1344.61993" calcext:value-type="float">
            <text:p>1344.61993</text:p>
          </table:table-cell>
          <table:table-cell table:number-columns-repeated="9"/>
        </table:table-row>
        <table:table-row table:style-name="ro1">
          <table:table-cell office:value-type="float" office:value="1383.94708" calcext:value-type="float">
            <text:p>1383.94708</text:p>
          </table:table-cell>
          <table:table-cell table:number-columns-repeated="9"/>
        </table:table-row>
        <table:table-row table:style-name="ro1">
          <table:table-cell office:value-type="float" office:value="1422.627102" calcext:value-type="float">
            <text:p>1422.627102</text:p>
          </table:table-cell>
          <table:table-cell table:number-columns-repeated="9"/>
        </table:table-row>
        <table:table-row table:style-name="ro1">
          <table:table-cell office:value-type="float" office:value="1453.615744" calcext:value-type="float">
            <text:p>1453.615744</text:p>
          </table:table-cell>
          <table:table-cell table:number-columns-repeated="9"/>
        </table:table-row>
        <table:table-row table:style-name="ro1">
          <table:table-cell office:value-type="float" office:value="1479.728872" calcext:value-type="float">
            <text:p>1479.728872</text:p>
          </table:table-cell>
          <table:table-cell table:number-columns-repeated="9"/>
        </table:table-row>
        <table:table-row table:style-name="ro1">
          <table:table-cell office:value-type="float" office:value="1499.337471" calcext:value-type="float">
            <text:p>1499.337471</text:p>
          </table:table-cell>
          <table:table-cell table:number-columns-repeated="9"/>
        </table:table-row>
        <table:table-row table:style-name="ro1">
          <table:table-cell office:value-type="float" office:value="1512.229852" calcext:value-type="float">
            <text:p>1512.229852</text:p>
          </table:table-cell>
          <table:table-cell table:number-columns-repeated="9"/>
        </table:table-row>
        <table:table-row table:style-name="ro1">
          <table:table-cell office:value-type="float" office:value="1517.777654" calcext:value-type="float">
            <text:p>1517.777654</text:p>
          </table:table-cell>
          <table:table-cell table:number-columns-repeated="9"/>
        </table:table-row>
        <table:table-row table:style-name="ro1">
          <table:table-cell office:value-type="float" office:value="1517.504252" calcext:value-type="float">
            <text:p>1517.504252</text:p>
          </table:table-cell>
          <table:table-cell table:number-columns-repeated="9"/>
        </table:table-row>
        <table:table-row table:style-name="ro1">
          <table:table-cell office:value-type="float" office:value="1509.850114" calcext:value-type="float">
            <text:p>1509.850114</text:p>
          </table:table-cell>
          <table:table-cell table:number-columns-repeated="9"/>
        </table:table-row>
        <table:table-row table:style-name="ro1">
          <table:table-cell office:value-type="float" office:value="1497.603805" calcext:value-type="float">
            <text:p>1497.603805</text:p>
          </table:table-cell>
          <table:table-cell table:number-columns-repeated="9"/>
        </table:table-row>
        <table:table-row table:style-name="ro1">
          <table:table-cell office:value-type="float" office:value="1480.941648" calcext:value-type="float">
            <text:p>1480.941648</text:p>
          </table:table-cell>
          <table:table-cell table:number-columns-repeated="9"/>
        </table:table-row>
        <table:table-row table:style-name="ro1">
          <table:table-cell office:value-type="float" office:value="1458.59961" calcext:value-type="float">
            <text:p>1458.59961</text:p>
          </table:table-cell>
          <table:table-cell table:number-columns-repeated="9"/>
        </table:table-row>
        <table:table-row table:style-name="ro1">
          <table:table-cell office:value-type="float" office:value="1434.009618" calcext:value-type="float">
            <text:p>1434.009618</text:p>
          </table:table-cell>
          <table:table-cell table:number-columns-repeated="9"/>
        </table:table-row>
        <table:table-row table:style-name="ro1">
          <table:table-cell office:value-type="float" office:value="1409.489089" calcext:value-type="float">
            <text:p>1409.489089</text:p>
          </table:table-cell>
          <table:table-cell table:number-columns-repeated="9"/>
        </table:table-row>
        <table:table-row table:style-name="ro1">
          <table:table-cell office:value-type="float" office:value="1381.342466" calcext:value-type="float">
            <text:p>1381.342466</text:p>
          </table:table-cell>
          <table:table-cell table:number-columns-repeated="9"/>
        </table:table-row>
        <table:table-row table:style-name="ro1">
          <table:table-cell office:value-type="float" office:value="1355.3123" calcext:value-type="float">
            <text:p>1355.3123</text:p>
          </table:table-cell>
          <table:table-cell table:number-columns-repeated="9"/>
        </table:table-row>
        <table:table-row table:style-name="ro1">
          <table:table-cell office:value-type="float" office:value="1324.381193" calcext:value-type="float">
            <text:p>1324.381193</text:p>
          </table:table-cell>
          <table:table-cell table:number-columns-repeated="9"/>
        </table:table-row>
        <table:table-row table:style-name="ro1">
          <table:table-cell office:value-type="float" office:value="1297.214488" calcext:value-type="float">
            <text:p>1297.214488</text:p>
          </table:table-cell>
          <table:table-cell table:number-columns-repeated="9"/>
        </table:table-row>
        <table:table-row table:style-name="ro1">
          <table:table-cell office:value-type="float" office:value="1272.479252" calcext:value-type="float">
            <text:p>1272.479252</text:p>
          </table:table-cell>
          <table:table-cell table:number-columns-repeated="9"/>
        </table:table-row>
        <table:table-row table:style-name="ro1">
          <table:table-cell office:value-type="float" office:value="1250.456659" calcext:value-type="float">
            <text:p>1250.456659</text:p>
          </table:table-cell>
          <table:table-cell table:number-columns-repeated="9"/>
        </table:table-row>
        <table:table-row table:style-name="ro1">
          <table:table-cell office:value-type="float" office:value="1229.165677" calcext:value-type="float">
            <text:p>1229.165677</text:p>
          </table:table-cell>
          <table:table-cell table:number-columns-repeated="9"/>
        </table:table-row>
        <table:table-row table:style-name="ro1">
          <table:table-cell office:value-type="float" office:value="1208.832877" calcext:value-type="float">
            <text:p>1208.832877</text:p>
          </table:table-cell>
          <table:table-cell table:number-columns-repeated="9"/>
        </table:table-row>
        <table:table-row table:style-name="ro1">
          <table:table-cell office:value-type="float" office:value="1196.100609" calcext:value-type="float">
            <text:p>1196.100609</text:p>
          </table:table-cell>
          <table:table-cell table:number-columns-repeated="9"/>
        </table:table-row>
        <table:table-row table:style-name="ro1">
          <table:table-cell office:value-type="float" office:value="1188.463623" calcext:value-type="float">
            <text:p>1188.463623</text:p>
          </table:table-cell>
          <table:table-cell table:number-columns-repeated="9"/>
        </table:table-row>
        <table:table-row table:style-name="ro1">
          <table:table-cell office:value-type="float" office:value="1189.428643" calcext:value-type="float">
            <text:p>1189.428643</text:p>
          </table:table-cell>
          <table:table-cell table:number-columns-repeated="9"/>
        </table:table-row>
        <table:table-row table:style-name="ro1">
          <table:table-cell office:value-type="float" office:value="1196.451617" calcext:value-type="float">
            <text:p>1196.451617</text:p>
          </table:table-cell>
          <table:table-cell table:number-columns-repeated="9"/>
        </table:table-row>
        <table:table-row table:style-name="ro1">
          <table:table-cell office:value-type="float" office:value="1205.884532" calcext:value-type="float">
            <text:p>1205.884532</text:p>
          </table:table-cell>
          <table:table-cell table:number-columns-repeated="9"/>
        </table:table-row>
        <table:table-row table:style-name="ro1">
          <table:table-cell office:value-type="float" office:value="1223.289602" calcext:value-type="float">
            <text:p>1223.289602</text:p>
          </table:table-cell>
          <table:table-cell table:number-columns-repeated="9"/>
        </table:table-row>
        <table:table-row table:style-name="ro1">
          <table:table-cell office:value-type="float" office:value="1243.926484" calcext:value-type="float">
            <text:p>1243.926484</text:p>
          </table:table-cell>
          <table:table-cell table:number-columns-repeated="9"/>
        </table:table-row>
        <table:table-row table:style-name="ro1">
          <table:table-cell office:value-type="float" office:value="1270.096737" calcext:value-type="float">
            <text:p>1270.096737</text:p>
          </table:table-cell>
          <table:table-cell table:number-columns-repeated="9"/>
        </table:table-row>
        <table:table-row table:style-name="ro1">
          <table:table-cell office:value-type="float" office:value="1306.654671" calcext:value-type="float">
            <text:p>1306.654671</text:p>
          </table:table-cell>
          <table:table-cell table:number-columns-repeated="9"/>
        </table:table-row>
        <table:table-row table:style-name="ro1">
          <table:table-cell office:value-type="float" office:value="1346.605099" calcext:value-type="float">
            <text:p>1346.605099</text:p>
          </table:table-cell>
          <table:table-cell table:number-columns-repeated="9"/>
        </table:table-row>
        <table:table-row table:style-name="ro1">
          <table:table-cell office:value-type="float" office:value="1391.125038" calcext:value-type="float">
            <text:p>1391.125038</text:p>
          </table:table-cell>
          <table:table-cell table:number-columns-repeated="9"/>
        </table:table-row>
        <table:table-row table:style-name="ro1">
          <table:table-cell office:value-type="float" office:value="1430.513917" calcext:value-type="float">
            <text:p>1430.513917</text:p>
          </table:table-cell>
          <table:table-cell table:number-columns-repeated="9"/>
        </table:table-row>
        <table:table-row table:style-name="ro1">
          <table:table-cell office:value-type="float" office:value="1463.932411" calcext:value-type="float">
            <text:p>1463.932411</text:p>
          </table:table-cell>
          <table:table-cell table:number-columns-repeated="9"/>
        </table:table-row>
        <table:table-row table:style-name="ro1">
          <table:table-cell office:value-type="float" office:value="1488.719977" calcext:value-type="float">
            <text:p>1488.719977</text:p>
          </table:table-cell>
          <table:table-cell table:number-columns-repeated="9"/>
        </table:table-row>
        <table:table-row table:style-name="ro1">
          <table:table-cell office:value-type="float" office:value="1506.576693" calcext:value-type="float">
            <text:p>1506.576693</text:p>
          </table:table-cell>
          <table:table-cell table:number-columns-repeated="9"/>
        </table:table-row>
        <table:table-row table:style-name="ro1">
          <table:table-cell office:value-type="float" office:value="1515.566543" calcext:value-type="float">
            <text:p>1515.566543</text:p>
          </table:table-cell>
          <table:table-cell table:number-columns-repeated="9"/>
        </table:table-row>
        <table:table-row table:style-name="ro1">
          <table:table-cell office:value-type="float" office:value="1518.02188" calcext:value-type="float">
            <text:p>1518.02188</text:p>
          </table:table-cell>
          <table:table-cell table:number-columns-repeated="9"/>
        </table:table-row>
        <table:table-row table:style-name="ro1">
          <table:table-cell office:value-type="float" office:value="1514.416495" calcext:value-type="float">
            <text:p>1514.416495</text:p>
          </table:table-cell>
          <table:table-cell table:number-columns-repeated="9"/>
        </table:table-row>
        <table:table-row table:style-name="ro1">
          <table:table-cell office:value-type="float" office:value="1502.703453" calcext:value-type="float">
            <text:p>1502.703453</text:p>
          </table:table-cell>
          <table:table-cell table:number-columns-repeated="9"/>
        </table:table-row>
        <table:table-row table:style-name="ro1">
          <table:table-cell office:value-type="float" office:value="1488.094559" calcext:value-type="float">
            <text:p>1488.094559</text:p>
          </table:table-cell>
          <table:table-cell table:number-columns-repeated="9"/>
        </table:table-row>
        <table:table-row table:style-name="ro1">
          <table:table-cell office:value-type="float" office:value="1468.923154" calcext:value-type="float">
            <text:p>1468.923154</text:p>
          </table:table-cell>
          <table:table-cell table:number-columns-repeated="9"/>
        </table:table-row>
        <table:table-row table:style-name="ro1">
          <table:table-cell office:value-type="float" office:value="1445.864212" calcext:value-type="float">
            <text:p>1445.864212</text:p>
          </table:table-cell>
          <table:table-cell table:number-columns-repeated="9"/>
        </table:table-row>
        <table:table-row table:style-name="ro1">
          <table:table-cell office:value-type="float" office:value="1422.7504" calcext:value-type="float">
            <text:p>1422.7504</text:p>
          </table:table-cell>
          <table:table-cell table:number-columns-repeated="9"/>
        </table:table-row>
        <table:table-row table:style-name="ro1">
          <table:table-cell office:value-type="float" office:value="1394.194549" calcext:value-type="float">
            <text:p>1394.194549</text:p>
          </table:table-cell>
          <table:table-cell table:number-columns-repeated="9"/>
        </table:table-row>
        <table:table-row table:style-name="ro1">
          <table:table-cell office:value-type="float" office:value="1363.906326" calcext:value-type="float">
            <text:p>1363.906326</text:p>
          </table:table-cell>
          <table:table-cell table:number-columns-repeated="9"/>
        </table:table-row>
        <table:table-row table:style-name="ro1">
          <table:table-cell office:value-type="float" office:value="1337.295833" calcext:value-type="float">
            <text:p>1337.295833</text:p>
          </table:table-cell>
          <table:table-cell table:number-columns-repeated="9"/>
        </table:table-row>
        <table:table-row table:style-name="ro1">
          <table:table-cell office:value-type="float" office:value="1307.575847" calcext:value-type="float">
            <text:p>1307.575847</text:p>
          </table:table-cell>
          <table:table-cell table:number-columns-repeated="9"/>
        </table:table-row>
        <table:table-row table:style-name="ro1">
          <table:table-cell office:value-type="float" office:value="1282.82324" calcext:value-type="float">
            <text:p>1282.82324</text:p>
          </table:table-cell>
          <table:table-cell table:number-columns-repeated="9"/>
        </table:table-row>
        <table:table-row table:style-name="ro1">
          <table:table-cell office:value-type="float" office:value="1258.619939" calcext:value-type="float">
            <text:p>1258.619939</text:p>
          </table:table-cell>
          <table:table-cell table:number-columns-repeated="9"/>
        </table:table-row>
        <table:table-row table:style-name="ro1">
          <table:table-cell office:value-type="float" office:value="1233.481022" calcext:value-type="float">
            <text:p>1233.481022</text:p>
          </table:table-cell>
          <table:table-cell table:number-columns-repeated="9"/>
        </table:table-row>
        <table:table-row table:style-name="ro1">
          <table:table-cell office:value-type="float" office:value="1217.515839" calcext:value-type="float">
            <text:p>1217.515839</text:p>
          </table:table-cell>
          <table:table-cell table:number-columns-repeated="9"/>
        </table:table-row>
        <table:table-row table:style-name="ro1">
          <table:table-cell office:value-type="float" office:value="1201.30528" calcext:value-type="float">
            <text:p>1201.30528</text:p>
          </table:table-cell>
          <table:table-cell table:number-columns-repeated="9"/>
        </table:table-row>
        <table:table-row table:style-name="ro1">
          <table:table-cell office:value-type="float" office:value="1193.819616" calcext:value-type="float">
            <text:p>1193.819616</text:p>
          </table:table-cell>
          <table:table-cell table:number-columns-repeated="9"/>
        </table:table-row>
        <table:table-row table:style-name="ro1">
          <table:table-cell office:value-type="float" office:value="1190.888727" calcext:value-type="float">
            <text:p>1190.888727</text:p>
          </table:table-cell>
          <table:table-cell table:number-columns-repeated="9"/>
        </table:table-row>
        <table:table-row table:style-name="ro1">
          <table:table-cell office:value-type="float" office:value="1192.383609" calcext:value-type="float">
            <text:p>1192.383609</text:p>
          </table:table-cell>
          <table:table-cell table:number-columns-repeated="9"/>
        </table:table-row>
        <table:table-row table:style-name="ro1">
          <table:table-cell office:value-type="float" office:value="1201.741182" calcext:value-type="float">
            <text:p>1201.741182</text:p>
          </table:table-cell>
          <table:table-cell table:number-columns-repeated="9"/>
        </table:table-row>
        <table:table-row table:style-name="ro1">
          <table:table-cell office:value-type="float" office:value="1214.09102" calcext:value-type="float">
            <text:p>1214.09102</text:p>
          </table:table-cell>
          <table:table-cell table:number-columns-repeated="9"/>
        </table:table-row>
        <table:table-row table:style-name="ro1">
          <table:table-cell office:value-type="float" office:value="1229.620177" calcext:value-type="float">
            <text:p>1229.620177</text:p>
          </table:table-cell>
          <table:table-cell table:number-columns-repeated="9"/>
        </table:table-row>
        <table:table-row table:style-name="ro1">
          <table:table-cell office:value-type="float" office:value="1250.45136" calcext:value-type="float">
            <text:p>1250.45136</text:p>
          </table:table-cell>
          <table:table-cell table:number-columns-repeated="9"/>
        </table:table-row>
        <table:table-row table:style-name="ro1">
          <table:table-cell office:value-type="float" office:value="1273.248754" calcext:value-type="float">
            <text:p>1273.248754</text:p>
          </table:table-cell>
          <table:table-cell table:number-columns-repeated="9"/>
        </table:table-row>
        <table:table-row table:style-name="ro1">
          <table:table-cell office:value-type="float" office:value="1304.954756" calcext:value-type="float">
            <text:p>1304.954756</text:p>
          </table:table-cell>
          <table:table-cell table:number-columns-repeated="9"/>
        </table:table-row>
        <table:table-row table:style-name="ro1">
          <table:table-cell office:value-type="float" office:value="1341.170139" calcext:value-type="float">
            <text:p>1341.170139</text:p>
          </table:table-cell>
          <table:table-cell table:number-columns-repeated="9"/>
        </table:table-row>
        <table:table-row table:style-name="ro1">
          <table:table-cell office:value-type="float" office:value="1381.913642" calcext:value-type="float">
            <text:p>1381.913642</text:p>
          </table:table-cell>
          <table:table-cell table:number-columns-repeated="9"/>
        </table:table-row>
        <table:table-row table:style-name="ro1">
          <table:table-cell office:value-type="float" office:value="1422.040021" calcext:value-type="float">
            <text:p>1422.040021</text:p>
          </table:table-cell>
          <table:table-cell table:number-columns-repeated="9"/>
        </table:table-row>
        <table:table-row table:style-name="ro1">
          <table:table-cell office:value-type="float" office:value="1453.576484" calcext:value-type="float">
            <text:p>1453.576484</text:p>
          </table:table-cell>
          <table:table-cell table:number-columns-repeated="9"/>
        </table:table-row>
        <table:table-row table:style-name="ro1">
          <table:table-cell office:value-type="float" office:value="1480.004081" calcext:value-type="float">
            <text:p>1480.004081</text:p>
          </table:table-cell>
          <table:table-cell table:number-columns-repeated="9"/>
        </table:table-row>
        <table:table-row table:style-name="ro1">
          <table:table-cell office:value-type="float" office:value="1499.32734" calcext:value-type="float">
            <text:p>1499.32734</text:p>
          </table:table-cell>
          <table:table-cell table:number-columns-repeated="9"/>
        </table:table-row>
        <table:table-row table:style-name="ro1">
          <table:table-cell office:value-type="float" office:value="1510.724572" calcext:value-type="float">
            <text:p>1510.724572</text:p>
          </table:table-cell>
          <table:table-cell table:number-columns-repeated="9"/>
        </table:table-row>
        <table:table-row table:style-name="ro1">
          <table:table-cell office:value-type="float" office:value="1516.284408" calcext:value-type="float">
            <text:p>1516.284408</text:p>
          </table:table-cell>
          <table:table-cell table:number-columns-repeated="9"/>
        </table:table-row>
        <table:table-row table:style-name="ro1">
          <table:table-cell office:value-type="float" office:value="1516.795082" calcext:value-type="float">
            <text:p>1516.795082</text:p>
          </table:table-cell>
          <table:table-cell table:number-columns-repeated="9"/>
        </table:table-row>
        <table:table-row table:style-name="ro1">
          <table:table-cell office:value-type="float" office:value="1510.899353" calcext:value-type="float">
            <text:p>1510.899353</text:p>
          </table:table-cell>
          <table:table-cell table:number-columns-repeated="9"/>
        </table:table-row>
        <table:table-row table:style-name="ro1">
          <table:table-cell office:value-type="float" office:value="1499.839726" calcext:value-type="float">
            <text:p>1499.839726</text:p>
          </table:table-cell>
          <table:table-cell table:number-columns-repeated="9"/>
        </table:table-row>
        <table:table-row table:style-name="ro1">
          <table:table-cell office:value-type="float" office:value="1485.320253" calcext:value-type="float">
            <text:p>1485.320253</text:p>
          </table:table-cell>
          <table:table-cell table:number-columns-repeated="9"/>
        </table:table-row>
        <table:table-row table:style-name="ro1">
          <table:table-cell office:value-type="float" office:value="1466.073535" calcext:value-type="float">
            <text:p>1466.073535</text:p>
          </table:table-cell>
          <table:table-cell table:number-columns-repeated="9"/>
        </table:table-row>
        <table:table-row table:style-name="ro1">
          <table:table-cell office:value-type="float" office:value="1445.959789" calcext:value-type="float">
            <text:p>1445.959789</text:p>
          </table:table-cell>
          <table:table-cell table:number-columns-repeated="9"/>
        </table:table-row>
        <table:table-row table:style-name="ro1">
          <table:table-cell office:value-type="float" office:value="1422.823716" calcext:value-type="float">
            <text:p>1422.823716</text:p>
          </table:table-cell>
          <table:table-cell table:number-columns-repeated="9"/>
        </table:table-row>
        <table:table-row table:style-name="ro1">
          <table:table-cell office:value-type="float" office:value="1395.359618" calcext:value-type="float">
            <text:p>1395.359618</text:p>
          </table:table-cell>
          <table:table-cell table:number-columns-repeated="9"/>
        </table:table-row>
        <table:table-row table:style-name="ro1">
          <table:table-cell office:value-type="float" office:value="1369.501712" calcext:value-type="float">
            <text:p>1369.501712</text:p>
          </table:table-cell>
          <table:table-cell table:number-columns-repeated="9"/>
        </table:table-row>
        <table:table-row table:style-name="ro1">
          <table:table-cell office:value-type="float" office:value="1344.919321" calcext:value-type="float">
            <text:p>1344.919321</text:p>
          </table:table-cell>
          <table:table-cell table:number-columns-repeated="9"/>
        </table:table-row>
        <table:table-row table:style-name="ro1">
          <table:table-cell office:value-type="float" office:value="1321.790221" calcext:value-type="float">
            <text:p>1321.790221</text:p>
          </table:table-cell>
          <table:table-cell table:number-columns-repeated="9"/>
        </table:table-row>
        <table:table-row table:style-name="ro1">
          <table:table-cell office:value-type="float" office:value="1298.428406" calcext:value-type="float">
            <text:p>1298.428406</text:p>
          </table:table-cell>
          <table:table-cell table:number-columns-repeated="9"/>
        </table:table-row>
        <table:table-row table:style-name="ro1">
          <table:table-cell office:value-type="float" office:value="1277.156554" calcext:value-type="float">
            <text:p>1277.156554</text:p>
          </table:table-cell>
          <table:table-cell table:number-columns-repeated="9"/>
        </table:table-row>
        <table:table-row table:style-name="ro1">
          <table:table-cell office:value-type="float" office:value="1254.10292" calcext:value-type="float">
            <text:p>1254.10292</text:p>
          </table:table-cell>
          <table:table-cell table:number-columns-repeated="9"/>
        </table:table-row>
        <table:table-row table:style-name="ro1">
          <table:table-cell office:value-type="float" office:value="1236.023307" calcext:value-type="float">
            <text:p>1236.023307</text:p>
          </table:table-cell>
          <table:table-cell table:number-columns-repeated="9"/>
        </table:table-row>
        <table:table-row table:style-name="ro1">
          <table:table-cell office:value-type="float" office:value="1224.512614" calcext:value-type="float">
            <text:p>1224.512614</text:p>
          </table:table-cell>
          <table:table-cell table:number-columns-repeated="9"/>
        </table:table-row>
        <table:table-row table:style-name="ro1">
          <table:table-cell office:value-type="float" office:value="1216.589384" calcext:value-type="float">
            <text:p>1216.589384</text:p>
          </table:table-cell>
          <table:table-cell table:number-columns-repeated="9"/>
        </table:table-row>
        <table:table-row table:style-name="ro1">
          <table:table-cell office:value-type="float" office:value="1214.686311" calcext:value-type="float">
            <text:p>1214.686311</text:p>
          </table:table-cell>
          <table:table-cell table:number-columns-repeated="9"/>
        </table:table-row>
        <table:table-row table:style-name="ro1">
          <table:table-cell office:value-type="float" office:value="1219.536073" calcext:value-type="float">
            <text:p>1219.536073</text:p>
          </table:table-cell>
          <table:table-cell table:number-columns-repeated="9"/>
        </table:table-row>
        <table:table-row table:style-name="ro1">
          <table:table-cell office:value-type="float" office:value="1227.947336" calcext:value-type="float">
            <text:p>1227.947336</text:p>
          </table:table-cell>
          <table:table-cell table:number-columns-repeated="9"/>
        </table:table-row>
        <table:table-row table:style-name="ro1">
          <table:table-cell office:value-type="float" office:value="1240.085987" calcext:value-type="float">
            <text:p>1240.085987</text:p>
          </table:table-cell>
          <table:table-cell table:number-columns-repeated="9"/>
        </table:table-row>
        <table:table-row table:style-name="ro1">
          <table:table-cell office:value-type="float" office:value="1258.70118" calcext:value-type="float">
            <text:p>1258.70118</text:p>
          </table:table-cell>
          <table:table-cell table:number-columns-repeated="9"/>
        </table:table-row>
        <table:table-row table:style-name="ro1">
          <table:table-cell office:value-type="float" office:value="1280.530489" calcext:value-type="float">
            <text:p>1280.530489</text:p>
          </table:table-cell>
          <table:table-cell table:number-columns-repeated="9"/>
        </table:table-row>
        <table:table-row table:style-name="ro1">
          <table:table-cell office:value-type="float" office:value="1304.074344" calcext:value-type="float">
            <text:p>1304.074344</text:p>
          </table:table-cell>
          <table:table-cell table:number-columns-repeated="9"/>
        </table:table-row>
        <table:table-row table:style-name="ro1">
          <table:table-cell office:value-type="float" office:value="1335.138927" calcext:value-type="float">
            <text:p>1335.138927</text:p>
          </table:table-cell>
          <table:table-cell table:number-columns-repeated="9"/>
        </table:table-row>
        <table:table-row table:style-name="ro1">
          <table:table-cell office:value-type="float" office:value="1373.148402" calcext:value-type="float">
            <text:p>1373.148402</text:p>
          </table:table-cell>
          <table:table-cell table:number-columns-repeated="9"/>
        </table:table-row>
        <table:table-row table:style-name="ro1">
          <table:table-cell office:value-type="float" office:value="1410.412262" calcext:value-type="float">
            <text:p>1410.412262</text:p>
          </table:table-cell>
          <table:table-cell table:number-columns-repeated="9"/>
        </table:table-row>
        <table:table-row table:style-name="ro1">
          <table:table-cell office:value-type="float" office:value="1442.629985" calcext:value-type="float">
            <text:p>1442.629985</text:p>
          </table:table-cell>
          <table:table-cell table:number-columns-repeated="9"/>
        </table:table-row>
        <table:table-row table:style-name="ro1">
          <table:table-cell office:value-type="float" office:value="1470.445167" calcext:value-type="float">
            <text:p>1470.445167</text:p>
          </table:table-cell>
          <table:table-cell table:number-columns-repeated="9"/>
        </table:table-row>
        <table:table-row table:style-name="ro1">
          <table:table-cell office:value-type="float" office:value="1491.285845" calcext:value-type="float">
            <text:p>1491.285845</text:p>
          </table:table-cell>
          <table:table-cell table:number-columns-repeated="9"/>
        </table:table-row>
        <table:table-row table:style-name="ro1">
          <table:table-cell office:value-type="float" office:value="1505.413936" calcext:value-type="float">
            <text:p>1505.413936</text:p>
          </table:table-cell>
          <table:table-cell table:number-columns-repeated="9"/>
        </table:table-row>
        <table:table-row table:style-name="ro1">
          <table:table-cell office:value-type="float" office:value="1514.359494" calcext:value-type="float">
            <text:p>1514.359494</text:p>
          </table:table-cell>
          <table:table-cell table:number-columns-repeated="9"/>
        </table:table-row>
        <table:table-row table:style-name="ro1">
          <table:table-cell office:value-type="float" office:value="1517.644102" calcext:value-type="float">
            <text:p>1517.644102</text:p>
          </table:table-cell>
          <table:table-cell table:number-columns-repeated="9"/>
        </table:table-row>
        <table:table-row table:style-name="ro1">
          <table:table-cell office:value-type="float" office:value="1516.423877" calcext:value-type="float">
            <text:p>1516.423877</text:p>
          </table:table-cell>
          <table:table-cell table:number-columns-repeated="9"/>
        </table:table-row>
        <table:table-row table:style-name="ro1">
          <table:table-cell office:value-type="float" office:value="1509.343293" calcext:value-type="float">
            <text:p>1509.343293</text:p>
          </table:table-cell>
          <table:table-cell table:number-columns-repeated="9"/>
        </table:table-row>
        <table:table-row table:style-name="ro1">
          <table:table-cell office:value-type="float" office:value="1500.50332" calcext:value-type="float">
            <text:p>1500.50332</text:p>
          </table:table-cell>
          <table:table-cell table:number-columns-repeated="9"/>
        </table:table-row>
        <table:table-row table:style-name="ro1">
          <table:table-cell office:value-type="float" office:value="1486.147565" calcext:value-type="float">
            <text:p>1486.147565</text:p>
          </table:table-cell>
          <table:table-cell table:number-columns-repeated="9"/>
        </table:table-row>
        <table:table-row table:style-name="ro1">
          <table:table-cell office:value-type="float" office:value="1466.852759" calcext:value-type="float">
            <text:p>1466.852759</text:p>
          </table:table-cell>
          <table:table-cell table:number-columns-repeated="9"/>
        </table:table-row>
        <table:table-row table:style-name="ro1">
          <table:table-cell office:value-type="float" office:value="1448.256592" calcext:value-type="float">
            <text:p>1448.256592</text:p>
          </table:table-cell>
          <table:table-cell table:number-columns-repeated="9"/>
        </table:table-row>
        <table:table-row table:style-name="ro1">
          <table:table-cell office:value-type="float" office:value="1425.094159" calcext:value-type="float">
            <text:p>1425.094159</text:p>
          </table:table-cell>
          <table:table-cell table:number-columns-repeated="9"/>
        </table:table-row>
        <table:table-row table:style-name="ro1">
          <table:table-cell office:value-type="float" office:value="1401.283657" calcext:value-type="float">
            <text:p>1401.283657</text:p>
          </table:table-cell>
          <table:table-cell table:number-columns-repeated="9"/>
        </table:table-row>
        <table:table-row table:style-name="ro1">
          <table:table-cell office:value-type="float" office:value="1375.283857" calcext:value-type="float">
            <text:p>1375.283857</text:p>
          </table:table-cell>
          <table:table-cell table:number-columns-repeated="9"/>
        </table:table-row>
        <table:table-row table:style-name="ro1">
          <table:table-cell office:value-type="float" office:value="1350.679671" calcext:value-type="float">
            <text:p>1350.679671</text:p>
          </table:table-cell>
          <table:table-cell table:number-columns-repeated="9"/>
        </table:table-row>
        <table:table-row table:style-name="ro1">
          <table:table-cell office:value-type="float" office:value="1325.896385" calcext:value-type="float">
            <text:p>1325.896385</text:p>
          </table:table-cell>
          <table:table-cell table:number-columns-repeated="9"/>
        </table:table-row>
        <table:table-row table:style-name="ro1">
          <table:table-cell office:value-type="float" office:value="1305.284532" calcext:value-type="float">
            <text:p>1305.284532</text:p>
          </table:table-cell>
          <table:table-cell table:number-columns-repeated="9"/>
        </table:table-row>
        <table:table-row table:style-name="ro1">
          <table:table-cell office:value-type="float" office:value="1281.78282" calcext:value-type="float">
            <text:p>1281.78282</text:p>
          </table:table-cell>
          <table:table-cell table:number-columns-repeated="9"/>
        </table:table-row>
        <table:table-row table:style-name="ro1">
          <table:table-cell office:value-type="float" office:value="1257.474382" calcext:value-type="float">
            <text:p>1257.474382</text:p>
          </table:table-cell>
          <table:table-cell table:number-columns-repeated="9"/>
        </table:table-row>
        <table:table-row table:style-name="ro1">
          <table:table-cell office:value-type="float" office:value="1242.042494" calcext:value-type="float">
            <text:p>1242.042494</text:p>
          </table:table-cell>
          <table:table-cell table:number-columns-repeated="9"/>
        </table:table-row>
        <table:table-row table:style-name="ro1">
          <table:table-cell office:value-type="float" office:value="1228.15742" calcext:value-type="float">
            <text:p>1228.15742</text:p>
          </table:table-cell>
          <table:table-cell table:number-columns-repeated="9"/>
        </table:table-row>
        <table:table-row table:style-name="ro1">
          <table:table-cell office:value-type="float" office:value="1219.539897" calcext:value-type="float">
            <text:p>1219.539897</text:p>
          </table:table-cell>
          <table:table-cell table:number-columns-repeated="9"/>
        </table:table-row>
        <table:table-row table:style-name="ro1">
          <table:table-cell office:value-type="float" office:value="1214.637643" calcext:value-type="float">
            <text:p>1214.637643</text:p>
          </table:table-cell>
          <table:table-cell table:number-columns-repeated="9"/>
        </table:table-row>
        <table:table-row table:style-name="ro1">
          <table:table-cell office:value-type="float" office:value="1212.168065" calcext:value-type="float">
            <text:p>1212.168065</text:p>
          </table:table-cell>
          <table:table-cell table:number-columns-repeated="9"/>
        </table:table-row>
        <table:table-row table:style-name="ro1">
          <table:table-cell office:value-type="float" office:value="1215.580099" calcext:value-type="float">
            <text:p>1215.580099</text:p>
          </table:table-cell>
          <table:table-cell table:number-columns-repeated="9"/>
        </table:table-row>
        <table:table-row table:style-name="ro1">
          <table:table-cell office:value-type="float" office:value="1226.103767" calcext:value-type="float">
            <text:p>1226.103767</text:p>
          </table:table-cell>
          <table:table-cell table:number-columns-repeated="9"/>
        </table:table-row>
        <table:table-row table:style-name="ro1">
          <table:table-cell office:value-type="float" office:value="1239.682725" calcext:value-type="float">
            <text:p>1239.682725</text:p>
          </table:table-cell>
          <table:table-cell table:number-columns-repeated="9"/>
        </table:table-row>
        <table:table-row table:style-name="ro1">
          <table:table-cell office:value-type="float" office:value="1258.538718" calcext:value-type="float">
            <text:p>1258.538718</text:p>
          </table:table-cell>
          <table:table-cell table:number-columns-repeated="9"/>
        </table:table-row>
        <table:table-row table:style-name="ro1">
          <table:table-cell office:value-type="float" office:value="1278.986339" calcext:value-type="float">
            <text:p>1278.986339</text:p>
          </table:table-cell>
          <table:table-cell table:number-columns-repeated="9"/>
        </table:table-row>
        <table:table-row table:style-name="ro1">
          <table:table-cell office:value-type="float" office:value="1304.818312" calcext:value-type="float">
            <text:p>1304.818312</text:p>
          </table:table-cell>
          <table:table-cell table:number-columns-repeated="9"/>
        </table:table-row>
        <table:table-row table:style-name="ro1">
          <table:table-cell office:value-type="float" office:value="1337.875552" calcext:value-type="float">
            <text:p>1337.875552</text:p>
          </table:table-cell>
          <table:table-cell table:number-columns-repeated="9"/>
        </table:table-row>
        <table:table-row table:style-name="ro1">
          <table:table-cell office:value-type="float" office:value="1371.681317" calcext:value-type="float">
            <text:p>1371.681317</text:p>
          </table:table-cell>
          <table:table-cell table:number-columns-repeated="9"/>
        </table:table-row>
        <table:table-row table:style-name="ro1">
          <table:table-cell office:value-type="float" office:value="1410.264079" calcext:value-type="float">
            <text:p>1410.264079</text:p>
          </table:table-cell>
          <table:table-cell table:number-columns-repeated="9"/>
        </table:table-row>
        <table:table-row table:style-name="ro1">
          <table:table-cell office:value-type="float" office:value="1443.18125" calcext:value-type="float">
            <text:p>1443.18125</text:p>
          </table:table-cell>
          <table:table-cell table:number-columns-repeated="9"/>
        </table:table-row>
        <table:table-row table:style-name="ro1">
          <table:table-cell office:value-type="float" office:value="1470.807373" calcext:value-type="float">
            <text:p>1470.807373</text:p>
          </table:table-cell>
          <table:table-cell table:number-columns-repeated="9"/>
        </table:table-row>
        <table:table-row table:style-name="ro1">
          <table:table-cell office:value-type="float" office:value="1492.724058" calcext:value-type="float">
            <text:p>1492.724058</text:p>
          </table:table-cell>
          <table:table-cell table:number-columns-repeated="9"/>
        </table:table-row>
        <table:table-row table:style-name="ro1">
          <table:table-cell office:value-type="float" office:value="1508.673868" calcext:value-type="float">
            <text:p>1508.673868</text:p>
          </table:table-cell>
          <table:table-cell table:number-columns-repeated="9"/>
        </table:table-row>
        <table:table-row table:style-name="ro1">
          <table:table-cell office:value-type="float" office:value="1519.151379" calcext:value-type="float">
            <text:p>1519.151379</text:p>
          </table:table-cell>
          <table:table-cell table:number-columns-repeated="9"/>
        </table:table-row>
        <table:table-row table:style-name="ro1">
          <table:table-cell office:value-type="float" office:value="1516.563261" calcext:value-type="float">
            <text:p>1516.563261</text:p>
          </table:table-cell>
          <table:table-cell table:number-columns-repeated="9"/>
        </table:table-row>
        <table:table-row table:style-name="ro1">
          <table:table-cell office:value-type="float" office:value="1508.561244" calcext:value-type="float">
            <text:p>1508.561244</text:p>
          </table:table-cell>
          <table:table-cell table:number-columns-repeated="9"/>
        </table:table-row>
        <table:table-row table:style-name="ro1">
          <table:table-cell office:value-type="float" office:value="1494.914326" calcext:value-type="float">
            <text:p>1494.914326</text:p>
          </table:table-cell>
          <table:table-cell table:number-columns-repeated="9"/>
        </table:table-row>
        <table:table-row table:style-name="ro1">
          <table:table-cell office:value-type="float" office:value="1480.249315" calcext:value-type="float">
            <text:p>1480.249315</text:p>
          </table:table-cell>
          <table:table-cell table:number-columns-repeated="9"/>
        </table:table-row>
        <table:table-row table:style-name="ro1">
          <table:table-cell office:value-type="float" office:value="1461.329937" calcext:value-type="float">
            <text:p>1461.329937</text:p>
          </table:table-cell>
          <table:table-cell table:number-columns-repeated="9"/>
        </table:table-row>
        <table:table-row table:style-name="ro1">
          <table:table-cell office:value-type="float" office:value="1441.032011" calcext:value-type="float">
            <text:p>1441.032011</text:p>
          </table:table-cell>
          <table:table-cell table:number-columns-repeated="9"/>
        </table:table-row>
        <table:table-row table:style-name="ro1">
          <table:table-cell office:value-type="float" office:value="1419.931012" calcext:value-type="float">
            <text:p>1419.931012</text:p>
          </table:table-cell>
          <table:table-cell table:number-columns-repeated="9"/>
        </table:table-row>
        <table:table-row table:style-name="ro1">
          <table:table-cell office:value-type="float" office:value="1397.473687" calcext:value-type="float">
            <text:p>1397.473687</text:p>
          </table:table-cell>
          <table:table-cell table:number-columns-repeated="9"/>
        </table:table-row>
        <table:table-row table:style-name="ro1">
          <table:table-cell office:value-type="float" office:value="1371.265734" calcext:value-type="float">
            <text:p>1371.265734</text:p>
          </table:table-cell>
          <table:table-cell table:number-columns-repeated="9"/>
        </table:table-row>
        <table:table-row table:style-name="ro1">
          <table:table-cell office:value-type="float" office:value="1349.487462" calcext:value-type="float">
            <text:p>1349.487462</text:p>
          </table:table-cell>
          <table:table-cell table:number-columns-repeated="9"/>
        </table:table-row>
        <table:table-row table:style-name="ro1">
          <table:table-cell office:value-type="float" office:value="1331.27383" calcext:value-type="float">
            <text:p>1331.27383</text:p>
          </table:table-cell>
          <table:table-cell table:number-columns-repeated="9"/>
        </table:table-row>
        <table:table-row table:style-name="ro1">
          <table:table-cell office:value-type="float" office:value="1311.70157" calcext:value-type="float">
            <text:p>1311.70157</text:p>
          </table:table-cell>
          <table:table-cell table:number-columns-repeated="9"/>
        </table:table-row>
        <table:table-row table:style-name="ro1">
          <table:table-cell office:value-type="float" office:value="1292.148925" calcext:value-type="float">
            <text:p>1292.148925</text:p>
          </table:table-cell>
          <table:table-cell table:number-columns-repeated="9"/>
        </table:table-row>
        <table:table-row table:style-name="ro1">
          <table:table-cell office:value-type="float" office:value="1276.245053" calcext:value-type="float">
            <text:p>1276.245053</text:p>
          </table:table-cell>
          <table:table-cell table:number-columns-repeated="9"/>
        </table:table-row>
        <table:table-row table:style-name="ro1">
          <table:table-cell office:value-type="float" office:value="1260.211454" calcext:value-type="float">
            <text:p>1260.211454</text:p>
          </table:table-cell>
          <table:table-cell table:number-columns-repeated="9"/>
        </table:table-row>
        <table:table-row table:style-name="ro1">
          <table:table-cell office:value-type="float" office:value="1248.203044" calcext:value-type="float">
            <text:p>1248.203044</text:p>
          </table:table-cell>
          <table:table-cell table:number-columns-repeated="9"/>
        </table:table-row>
        <table:table-row table:style-name="ro1">
          <table:table-cell office:value-type="float" office:value="1238.537158" calcext:value-type="float">
            <text:p>1238.537158</text:p>
          </table:table-cell>
          <table:table-cell table:number-columns-repeated="9"/>
        </table:table-row>
        <table:table-row table:style-name="ro1">
          <table:table-cell office:value-type="float" office:value="1235.346518" calcext:value-type="float">
            <text:p>1235.346518</text:p>
          </table:table-cell>
          <table:table-cell table:number-columns-repeated="9"/>
        </table:table-row>
        <table:table-row table:style-name="ro1">
          <table:table-cell office:value-type="float" office:value="1235.358134" calcext:value-type="float">
            <text:p>1235.358134</text:p>
          </table:table-cell>
          <table:table-cell table:number-columns-repeated="9"/>
        </table:table-row>
        <table:table-row table:style-name="ro1">
          <table:table-cell office:value-type="float" office:value="1243.481992" calcext:value-type="float">
            <text:p>1243.481992</text:p>
          </table:table-cell>
          <table:table-cell table:number-columns-repeated="9"/>
        </table:table-row>
        <table:table-row table:style-name="ro1">
          <table:table-cell office:value-type="float" office:value="1253.261339" calcext:value-type="float">
            <text:p>1253.261339</text:p>
          </table:table-cell>
          <table:table-cell table:number-columns-repeated="9"/>
        </table:table-row>
        <table:table-row table:style-name="ro1">
          <table:table-cell office:value-type="float" office:value="1270.603491" calcext:value-type="float">
            <text:p>1270.603491</text:p>
          </table:table-cell>
          <table:table-cell table:number-columns-repeated="9"/>
        </table:table-row>
        <table:table-row table:style-name="ro1">
          <table:table-cell office:value-type="float" office:value="1291.327083" calcext:value-type="float">
            <text:p>1291.327083</text:p>
          </table:table-cell>
          <table:table-cell table:number-columns-repeated="9"/>
        </table:table-row>
        <table:table-row table:style-name="ro1">
          <table:table-cell office:value-type="float" office:value="1312.185816" calcext:value-type="float">
            <text:p>1312.185816</text:p>
          </table:table-cell>
          <table:table-cell table:number-columns-repeated="9"/>
        </table:table-row>
        <table:table-row table:style-name="ro1">
          <table:table-cell office:value-type="float" office:value="1342.977559" calcext:value-type="float">
            <text:p>1342.977559</text:p>
          </table:table-cell>
          <table:table-cell table:number-columns-repeated="9"/>
        </table:table-row>
        <table:table-row table:style-name="ro1">
          <table:table-cell office:value-type="float" office:value="1373.453624" calcext:value-type="float">
            <text:p>1373.453624</text:p>
          </table:table-cell>
          <table:table-cell table:number-columns-repeated="9"/>
        </table:table-row>
        <table:table-row table:style-name="ro1">
          <table:table-cell office:value-type="float" office:value="1408.311863" calcext:value-type="float">
            <text:p>1408.311863</text:p>
          </table:table-cell>
          <table:table-cell table:number-columns-repeated="9"/>
        </table:table-row>
        <table:table-row table:style-name="ro1">
          <table:table-cell office:value-type="float" office:value="1439.292314" calcext:value-type="float">
            <text:p>1439.292314</text:p>
          </table:table-cell>
          <table:table-cell table:number-columns-repeated="9"/>
        </table:table-row>
        <table:table-row table:style-name="ro1">
          <table:table-cell office:value-type="float" office:value="1465.565649" calcext:value-type="float">
            <text:p>1465.565649</text:p>
          </table:table-cell>
          <table:table-cell table:number-columns-repeated="9"/>
        </table:table-row>
        <table:table-row table:style-name="ro1">
          <table:table-cell office:value-type="float" office:value="1486.456935" calcext:value-type="float">
            <text:p>1486.456935</text:p>
          </table:table-cell>
          <table:table-cell table:number-columns-repeated="9"/>
        </table:table-row>
        <table:table-row table:style-name="ro1">
          <table:table-cell office:value-type="float" office:value="1501.318046" calcext:value-type="float">
            <text:p>1501.318046</text:p>
          </table:table-cell>
          <table:table-cell table:number-columns-repeated="9"/>
        </table:table-row>
        <table:table-row table:style-name="ro1">
          <table:table-cell office:value-type="float" office:value="1511.236387" calcext:value-type="float">
            <text:p>1511.236387</text:p>
          </table:table-cell>
          <table:table-cell table:number-columns-repeated="9"/>
        </table:table-row>
        <table:table-row table:style-name="ro1">
          <table:table-cell office:value-type="float" office:value="1515.316315" calcext:value-type="float">
            <text:p>1515.316315</text:p>
          </table:table-cell>
          <table:table-cell table:number-columns-repeated="9"/>
        </table:table-row>
        <table:table-row table:style-name="ro1">
          <table:table-cell office:value-type="float" office:value="1514.867827" calcext:value-type="float">
            <text:p>1514.867827</text:p>
          </table:table-cell>
          <table:table-cell table:number-columns-repeated="9"/>
        </table:table-row>
        <table:table-row table:style-name="ro1">
          <table:table-cell office:value-type="float" office:value="1509.635949" calcext:value-type="float">
            <text:p>1509.635949</text:p>
          </table:table-cell>
          <table:table-cell table:number-columns-repeated="9"/>
        </table:table-row>
        <table:table-row table:style-name="ro1">
          <table:table-cell office:value-type="float" office:value="1499.603244" calcext:value-type="float">
            <text:p>1499.603244</text:p>
          </table:table-cell>
          <table:table-cell table:number-columns-repeated="9"/>
        </table:table-row>
        <table:table-row table:style-name="ro1">
          <table:table-cell office:value-type="float" office:value="1484.822156" calcext:value-type="float">
            <text:p>1484.822156</text:p>
          </table:table-cell>
          <table:table-cell table:number-columns-repeated="9"/>
        </table:table-row>
        <table:table-row table:style-name="ro1">
          <table:table-cell office:value-type="float" office:value="1467.87812" calcext:value-type="float">
            <text:p>1467.87812</text:p>
          </table:table-cell>
          <table:table-cell table:number-columns-repeated="9"/>
        </table:table-row>
        <table:table-row table:style-name="ro1">
          <table:table-cell office:value-type="float" office:value="1450.160607" calcext:value-type="float">
            <text:p>1450.160607</text:p>
          </table:table-cell>
          <table:table-cell table:number-columns-repeated="9"/>
        </table:table-row>
        <table:table-row table:style-name="ro1">
          <table:table-cell office:value-type="float" office:value="1431.581117" calcext:value-type="float">
            <text:p>1431.581117</text:p>
          </table:table-cell>
          <table:table-cell table:number-columns-repeated="9"/>
        </table:table-row>
        <table:table-row table:style-name="ro1">
          <table:table-cell office:value-type="float" office:value="1409.624715" calcext:value-type="float">
            <text:p>1409.624715</text:p>
          </table:table-cell>
          <table:table-cell table:number-columns-repeated="9"/>
        </table:table-row>
        <table:table-row table:style-name="ro1">
          <table:table-cell office:value-type="float" office:value="1387.13925" calcext:value-type="float">
            <text:p>1387.13925</text:p>
          </table:table-cell>
          <table:table-cell table:number-columns-repeated="9"/>
        </table:table-row>
        <table:table-row table:style-name="ro1">
          <table:table-cell office:value-type="float" office:value="1363.552045" calcext:value-type="float">
            <text:p>1363.552045</text:p>
          </table:table-cell>
          <table:table-cell table:number-columns-repeated="9"/>
        </table:table-row>
        <table:table-row table:style-name="ro1">
          <table:table-cell office:value-type="float" office:value="1339.675333" calcext:value-type="float">
            <text:p>1339.675333</text:p>
          </table:table-cell>
          <table:table-cell table:number-columns-repeated="9"/>
        </table:table-row>
        <table:table-row table:style-name="ro1">
          <table:table-cell office:value-type="float" office:value="1317.635055" calcext:value-type="float">
            <text:p>1317.635055</text:p>
          </table:table-cell>
          <table:table-cell table:number-columns-repeated="9"/>
        </table:table-row>
        <table:table-row table:style-name="ro1">
          <table:table-cell office:value-type="float" office:value="1294.018341" calcext:value-type="float">
            <text:p>1294.018341</text:p>
          </table:table-cell>
          <table:table-cell table:number-columns-repeated="9"/>
        </table:table-row>
        <table:table-row table:style-name="ro1">
          <table:table-cell office:value-type="float" office:value="1274.220805" calcext:value-type="float">
            <text:p>1274.220805</text:p>
          </table:table-cell>
          <table:table-cell table:number-columns-repeated="9"/>
        </table:table-row>
        <table:table-row table:style-name="ro1">
          <table:table-cell office:value-type="float" office:value="1254.550029" calcext:value-type="float">
            <text:p>1254.550029</text:p>
          </table:table-cell>
          <table:table-cell table:number-columns-repeated="9"/>
        </table:table-row>
        <table:table-row table:style-name="ro1">
          <table:table-cell office:value-type="float" office:value="1231.376874" calcext:value-type="float">
            <text:p>1231.376874</text:p>
          </table:table-cell>
          <table:table-cell table:number-columns-repeated="9"/>
        </table:table-row>
        <table:table-row table:style-name="ro1">
          <table:table-cell office:value-type="float" office:value="1211.838204" calcext:value-type="float">
            <text:p>1211.838204</text:p>
          </table:table-cell>
          <table:table-cell table:number-columns-repeated="9"/>
        </table:table-row>
        <table:table-row table:style-name="ro1">
          <table:table-cell office:value-type="float" office:value="1189.969245" calcext:value-type="float">
            <text:p>1189.969245</text:p>
          </table:table-cell>
          <table:table-cell table:number-columns-repeated="9"/>
        </table:table-row>
        <table:table-row table:style-name="ro1">
          <table:table-cell office:value-type="float" office:value="1169.425371" calcext:value-type="float">
            <text:p>1169.425371</text:p>
          </table:table-cell>
          <table:table-cell table:number-columns-repeated="9"/>
        </table:table-row>
        <table:table-row table:style-name="ro1">
          <table:table-cell office:value-type="float" office:value="1153.769111" calcext:value-type="float">
            <text:p>1153.769111</text:p>
          </table:table-cell>
          <table:table-cell table:number-columns-repeated="9"/>
        </table:table-row>
        <table:table-row table:style-name="ro1">
          <table:table-cell office:value-type="float" office:value="1141.596157" calcext:value-type="float">
            <text:p>1141.596157</text:p>
          </table:table-cell>
          <table:table-cell table:number-columns-repeated="9"/>
        </table:table-row>
        <table:table-row table:style-name="ro1">
          <table:table-cell office:value-type="float" office:value="1135.474134" calcext:value-type="float">
            <text:p>1135.474134</text:p>
          </table:table-cell>
          <table:table-cell table:number-columns-repeated="9"/>
        </table:table-row>
        <table:table-row table:style-name="ro1">
          <table:table-cell office:value-type="float" office:value="1133.018921" calcext:value-type="float">
            <text:p>1133.018921</text:p>
          </table:table-cell>
          <table:table-cell table:number-columns-repeated="9"/>
        </table:table-row>
        <table:table-row table:style-name="ro1">
          <table:table-cell office:value-type="float" office:value="1133.669939" calcext:value-type="float">
            <text:p>1133.669939</text:p>
          </table:table-cell>
          <table:table-cell table:number-columns-repeated="9"/>
        </table:table-row>
        <table:table-row table:style-name="ro1">
          <table:table-cell office:value-type="float" office:value="1132.409989" calcext:value-type="float">
            <text:p>1132.409989</text:p>
          </table:table-cell>
          <table:table-cell table:number-columns-repeated="9"/>
        </table:table-row>
        <table:table-row table:style-name="ro1">
          <table:table-cell office:value-type="float" office:value="1135.515963" calcext:value-type="float">
            <text:p>1135.515963</text:p>
          </table:table-cell>
          <table:table-cell table:number-columns-repeated="9"/>
        </table:table-row>
        <table:table-row table:style-name="ro1">
          <table:table-cell office:value-type="float" office:value="1140.259722" calcext:value-type="float">
            <text:p>1140.259722</text:p>
          </table:table-cell>
          <table:table-cell table:number-columns-repeated="9"/>
        </table:table-row>
        <table:table-row table:style-name="ro1">
          <table:table-cell office:value-type="float" office:value="1146.764051" calcext:value-type="float">
            <text:p>1146.764051</text:p>
          </table:table-cell>
          <table:table-cell table:number-columns-repeated="9"/>
        </table:table-row>
        <table:table-row table:style-name="ro1">
          <table:table-cell office:value-type="float" office:value="1153.12325" calcext:value-type="float">
            <text:p>1153.12325</text:p>
          </table:table-cell>
          <table:table-cell table:number-columns-repeated="9"/>
        </table:table-row>
        <table:table-row table:style-name="ro1">
          <table:table-cell office:value-type="float" office:value="1155.607192" calcext:value-type="float">
            <text:p>1155.607192</text:p>
          </table:table-cell>
          <table:table-cell table:number-columns-repeated="9"/>
        </table:table-row>
        <table:table-row table:style-name="ro1">
          <table:table-cell office:value-type="float" office:value="1158.50333" calcext:value-type="float">
            <text:p>1158.50333</text:p>
          </table:table-cell>
          <table:table-cell table:number-columns-repeated="9"/>
        </table:table-row>
        <table:table-row table:style-name="ro1">
          <table:table-cell office:value-type="float" office:value="1166.528672" calcext:value-type="float">
            <text:p>1166.528672</text:p>
          </table:table-cell>
          <table:table-cell table:number-columns-repeated="9"/>
        </table:table-row>
        <table:table-row table:style-name="ro1">
          <table:table-cell office:value-type="float" office:value="1170.669844" calcext:value-type="float">
            <text:p>1170.669844</text:p>
          </table:table-cell>
          <table:table-cell table:number-columns-repeated="9"/>
        </table:table-row>
        <table:table-row table:style-name="ro1">
          <table:table-cell office:value-type="float" office:value="1172.091771" calcext:value-type="float">
            <text:p>1172.091771</text:p>
          </table:table-cell>
          <table:table-cell table:number-columns-repeated="9"/>
        </table:table-row>
        <table:table-row table:style-name="ro1">
          <table:table-cell office:value-type="float" office:value="1172.34805" calcext:value-type="float">
            <text:p>1172.34805</text:p>
          </table:table-cell>
          <table:table-cell table:number-columns-repeated="9"/>
        </table:table-row>
        <table:table-row table:style-name="ro1">
          <table:table-cell office:value-type="float" office:value="1176.173392" calcext:value-type="float">
            <text:p>1176.173392</text:p>
          </table:table-cell>
          <table:table-cell table:number-columns-repeated="9"/>
        </table:table-row>
        <table:table-row table:style-name="ro1">
          <table:table-cell office:value-type="float" office:value="1180.384189" calcext:value-type="float">
            <text:p>1180.384189</text:p>
          </table:table-cell>
          <table:table-cell table:number-columns-repeated="9"/>
        </table:table-row>
        <table:table-row table:style-name="ro1">
          <table:table-cell office:value-type="float" office:value="1182.745186" calcext:value-type="float">
            <text:p>1182.745186</text:p>
          </table:table-cell>
          <table:table-cell table:number-columns-repeated="9"/>
        </table:table-row>
        <table:table-row table:style-name="ro1">
          <table:table-cell office:value-type="float" office:value="1187.930784" calcext:value-type="float">
            <text:p>1187.930784</text:p>
          </table:table-cell>
          <table:table-cell table:number-columns-repeated="9"/>
        </table:table-row>
        <table:table-row table:style-name="ro1">
          <table:table-cell office:value-type="float" office:value="1191.997022" calcext:value-type="float">
            <text:p>1191.997022</text:p>
          </table:table-cell>
          <table:table-cell table:number-columns-repeated="9"/>
        </table:table-row>
        <table:table-row table:style-name="ro1">
          <table:table-cell office:value-type="float" office:value="1197.464745" calcext:value-type="float">
            <text:p>1197.464745</text:p>
          </table:table-cell>
          <table:table-cell table:number-columns-repeated="9"/>
        </table:table-row>
        <table:table-row table:style-name="ro1">
          <table:table-cell office:value-type="float" office:value="1196.332392" calcext:value-type="float">
            <text:p>1196.332392</text:p>
          </table:table-cell>
          <table:table-cell table:number-columns-repeated="9"/>
        </table:table-row>
        <table:table-row table:style-name="ro1">
          <table:table-cell office:value-type="float" office:value="1194.881288" calcext:value-type="float">
            <text:p>1194.881288</text:p>
          </table:table-cell>
          <table:table-cell table:number-columns-repeated="9"/>
        </table:table-row>
        <table:table-row table:style-name="ro1">
          <table:table-cell office:value-type="float" office:value="1188.394882" calcext:value-type="float">
            <text:p>1188.394882</text:p>
          </table:table-cell>
          <table:table-cell table:number-columns-repeated="9"/>
        </table:table-row>
        <table:table-row table:style-name="ro1">
          <table:table-cell office:value-type="float" office:value="1180.542884" calcext:value-type="float">
            <text:p>1180.542884</text:p>
          </table:table-cell>
          <table:table-cell table:number-columns-repeated="9"/>
        </table:table-row>
        <table:table-row table:style-name="ro1">
          <table:table-cell office:value-type="float" office:value="1165.846518" calcext:value-type="float">
            <text:p>1165.846518</text:p>
          </table:table-cell>
          <table:table-cell table:number-columns-repeated="9"/>
        </table:table-row>
        <table:table-row table:style-name="ro1">
          <table:table-cell office:value-type="float" office:value="1153.063318" calcext:value-type="float">
            <text:p>1153.063318</text:p>
          </table:table-cell>
          <table:table-cell table:number-columns-repeated="9"/>
        </table:table-row>
        <table:table-row table:style-name="ro1">
          <table:table-cell office:value-type="float" office:value="1140.911701" calcext:value-type="float">
            <text:p>1140.911701</text:p>
          </table:table-cell>
          <table:table-cell table:number-columns-repeated="9"/>
        </table:table-row>
        <table:table-row table:style-name="ro1">
          <table:table-cell office:value-type="float" office:value="1126.741543" calcext:value-type="float">
            <text:p>1126.741543</text:p>
          </table:table-cell>
          <table:table-cell table:number-columns-repeated="9"/>
        </table:table-row>
        <table:table-row table:style-name="ro1">
          <table:table-cell office:value-type="float" office:value="1118.24825" calcext:value-type="float">
            <text:p>1118.24825</text:p>
          </table:table-cell>
          <table:table-cell table:number-columns-repeated="9"/>
        </table:table-row>
        <table:table-row table:style-name="ro1">
          <table:table-cell office:value-type="float" office:value="1097.881212" calcext:value-type="float">
            <text:p>1097.881212</text:p>
          </table:table-cell>
          <table:table-cell table:number-columns-repeated="9"/>
        </table:table-row>
        <table:table-row table:style-name="ro1">
          <table:table-cell office:value-type="float" office:value="1078.484618" calcext:value-type="float">
            <text:p>1078.484618</text:p>
          </table:table-cell>
          <table:table-cell table:number-columns-repeated="9"/>
        </table:table-row>
        <table:table-row table:style-name="ro1">
          <table:table-cell office:value-type="float" office:value="1060.731193" calcext:value-type="float">
            <text:p>1060.731193</text:p>
          </table:table-cell>
          <table:table-cell table:number-columns-repeated="9"/>
        </table:table-row>
        <table:table-row table:style-name="ro1">
          <table:table-cell office:value-type="float" office:value="1049.344863" calcext:value-type="float">
            <text:p>1049.344863</text:p>
          </table:table-cell>
          <table:table-cell table:number-columns-repeated="9"/>
        </table:table-row>
        <table:table-row table:style-name="ro1">
          <table:table-cell office:value-type="float" office:value="1044.228491" calcext:value-type="float">
            <text:p>1044.228491</text:p>
          </table:table-cell>
          <table:table-cell table:number-columns-repeated="9"/>
        </table:table-row>
        <table:table-row table:style-name="ro1">
          <table:table-cell office:value-type="float" office:value="1037.690078" calcext:value-type="float">
            <text:p>1037.690078</text:p>
          </table:table-cell>
          <table:table-cell table:number-columns-repeated="9"/>
        </table:table-row>
        <table:table-row table:style-name="ro1">
          <table:table-cell office:value-type="float" office:value="1030.011653" calcext:value-type="float">
            <text:p>1030.011653</text:p>
          </table:table-cell>
          <table:table-cell table:number-columns-repeated="9"/>
        </table:table-row>
        <table:table-row table:style-name="ro1">
          <table:table-cell office:value-type="float" office:value="1019.391134" calcext:value-type="float">
            <text:p>1019.391134</text:p>
          </table:table-cell>
          <table:table-cell table:number-columns-repeated="9"/>
        </table:table-row>
        <table:table-row table:style-name="ro1">
          <table:table-cell office:value-type="float" office:value="1035.691429" calcext:value-type="float">
            <text:p>1035.691429</text:p>
          </table:table-cell>
          <table:table-cell table:number-columns-repeated="9"/>
        </table:table-row>
        <table:table-row table:style-name="ro1">
          <table:table-cell office:value-type="float" office:value="1066.75488" calcext:value-type="float">
            <text:p>1066.75488</text:p>
          </table:table-cell>
          <table:table-cell table:number-columns-repeated="9"/>
        </table:table-row>
        <table:table-row table:style-name="ro1">
          <table:table-cell office:value-type="float" office:value="1104.411825" calcext:value-type="float">
            <text:p>1104.411825</text:p>
          </table:table-cell>
          <table:table-cell table:number-columns-repeated="9"/>
        </table:table-row>
        <table:table-row table:style-name="ro1">
          <table:table-cell office:value-type="float" office:value="1141.705375" calcext:value-type="float">
            <text:p>1141.705375</text:p>
          </table:table-cell>
          <table:table-cell table:number-columns-repeated="9"/>
        </table:table-row>
        <table:table-row table:style-name="ro1">
          <table:table-cell office:value-type="float" office:value="1180.138565" calcext:value-type="float">
            <text:p>1180.138565</text:p>
          </table:table-cell>
          <table:table-cell table:number-columns-repeated="9"/>
        </table:table-row>
        <table:table-row table:style-name="ro1">
          <table:table-cell office:value-type="float" office:value="1219.416762" calcext:value-type="float">
            <text:p>1219.416762</text:p>
          </table:table-cell>
          <table:table-cell table:number-columns-repeated="9"/>
        </table:table-row>
        <table:table-row table:style-name="ro1">
          <table:table-cell office:value-type="float" office:value="1259.000599" calcext:value-type="float">
            <text:p>1259.000599</text:p>
          </table:table-cell>
          <table:table-cell table:number-columns-repeated="9"/>
        </table:table-row>
        <table:table-row table:style-name="ro1">
          <table:table-cell office:value-type="float" office:value="1284.261197" calcext:value-type="float">
            <text:p>1284.261197</text:p>
          </table:table-cell>
          <table:table-cell table:number-columns-repeated="9"/>
        </table:table-row>
        <table:table-row table:style-name="ro1">
          <table:table-cell office:value-type="float" office:value="1306.993065" calcext:value-type="float">
            <text:p>1306.993065</text:p>
          </table:table-cell>
          <table:table-cell table:number-columns-repeated="9"/>
        </table:table-row>
        <table:table-row table:style-name="ro1">
          <table:table-cell office:value-type="float" office:value="1328.414945" calcext:value-type="float">
            <text:p>1328.414945</text:p>
          </table:table-cell>
          <table:table-cell table:number-columns-repeated="9"/>
        </table:table-row>
        <table:table-row table:style-name="ro1">
          <table:table-cell office:value-type="float" office:value="1352.355575" calcext:value-type="float">
            <text:p>1352.355575</text:p>
          </table:table-cell>
          <table:table-cell table:number-columns-repeated="9"/>
        </table:table-row>
        <table:table-row table:style-name="ro1">
          <table:table-cell office:value-type="float" office:value="1377.130622" calcext:value-type="float">
            <text:p>1377.130622</text:p>
          </table:table-cell>
          <table:table-cell table:number-columns-repeated="9"/>
        </table:table-row>
        <table:table-row table:style-name="ro1">
          <table:table-cell office:value-type="float" office:value="1393.724524" calcext:value-type="float">
            <text:p>1393.724524</text:p>
          </table:table-cell>
          <table:table-cell table:number-columns-repeated="9"/>
        </table:table-row>
        <table:table-row table:style-name="ro1">
          <table:table-cell office:value-type="float" office:value="1415.859713" calcext:value-type="float">
            <text:p>1415.859713</text:p>
          </table:table-cell>
          <table:table-cell table:number-columns-repeated="9"/>
        </table:table-row>
        <table:table-row table:style-name="ro1">
          <table:table-cell office:value-type="float" office:value="1434.11542" calcext:value-type="float">
            <text:p>1434.11542</text:p>
          </table:table-cell>
          <table:table-cell table:number-columns-repeated="9"/>
        </table:table-row>
        <table:table-row table:style-name="ro1">
          <table:table-cell office:value-type="float" office:value="1456.060911" calcext:value-type="float">
            <text:p>1456.060911</text:p>
          </table:table-cell>
          <table:table-cell table:number-columns-repeated="9"/>
        </table:table-row>
        <table:table-row table:style-name="ro1">
          <table:table-cell office:value-type="float" office:value="1472.589897" calcext:value-type="float">
            <text:p>1472.589897</text:p>
          </table:table-cell>
          <table:table-cell table:number-columns-repeated="9"/>
        </table:table-row>
        <table:table-row table:style-name="ro1">
          <table:table-cell office:value-type="float" office:value="1484.117114" calcext:value-type="float">
            <text:p>1484.117114</text:p>
          </table:table-cell>
          <table:table-cell table:number-columns-repeated="9"/>
        </table:table-row>
        <table:table-row table:style-name="ro1">
          <table:table-cell office:value-type="float" office:value="1496.027388" calcext:value-type="float">
            <text:p>1496.027388</text:p>
          </table:table-cell>
          <table:table-cell table:number-columns-repeated="9"/>
        </table:table-row>
        <table:table-row table:style-name="ro1">
          <table:table-cell office:value-type="float" office:value="1500.90312" calcext:value-type="float">
            <text:p>1500.90312</text:p>
          </table:table-cell>
          <table:table-cell table:number-columns-repeated="9"/>
        </table:table-row>
        <table:table-row table:style-name="ro1">
          <table:table-cell office:value-type="float" office:value="1508.423782" calcext:value-type="float">
            <text:p>1508.423782</text:p>
          </table:table-cell>
          <table:table-cell table:number-columns-repeated="9"/>
        </table:table-row>
        <table:table-row table:style-name="ro1">
          <table:table-cell office:value-type="float" office:value="1538.26445" calcext:value-type="float">
            <text:p>1538.26445</text:p>
          </table:table-cell>
          <table:table-cell table:number-columns-repeated="9"/>
        </table:table-row>
        <table:table-row table:style-name="ro1">
          <table:table-cell office:value-type="float" office:value="1540.523564" calcext:value-type="float">
            <text:p>1540.523564</text:p>
          </table:table-cell>
          <table:table-cell table:number-columns-repeated="9"/>
        </table:table-row>
        <table:table-row table:style-name="ro1">
          <table:table-cell office:value-type="float" office:value="1539.055575" calcext:value-type="float">
            <text:p>1539.055575</text:p>
          </table:table-cell>
          <table:table-cell table:number-columns-repeated="9"/>
        </table:table-row>
        <table:table-row table:style-name="ro1">
          <table:table-cell office:value-type="float" office:value="1560.670681" calcext:value-type="float">
            <text:p>1560.670681</text:p>
          </table:table-cell>
          <table:table-cell table:number-columns-repeated="9"/>
        </table:table-row>
        <table:table-row table:style-name="ro1">
          <table:table-cell office:value-type="float" office:value="1576.907496" calcext:value-type="float">
            <text:p>1576.907496</text:p>
          </table:table-cell>
          <table:table-cell table:number-columns-repeated="9"/>
        </table:table-row>
        <table:table-row table:style-name="ro1">
          <table:table-cell office:value-type="float" office:value="1598.094844" calcext:value-type="float">
            <text:p>1598.094844</text:p>
          </table:table-cell>
          <table:table-cell table:number-columns-repeated="9"/>
        </table:table-row>
        <table:table-row table:style-name="ro1">
          <table:table-cell office:value-type="float" office:value="1611.190573" calcext:value-type="float">
            <text:p>1611.190573</text:p>
          </table:table-cell>
          <table:table-cell table:number-columns-repeated="9"/>
        </table:table-row>
        <table:table-row table:style-name="ro1">
          <table:table-cell office:value-type="float" office:value="1620.649924" calcext:value-type="float">
            <text:p>1620.649924</text:p>
          </table:table-cell>
          <table:table-cell table:number-columns-repeated="9"/>
        </table:table-row>
        <table:table-row table:style-name="ro1">
          <table:table-cell office:value-type="float" office:value="1629.529271" calcext:value-type="float">
            <text:p>1629.529271</text:p>
          </table:table-cell>
          <table:table-cell table:number-columns-repeated="9"/>
        </table:table-row>
        <table:table-row table:style-name="ro1">
          <table:table-cell office:value-type="float" office:value="1635.841847" calcext:value-type="float">
            <text:p>1635.841847</text:p>
          </table:table-cell>
          <table:table-cell table:number-columns-repeated="9"/>
        </table:table-row>
        <table:table-row table:style-name="ro1">
          <table:table-cell office:value-type="float" office:value="1638.111977" calcext:value-type="float">
            <text:p>1638.111977</text:p>
          </table:table-cell>
          <table:table-cell table:number-columns-repeated="9"/>
        </table:table-row>
        <table:table-row table:style-name="ro1">
          <table:table-cell office:value-type="float" office:value="1641.145053" calcext:value-type="float">
            <text:p>1641.145053</text:p>
          </table:table-cell>
          <table:table-cell table:number-columns-repeated="9"/>
        </table:table-row>
        <table:table-row table:style-name="ro1">
          <table:table-cell office:value-type="float" office:value="1643.58497" calcext:value-type="float">
            <text:p>1643.58497</text:p>
          </table:table-cell>
          <table:table-cell table:number-columns-repeated="9"/>
        </table:table-row>
        <table:table-row table:style-name="ro1">
          <table:table-cell office:value-type="float" office:value="1646.654956" calcext:value-type="float">
            <text:p>1646.654956</text:p>
          </table:table-cell>
          <table:table-cell table:number-columns-repeated="9"/>
        </table:table-row>
        <table:table-row table:style-name="ro1">
          <table:table-cell office:value-type="float" office:value="1649.678234" calcext:value-type="float">
            <text:p>1649.678234</text:p>
          </table:table-cell>
          <table:table-cell table:number-columns-repeated="9"/>
        </table:table-row>
        <table:table-row table:style-name="ro1">
          <table:table-cell office:value-type="float" office:value="1653.152131" calcext:value-type="float">
            <text:p>1653.152131</text:p>
          </table:table-cell>
          <table:table-cell table:number-columns-repeated="9"/>
        </table:table-row>
        <table:table-row table:style-name="ro1">
          <table:table-cell office:value-type="float" office:value="1662.214003" calcext:value-type="float">
            <text:p>1662.214003</text:p>
          </table:table-cell>
          <table:table-cell table:number-columns-repeated="9"/>
        </table:table-row>
        <table:table-row table:style-name="ro1">
          <table:table-cell office:value-type="float" office:value="1669.092704" calcext:value-type="float">
            <text:p>1669.092704</text:p>
          </table:table-cell>
          <table:table-cell table:number-columns-repeated="9"/>
        </table:table-row>
        <table:table-row table:style-name="ro1">
          <table:table-cell office:value-type="float" office:value="1673.389051" calcext:value-type="float">
            <text:p>1673.389051</text:p>
          </table:table-cell>
          <table:table-cell table:number-columns-repeated="9"/>
        </table:table-row>
        <table:table-row table:style-name="ro1">
          <table:table-cell office:value-type="float" office:value="1672.953158" calcext:value-type="float">
            <text:p>1672.953158</text:p>
          </table:table-cell>
          <table:table-cell table:number-columns-repeated="9"/>
        </table:table-row>
        <table:table-row table:style-name="ro1">
          <table:table-cell office:value-type="float" office:value="1673.42695" calcext:value-type="float">
            <text:p>1673.42695</text:p>
          </table:table-cell>
          <table:table-cell table:number-columns-repeated="9"/>
        </table:table-row>
        <table:table-row table:style-name="ro1">
          <table:table-cell office:value-type="float" office:value="1673.624648" calcext:value-type="float">
            <text:p>1673.624648</text:p>
          </table:table-cell>
          <table:table-cell table:number-columns-repeated="9"/>
        </table:table-row>
        <table:table-row table:style-name="ro1">
          <table:table-cell office:value-type="float" office:value="1673.087814" calcext:value-type="float">
            <text:p>1673.087814</text:p>
          </table:table-cell>
          <table:table-cell table:number-columns-repeated="9"/>
        </table:table-row>
        <table:table-row table:style-name="ro1">
          <table:table-cell office:value-type="float" office:value="1673.331925" calcext:value-type="float">
            <text:p>1673.331925</text:p>
          </table:table-cell>
          <table:table-cell table:number-columns-repeated="9"/>
        </table:table-row>
        <table:table-row table:style-name="ro1">
          <table:table-cell office:value-type="float" office:value="1672.546452" calcext:value-type="float">
            <text:p>1672.546452</text:p>
          </table:table-cell>
          <table:table-cell table:number-columns-repeated="9"/>
        </table:table-row>
        <table:table-row table:style-name="ro1">
          <table:table-cell office:value-type="float" office:value="1673.483267" calcext:value-type="float">
            <text:p>1673.483267</text:p>
          </table:table-cell>
          <table:table-cell table:number-columns-repeated="9"/>
        </table:table-row>
        <table:table-row table:style-name="ro1">
          <table:table-cell office:value-type="float" office:value="1673.702778" calcext:value-type="float">
            <text:p>1673.702778</text:p>
          </table:table-cell>
          <table:table-cell table:number-columns-repeated="9"/>
        </table:table-row>
        <table:table-row table:style-name="ro1">
          <table:table-cell office:value-type="float" office:value="1671.911178" calcext:value-type="float">
            <text:p>1671.911178</text:p>
          </table:table-cell>
          <table:table-cell table:number-columns-repeated="9"/>
        </table:table-row>
        <table:table-row table:style-name="ro1">
          <table:table-cell office:value-type="float" office:value="1673.971138" calcext:value-type="float">
            <text:p>1673.971138</text:p>
          </table:table-cell>
          <table:table-cell table:number-columns-repeated="9"/>
        </table:table-row>
        <table:table-row table:style-name="ro1">
          <table:table-cell office:value-type="float" office:value="1673.227825" calcext:value-type="float">
            <text:p>1673.227825</text:p>
          </table:table-cell>
          <table:table-cell table:number-columns-repeated="9"/>
        </table:table-row>
        <table:table-row table:style-name="ro1">
          <table:table-cell office:value-type="float" office:value="1672.850257" calcext:value-type="float">
            <text:p>1672.850257</text:p>
          </table:table-cell>
          <table:table-cell table:number-columns-repeated="9"/>
        </table:table-row>
        <table:table-row table:style-name="ro1">
          <table:table-cell office:value-type="float" office:value="1673.338375" calcext:value-type="float">
            <text:p>1673.338375</text:p>
          </table:table-cell>
          <table:table-cell table:number-columns-repeated="9"/>
        </table:table-row>
        <table:table-row table:style-name="ro1">
          <table:table-cell office:value-type="float" office:value="1672.587738" calcext:value-type="float">
            <text:p>1672.587738</text:p>
          </table:table-cell>
          <table:table-cell table:number-columns-repeated="9"/>
        </table:table-row>
        <table:table-row table:style-name="ro1">
          <table:table-cell office:value-type="float" office:value="1672.792837" calcext:value-type="float">
            <text:p>1672.792837</text:p>
          </table:table-cell>
          <table:table-cell table:number-columns-repeated="9"/>
        </table:table-row>
        <table:table-row table:style-name="ro1">
          <table:table-cell office:value-type="float" office:value="1673.04492" calcext:value-type="float">
            <text:p>1673.04492</text:p>
          </table:table-cell>
          <table:table-cell table:number-columns-repeated="9"/>
        </table:table-row>
        <table:table-row table:style-name="ro1">
          <table:table-cell office:value-type="float" office:value="1672.886073" calcext:value-type="float">
            <text:p>1672.886073</text:p>
          </table:table-cell>
          <table:table-cell table:number-columns-repeated="9"/>
        </table:table-row>
        <table:table-row table:style-name="ro1">
          <table:table-cell office:value-type="float" office:value="1672.82579" calcext:value-type="float">
            <text:p>1672.82579</text:p>
          </table:table-cell>
          <table:table-cell table:number-columns-repeated="9"/>
        </table:table-row>
        <table:table-row table:style-name="ro1">
          <table:table-cell office:value-type="float" office:value="1673.056355" calcext:value-type="float">
            <text:p>1673.056355</text:p>
          </table:table-cell>
          <table:table-cell table:number-columns-repeated="9"/>
        </table:table-row>
        <table:table-row table:style-name="ro1">
          <table:table-cell office:value-type="float" office:value="1673.035417" calcext:value-type="float">
            <text:p>1673.035417</text:p>
          </table:table-cell>
          <table:table-cell table:number-columns-repeated="9"/>
        </table:table-row>
        <table:table-row table:style-name="ro1">
          <table:table-cell office:value-type="float" office:value="1673.476189" calcext:value-type="float">
            <text:p>1673.476189</text:p>
          </table:table-cell>
          <table:table-cell table:number-columns-repeated="9"/>
        </table:table-row>
        <table:table-row table:style-name="ro1">
          <table:table-cell office:value-type="float" office:value="1673.402293" calcext:value-type="float">
            <text:p>1673.402293</text:p>
          </table:table-cell>
          <table:table-cell table:number-columns-repeated="9"/>
        </table:table-row>
        <table:table-row table:style-name="ro1">
          <table:table-cell office:value-type="float" office:value="1673.783343" calcext:value-type="float">
            <text:p>1673.783343</text:p>
          </table:table-cell>
          <table:table-cell table:number-columns-repeated="9"/>
        </table:table-row>
        <table:table-row table:style-name="ro1">
          <table:table-cell office:value-type="float" office:value="1674.587243" calcext:value-type="float">
            <text:p>1674.587243</text:p>
          </table:table-cell>
          <table:table-cell table:number-columns-repeated="9"/>
        </table:table-row>
        <table:table-row table:style-name="ro1">
          <table:table-cell office:value-type="float" office:value="1673.915601" calcext:value-type="float">
            <text:p>1673.915601</text:p>
          </table:table-cell>
          <table:table-cell table:number-columns-repeated="9"/>
        </table:table-row>
        <table:table-row table:style-name="ro1">
          <table:table-cell office:value-type="float" office:value="1673.585103" calcext:value-type="float">
            <text:p>1673.585103</text:p>
          </table:table-cell>
          <table:table-cell table:number-columns-repeated="9"/>
        </table:table-row>
        <table:table-row table:style-name="ro1">
          <table:table-cell office:value-type="float" office:value="1673.562995" calcext:value-type="float">
            <text:p>1673.562995</text:p>
          </table:table-cell>
          <table:table-cell table:number-columns-repeated="9"/>
        </table:table-row>
        <table:table-row table:style-name="ro1">
          <table:table-cell office:value-type="float" office:value="1673.795462" calcext:value-type="float">
            <text:p>1673.795462</text:p>
          </table:table-cell>
          <table:table-cell table:number-columns-repeated="9"/>
        </table:table-row>
        <table:table-row table:style-name="ro1">
          <table:table-cell office:value-type="float" office:value="1673.609989" calcext:value-type="float">
            <text:p>1673.609989</text:p>
          </table:table-cell>
          <table:table-cell table:number-columns-repeated="9"/>
        </table:table-row>
        <table:table-row table:style-name="ro1">
          <table:table-cell office:value-type="float" office:value="1673.659656" calcext:value-type="float">
            <text:p>1673.659656</text:p>
          </table:table-cell>
          <table:table-cell table:number-columns-repeated="9"/>
        </table:table-row>
        <table:table-row table:style-name="ro1">
          <table:table-cell office:value-type="float" office:value="1673.903358" calcext:value-type="float">
            <text:p>1673.903358</text:p>
          </table:table-cell>
          <table:table-cell table:number-columns-repeated="9"/>
        </table:table-row>
        <table:table-row table:style-name="ro1">
          <table:table-cell office:value-type="float" office:value="1673.863137" calcext:value-type="float">
            <text:p>1673.863137</text:p>
          </table:table-cell>
          <table:table-cell table:number-columns-repeated="9"/>
        </table:table-row>
        <table:table-row table:style-name="ro1">
          <table:table-cell office:value-type="float" office:value="1674.166039" calcext:value-type="float">
            <text:p>1674.166039</text:p>
          </table:table-cell>
          <table:table-cell table:number-columns-repeated="9"/>
        </table:table-row>
        <table:table-row table:style-name="ro1">
          <table:table-cell office:value-type="float" office:value="1673.835635" calcext:value-type="float">
            <text:p>1673.835635</text:p>
          </table:table-cell>
          <table:table-cell table:number-columns-repeated="9"/>
        </table:table-row>
        <table:table-row table:style-name="ro1">
          <table:table-cell office:value-type="float" office:value="1673.779852" calcext:value-type="float">
            <text:p>1673.779852</text:p>
          </table:table-cell>
          <table:table-cell table:number-columns-repeated="9"/>
        </table:table-row>
        <table:table-row table:style-name="ro1">
          <table:table-cell office:value-type="float" office:value="1674.288118" calcext:value-type="float">
            <text:p>1674.288118</text:p>
          </table:table-cell>
          <table:table-cell table:number-columns-repeated="9"/>
        </table:table-row>
        <table:table-row table:style-name="ro1">
          <table:table-cell office:value-type="float" office:value="1673.887567" calcext:value-type="float">
            <text:p>1673.887567</text:p>
          </table:table-cell>
          <table:table-cell table:number-columns-repeated="9"/>
        </table:table-row>
        <table:table-row table:style-name="ro1">
          <table:table-cell office:value-type="float" office:value="1673.93594" calcext:value-type="float">
            <text:p>1673.93594</text:p>
          </table:table-cell>
          <table:table-cell table:number-columns-repeated="9"/>
        </table:table-row>
        <table:table-row table:style-name="ro1">
          <table:table-cell office:value-type="float" office:value="1673.950447" calcext:value-type="float">
            <text:p>1673.950447</text:p>
          </table:table-cell>
          <table:table-cell table:number-columns-repeated="9"/>
        </table:table-row>
        <table:table-row table:style-name="ro1">
          <table:table-cell office:value-type="float" office:value="1674.293731" calcext:value-type="float">
            <text:p>1674.293731</text:p>
          </table:table-cell>
          <table:table-cell table:number-columns-repeated="9"/>
        </table:table-row>
        <table:table-row table:style-name="ro1">
          <table:table-cell office:value-type="float" office:value="1673.733219" calcext:value-type="float">
            <text:p>1673.733219</text:p>
          </table:table-cell>
          <table:table-cell table:number-columns-repeated="9"/>
        </table:table-row>
        <table:table-row table:style-name="ro1">
          <table:table-cell office:value-type="float" office:value="1673.993008" calcext:value-type="float">
            <text:p>1673.993008</text:p>
          </table:table-cell>
          <table:table-cell table:number-columns-repeated="9"/>
        </table:table-row>
        <table:table-row table:style-name="ro1">
          <table:table-cell office:value-type="float" office:value="1674.242047" calcext:value-type="float">
            <text:p>1674.242047</text:p>
          </table:table-cell>
          <table:table-cell table:number-columns-repeated="9"/>
        </table:table-row>
        <table:table-row table:style-name="ro1">
          <table:table-cell office:value-type="float" office:value="1674.105917" calcext:value-type="float">
            <text:p>1674.105917</text:p>
          </table:table-cell>
          <table:table-cell table:number-columns-repeated="9"/>
        </table:table-row>
        <table:table-row table:style-name="ro1">
          <table:table-cell office:value-type="float" office:value="1674.061159" calcext:value-type="float">
            <text:p>1674.061159</text:p>
          </table:table-cell>
          <table:table-cell table:number-columns-repeated="9"/>
        </table:table-row>
        <table:table-row table:style-name="ro1">
          <table:table-cell office:value-type="float" office:value="1674.287329" calcext:value-type="float">
            <text:p>1674.287329</text:p>
          </table:table-cell>
          <table:table-cell table:number-columns-repeated="9"/>
        </table:table-row>
        <table:table-row table:style-name="ro1">
          <table:table-cell office:value-type="float" office:value="1674.052683" calcext:value-type="float">
            <text:p>1674.052683</text:p>
          </table:table-cell>
          <table:table-cell table:number-columns-repeated="9"/>
        </table:table-row>
        <table:table-row table:style-name="ro1">
          <table:table-cell office:value-type="float" office:value="1673.978986" calcext:value-type="float">
            <text:p>1673.978986</text:p>
          </table:table-cell>
          <table:table-cell table:number-columns-repeated="9"/>
        </table:table-row>
        <table:table-row table:style-name="ro1">
          <table:table-cell office:value-type="float" office:value="1674.222051" calcext:value-type="float">
            <text:p>1674.222051</text:p>
          </table:table-cell>
          <table:table-cell table:number-columns-repeated="9"/>
        </table:table-row>
        <table:table-row table:style-name="ro1">
          <table:table-cell office:value-type="float" office:value="1674.447803" calcext:value-type="float">
            <text:p>1674.447803</text:p>
          </table:table-cell>
          <table:table-cell table:number-columns-repeated="9"/>
        </table:table-row>
        <table:table-row table:style-name="ro1">
          <table:table-cell office:value-type="float" office:value="1673.907154" calcext:value-type="float">
            <text:p>1673.907154</text:p>
          </table:table-cell>
          <table:table-cell table:number-columns-repeated="9"/>
        </table:table-row>
        <table:table-row table:style-name="ro1">
          <table:table-cell office:value-type="float" office:value="1673.954395" calcext:value-type="float">
            <text:p>1673.954395</text:p>
          </table:table-cell>
          <table:table-cell table:number-columns-repeated="9"/>
        </table:table-row>
        <table:table-row table:style-name="ro1">
          <table:table-cell office:value-type="float" office:value="1673.910027" calcext:value-type="float">
            <text:p>1673.910027</text:p>
          </table:table-cell>
          <table:table-cell table:number-columns-repeated="9"/>
        </table:table-row>
        <table:table-row table:style-name="ro1">
          <table:table-cell office:value-type="float" office:value="1673.567979" calcext:value-type="float">
            <text:p>1673.567979</text:p>
          </table:table-cell>
          <table:table-cell table:number-columns-repeated="9"/>
        </table:table-row>
        <table:table-row table:style-name="ro1">
          <table:table-cell office:value-type="float" office:value="1674.011159" calcext:value-type="float">
            <text:p>1674.011159</text:p>
          </table:table-cell>
          <table:table-cell table:number-columns-repeated="9"/>
        </table:table-row>
        <table:table-row table:style-name="ro1">
          <table:table-cell office:value-type="float" office:value="1674.53594" calcext:value-type="float">
            <text:p>1674.53594</text:p>
          </table:table-cell>
          <table:table-cell table:number-columns-repeated="9"/>
        </table:table-row>
        <table:table-row table:style-name="ro1">
          <table:table-cell office:value-type="float" office:value="1673.557924" calcext:value-type="float">
            <text:p>1673.557924</text:p>
          </table:table-cell>
          <table:table-cell table:number-columns-repeated="9"/>
        </table:table-row>
        <table:table-row table:style-name="ro1">
          <table:table-cell office:value-type="float" office:value="1674.325419" calcext:value-type="float">
            <text:p>1674.325419</text:p>
          </table:table-cell>
          <table:table-cell table:number-columns-repeated="9"/>
        </table:table-row>
        <table:table-row table:style-name="ro1">
          <table:table-cell office:value-type="float" office:value="1673.868255" calcext:value-type="float">
            <text:p>1673.868255</text:p>
          </table:table-cell>
          <table:table-cell table:number-columns-repeated="9"/>
        </table:table-row>
        <table:table-row table:style-name="ro1">
          <table:table-cell office:value-type="float" office:value="1674.053206" calcext:value-type="float">
            <text:p>1674.053206</text:p>
          </table:table-cell>
          <table:table-cell table:number-columns-repeated="9"/>
        </table:table-row>
        <table:table-row table:style-name="ro1">
          <table:table-cell office:value-type="float" office:value="1674.087291" calcext:value-type="float">
            <text:p>1674.087291</text:p>
          </table:table-cell>
          <table:table-cell table:number-columns-repeated="9"/>
        </table:table-row>
        <table:table-row table:style-name="ro1">
          <table:table-cell office:value-type="float" office:value="1674.057981" calcext:value-type="float">
            <text:p>1674.057981</text:p>
          </table:table-cell>
          <table:table-cell table:number-columns-repeated="9"/>
        </table:table-row>
        <table:table-row table:style-name="ro1">
          <table:table-cell office:value-type="float" office:value="1674.214003" calcext:value-type="float">
            <text:p>1674.214003</text:p>
          </table:table-cell>
          <table:table-cell table:number-columns-repeated="9"/>
        </table:table-row>
        <table:table-row table:style-name="ro1">
          <table:table-cell office:value-type="float" office:value="1673.721975" calcext:value-type="float">
            <text:p>1673.721975</text:p>
          </table:table-cell>
          <table:table-cell table:number-columns-repeated="9"/>
        </table:table-row>
        <table:table-row table:style-name="ro1">
          <table:table-cell office:value-type="float" office:value="1674.010379" calcext:value-type="float">
            <text:p>1674.010379</text:p>
          </table:table-cell>
          <table:table-cell table:number-columns-repeated="9"/>
        </table:table-row>
        <table:table-row table:style-name="ro1">
          <table:table-cell office:value-type="float" office:value="1673.97012" calcext:value-type="float">
            <text:p>1673.97012</text:p>
          </table:table-cell>
          <table:table-cell table:number-columns-repeated="9"/>
        </table:table-row>
        <table:table-row table:style-name="ro1">
          <table:table-cell office:value-type="float" office:value="1674.275257" calcext:value-type="float">
            <text:p>1674.275257</text:p>
          </table:table-cell>
          <table:table-cell table:number-columns-repeated="9"/>
        </table:table-row>
        <table:table-row table:style-name="ro1">
          <table:table-cell office:value-type="float" office:value="1673.994492" calcext:value-type="float">
            <text:p>1673.994492</text:p>
          </table:table-cell>
          <table:table-cell table:number-columns-repeated="9"/>
        </table:table-row>
        <table:table-row table:style-name="ro1">
          <table:table-cell office:value-type="float" office:value="1674.051427" calcext:value-type="float">
            <text:p>1674.051427</text:p>
          </table:table-cell>
          <table:table-cell table:number-columns-repeated="9"/>
        </table:table-row>
        <table:table-row table:style-name="ro1">
          <table:table-cell office:value-type="float" office:value="1673.861758" calcext:value-type="float">
            <text:p>1673.861758</text:p>
          </table:table-cell>
          <table:table-cell table:number-columns-repeated="9"/>
        </table:table-row>
        <table:table-row table:style-name="ro1">
          <table:table-cell office:value-type="float" office:value="1673.989269" calcext:value-type="float">
            <text:p>1673.989269</text:p>
          </table:table-cell>
          <table:table-cell table:number-columns-repeated="9"/>
        </table:table-row>
        <table:table-row table:style-name="ro1">
          <table:table-cell office:value-type="float" office:value="1674.2998" calcext:value-type="float">
            <text:p>1674.2998</text:p>
          </table:table-cell>
          <table:table-cell table:number-columns-repeated="9"/>
        </table:table-row>
        <table:table-row table:style-name="ro1">
          <table:table-cell office:value-type="float" office:value="1674.102407" calcext:value-type="float">
            <text:p>1674.102407</text:p>
          </table:table-cell>
          <table:table-cell table:number-columns-repeated="9"/>
        </table:table-row>
        <table:table-row table:style-name="ro1">
          <table:table-cell office:value-type="float" office:value="1674.150333" calcext:value-type="float">
            <text:p>1674.150333</text:p>
          </table:table-cell>
          <table:table-cell table:number-columns-repeated="9"/>
        </table:table-row>
        <table:table-row table:style-name="ro1">
          <table:table-cell office:value-type="float" office:value="1674.161558" calcext:value-type="float">
            <text:p>1674.161558</text:p>
          </table:table-cell>
          <table:table-cell table:number-columns-repeated="9"/>
        </table:table-row>
        <table:table-row table:style-name="ro1">
          <table:table-cell office:value-type="float" office:value="1673.674591" calcext:value-type="float">
            <text:p>1673.674591</text:p>
          </table:table-cell>
          <table:table-cell table:number-columns-repeated="9"/>
        </table:table-row>
        <table:table-row table:style-name="ro1">
          <table:table-cell office:value-type="float" office:value="1673.246975" calcext:value-type="float">
            <text:p>1673.246975</text:p>
          </table:table-cell>
          <table:table-cell table:number-columns-repeated="9"/>
        </table:table-row>
        <table:table-row table:style-name="ro1">
          <table:table-cell office:value-type="float" office:value="1673.853006" calcext:value-type="float">
            <text:p>1673.853006</text:p>
          </table:table-cell>
          <table:table-cell table:number-columns-repeated="9"/>
        </table:table-row>
        <table:table-row table:style-name="ro1">
          <table:table-cell office:value-type="float" office:value="1673.435207" calcext:value-type="float">
            <text:p>1673.435207</text:p>
          </table:table-cell>
          <table:table-cell table:number-columns-repeated="9"/>
        </table:table-row>
        <table:table-row table:style-name="ro1">
          <table:table-cell office:value-type="float" office:value="1673.884094" calcext:value-type="float">
            <text:p>1673.884094</text:p>
          </table:table-cell>
          <table:table-cell table:number-columns-repeated="9"/>
        </table:table-row>
        <table:table-row table:style-name="ro1">
          <table:table-cell office:value-type="float" office:value="1673.919502" calcext:value-type="float">
            <text:p>1673.919502</text:p>
          </table:table-cell>
          <table:table-cell table:number-columns-repeated="9"/>
        </table:table-row>
        <table:table-row table:style-name="ro1">
          <table:table-cell office:value-type="float" office:value="1674.218769" calcext:value-type="float">
            <text:p>1674.218769</text:p>
          </table:table-cell>
          <table:table-cell table:number-columns-repeated="9"/>
        </table:table-row>
        <table:table-row table:style-name="ro1">
          <table:table-cell office:value-type="float" office:value="1673.900552" calcext:value-type="float">
            <text:p>1673.900552</text:p>
          </table:table-cell>
          <table:table-cell table:number-columns-repeated="9"/>
        </table:table-row>
        <table:table-row table:style-name="ro1">
          <table:table-cell office:value-type="float" office:value="1673.813746" calcext:value-type="float">
            <text:p>1673.813746</text:p>
          </table:table-cell>
          <table:table-cell table:number-columns-repeated="9"/>
        </table:table-row>
        <table:table-row table:style-name="ro1">
          <table:table-cell office:value-type="float" office:value="1673.846214" calcext:value-type="float">
            <text:p>1673.846214</text:p>
          </table:table-cell>
          <table:table-cell table:number-columns-repeated="9"/>
        </table:table-row>
        <table:table-row table:style-name="ro1">
          <table:table-cell office:value-type="float" office:value="1674.302217" calcext:value-type="float">
            <text:p>1674.302217</text:p>
          </table:table-cell>
          <table:table-cell table:number-columns-repeated="9"/>
        </table:table-row>
        <table:table-row table:style-name="ro1">
          <table:table-cell office:value-type="float" office:value="1673.978054" calcext:value-type="float">
            <text:p>1673.978054</text:p>
          </table:table-cell>
          <table:table-cell table:number-columns-repeated="9"/>
        </table:table-row>
        <table:table-row table:style-name="ro1">
          <table:table-cell office:value-type="float" office:value="1673.81855" calcext:value-type="float">
            <text:p>1673.81855</text:p>
          </table:table-cell>
          <table:table-cell table:number-columns-repeated="9"/>
        </table:table-row>
        <table:table-row table:style-name="ro1">
          <table:table-cell office:value-type="float" office:value="1674.058904" calcext:value-type="float">
            <text:p>1674.058904</text:p>
          </table:table-cell>
          <table:table-cell table:number-columns-repeated="9"/>
        </table:table-row>
        <table:table-row table:style-name="ro1">
          <table:table-cell office:value-type="float" office:value="1674.40626" calcext:value-type="float">
            <text:p>1674.40626</text:p>
          </table:table-cell>
          <table:table-cell table:number-columns-repeated="9"/>
        </table:table-row>
        <table:table-row table:style-name="ro1">
          <table:table-cell office:value-type="float" office:value="1674.063841" calcext:value-type="float">
            <text:p>1674.063841</text:p>
          </table:table-cell>
          <table:table-cell table:number-columns-repeated="9"/>
        </table:table-row>
        <table:table-row table:style-name="ro1">
          <table:table-cell office:value-type="float" office:value="1673.606906" calcext:value-type="float">
            <text:p>1673.606906</text:p>
          </table:table-cell>
          <table:table-cell table:number-columns-repeated="9"/>
        </table:table-row>
        <table:table-row table:style-name="ro1">
          <table:table-cell office:value-type="float" office:value="1673.891457" calcext:value-type="float">
            <text:p>1673.891457</text:p>
          </table:table-cell>
          <table:table-cell table:number-columns-repeated="9"/>
        </table:table-row>
        <table:table-row table:style-name="ro1">
          <table:table-cell office:value-type="float" office:value="1673.716533" calcext:value-type="float">
            <text:p>1673.716533</text:p>
          </table:table-cell>
          <table:table-cell table:number-columns-repeated="9"/>
        </table:table-row>
        <table:table-row table:style-name="ro1">
          <table:table-cell office:value-type="float" office:value="1673.611844" calcext:value-type="float">
            <text:p>1673.611844</text:p>
          </table:table-cell>
          <table:table-cell table:number-columns-repeated="9"/>
        </table:table-row>
        <table:table-row table:style-name="ro1">
          <table:table-cell office:value-type="float" office:value="1674.350561" calcext:value-type="float">
            <text:p>1674.350561</text:p>
          </table:table-cell>
          <table:table-cell table:number-columns-repeated="9"/>
        </table:table-row>
        <table:table-row table:style-name="ro1">
          <table:table-cell office:value-type="float" office:value="1673.444892" calcext:value-type="float">
            <text:p>1673.444892</text:p>
          </table:table-cell>
          <table:table-cell table:number-columns-repeated="9"/>
        </table:table-row>
        <table:table-row table:style-name="ro1">
          <table:table-cell office:value-type="float" office:value="1673.505032" calcext:value-type="float">
            <text:p>1673.505032</text:p>
          </table:table-cell>
          <table:table-cell table:number-columns-repeated="9"/>
        </table:table-row>
        <table:table-row table:style-name="ro1">
          <table:table-cell office:value-type="float" office:value="1674.279043" calcext:value-type="float">
            <text:p>1674.279043</text:p>
          </table:table-cell>
          <table:table-cell table:number-columns-repeated="9"/>
        </table:table-row>
        <table:table-row table:style-name="ro1">
          <table:table-cell office:value-type="float" office:value="1673.754652" calcext:value-type="float">
            <text:p>1673.754652</text:p>
          </table:table-cell>
          <table:table-cell table:number-columns-repeated="9"/>
        </table:table-row>
        <table:table-row table:style-name="ro1">
          <table:table-cell office:value-type="float" office:value="1674.166657" calcext:value-type="float">
            <text:p>1674.166657</text:p>
          </table:table-cell>
          <table:table-cell table:number-columns-repeated="9"/>
        </table:table-row>
        <table:table-row table:style-name="ro1">
          <table:table-cell office:value-type="float" office:value="1673.902568" calcext:value-type="float">
            <text:p>1673.902568</text:p>
          </table:table-cell>
          <table:table-cell table:number-columns-repeated="9"/>
        </table:table-row>
        <table:table-row table:style-name="ro1">
          <table:table-cell office:value-type="float" office:value="1673.93398" calcext:value-type="float">
            <text:p>1673.93398</text:p>
          </table:table-cell>
          <table:table-cell table:number-columns-repeated="9"/>
        </table:table-row>
        <table:table-row table:style-name="ro1">
          <table:table-cell office:value-type="float" office:value="1673.779519" calcext:value-type="float">
            <text:p>1673.779519</text:p>
          </table:table-cell>
          <table:table-cell table:number-columns-repeated="9"/>
        </table:table-row>
        <table:table-row table:style-name="ro1">
          <table:table-cell office:value-type="float" office:value="1673.968531" calcext:value-type="float">
            <text:p>1673.968531</text:p>
          </table:table-cell>
          <table:table-cell table:number-columns-repeated="9"/>
        </table:table-row>
        <table:table-row table:style-name="ro1">
          <table:table-cell office:value-type="float" office:value="1673.59941" calcext:value-type="float">
            <text:p>1673.59941</text:p>
          </table:table-cell>
          <table:table-cell table:number-columns-repeated="9"/>
        </table:table-row>
        <table:table-row table:style-name="ro1">
          <table:table-cell office:value-type="float" office:value="1673.63281" calcext:value-type="float">
            <text:p>1673.63281</text:p>
          </table:table-cell>
          <table:table-cell table:number-columns-repeated="9"/>
        </table:table-row>
        <table:table-row table:style-name="ro1">
          <table:table-cell office:value-type="float" office:value="1673.880946" calcext:value-type="float">
            <text:p>1673.880946</text:p>
          </table:table-cell>
          <table:table-cell table:number-columns-repeated="9"/>
        </table:table-row>
        <table:table-row table:style-name="ro1">
          <table:table-cell office:value-type="float" office:value="1673.815068" calcext:value-type="float">
            <text:p>1673.815068</text:p>
          </table:table-cell>
          <table:table-cell table:number-columns-repeated="9"/>
        </table:table-row>
        <table:table-row table:style-name="ro1">
          <table:table-cell office:value-type="float" office:value="1673.971242" calcext:value-type="float">
            <text:p>1673.971242</text:p>
          </table:table-cell>
          <table:table-cell table:number-columns-repeated="9"/>
        </table:table-row>
        <table:table-row table:style-name="ro1">
          <table:table-cell office:value-type="float" office:value="1673.858628" calcext:value-type="float">
            <text:p>1673.858628</text:p>
          </table:table-cell>
          <table:table-cell table:number-columns-repeated="9"/>
        </table:table-row>
        <table:table-row table:style-name="ro1">
          <table:table-cell office:value-type="float" office:value="1674.210959" calcext:value-type="float">
            <text:p>1674.210959</text:p>
          </table:table-cell>
          <table:table-cell table:number-columns-repeated="9"/>
        </table:table-row>
        <table:table-row table:style-name="ro1">
          <table:table-cell office:value-type="float" office:value="1673.539945" calcext:value-type="float">
            <text:p>1673.539945</text:p>
          </table:table-cell>
          <table:table-cell table:number-columns-repeated="9"/>
        </table:table-row>
        <table:table-row table:style-name="ro1">
          <table:table-cell office:value-type="float" office:value="1673.641667" calcext:value-type="float">
            <text:p>1673.641667</text:p>
          </table:table-cell>
          <table:table-cell table:number-columns-repeated="9"/>
        </table:table-row>
        <table:table-row table:style-name="ro1">
          <table:table-cell office:value-type="float" office:value="1673.75489" calcext:value-type="float">
            <text:p>1673.75489</text:p>
          </table:table-cell>
          <table:table-cell table:number-columns-repeated="9"/>
        </table:table-row>
        <table:table-row table:style-name="ro1">
          <table:table-cell office:value-type="float" office:value="1673.741904" calcext:value-type="float">
            <text:p>1673.741904</text:p>
          </table:table-cell>
          <table:table-cell table:number-columns-repeated="9"/>
        </table:table-row>
        <table:table-row table:style-name="ro1">
          <table:table-cell office:value-type="float" office:value="1673.802854" calcext:value-type="float">
            <text:p>1673.802854</text:p>
          </table:table-cell>
          <table:table-cell table:number-columns-repeated="9"/>
        </table:table-row>
        <table:table-row table:style-name="ro1">
          <table:table-cell office:value-type="float" office:value="1673.677464" calcext:value-type="float">
            <text:p>1673.677464</text:p>
          </table:table-cell>
          <table:table-cell table:number-columns-repeated="9"/>
        </table:table-row>
        <table:table-row table:style-name="ro1">
          <table:table-cell office:value-type="float" office:value="1673.900561" calcext:value-type="float">
            <text:p>1673.900561</text:p>
          </table:table-cell>
          <table:table-cell table:number-columns-repeated="9"/>
        </table:table-row>
        <table:table-row table:style-name="ro1">
          <table:table-cell office:value-type="float" office:value="1673.728101" calcext:value-type="float">
            <text:p>1673.728101</text:p>
          </table:table-cell>
          <table:table-cell table:number-columns-repeated="9"/>
        </table:table-row>
        <table:table-row table:style-name="ro1">
          <table:table-cell office:value-type="float" office:value="1673.465763" calcext:value-type="float">
            <text:p>1673.465763</text:p>
          </table:table-cell>
          <table:table-cell table:number-columns-repeated="9"/>
        </table:table-row>
        <table:table-row table:style-name="ro1">
          <table:table-cell office:value-type="float" office:value="1673.90234" calcext:value-type="float">
            <text:p>1673.90234</text:p>
          </table:table-cell>
          <table:table-cell table:number-columns-repeated="9"/>
        </table:table-row>
        <table:table-row table:style-name="ro1">
          <table:table-cell office:value-type="float" office:value="1673.41582" calcext:value-type="float">
            <text:p>1673.41582</text:p>
          </table:table-cell>
          <table:table-cell table:number-columns-repeated="9"/>
        </table:table-row>
        <table:table-row table:style-name="ro1">
          <table:table-cell office:value-type="float" office:value="1673.724952" calcext:value-type="float">
            <text:p>1673.724952</text:p>
          </table:table-cell>
          <table:table-cell table:number-columns-repeated="9"/>
        </table:table-row>
        <table:table-row table:style-name="ro1">
          <table:table-cell office:value-type="float" office:value="1673.929271" calcext:value-type="float">
            <text:p>1673.929271</text:p>
          </table:table-cell>
          <table:table-cell table:number-columns-repeated="9"/>
        </table:table-row>
        <table:table-row table:style-name="ro1">
          <table:table-cell office:value-type="float" office:value="1673.064593" calcext:value-type="float">
            <text:p>1673.064593</text:p>
          </table:table-cell>
          <table:table-cell table:number-columns-repeated="9"/>
        </table:table-row>
        <table:table-row table:style-name="ro1">
          <table:table-cell office:value-type="float" office:value="1673.329947" calcext:value-type="float">
            <text:p>1673.329947</text:p>
          </table:table-cell>
          <table:table-cell table:number-columns-repeated="9"/>
        </table:table-row>
        <table:table-row table:style-name="ro1">
          <table:table-cell office:value-type="float" office:value="1673.738813" calcext:value-type="float">
            <text:p>1673.738813</text:p>
          </table:table-cell>
          <table:table-cell table:number-columns-repeated="9"/>
        </table:table-row>
        <table:table-row table:style-name="ro1">
          <table:table-cell office:value-type="float" office:value="1673.899819" calcext:value-type="float">
            <text:p>1673.899819</text:p>
          </table:table-cell>
          <table:table-cell table:number-columns-repeated="9"/>
        </table:table-row>
        <table:table-row table:style-name="ro1">
          <table:table-cell office:value-type="float" office:value="1674.280099" calcext:value-type="float">
            <text:p>1674.280099</text:p>
          </table:table-cell>
          <table:table-cell table:number-columns-repeated="9"/>
        </table:table-row>
        <table:table-row table:style-name="ro1">
          <table:table-cell office:value-type="float" office:value="1673.815696" calcext:value-type="float">
            <text:p>1673.815696</text:p>
          </table:table-cell>
          <table:table-cell table:number-columns-repeated="9"/>
        </table:table-row>
        <table:table-row table:style-name="ro1">
          <table:table-cell office:value-type="float" office:value="1673.678729" calcext:value-type="float">
            <text:p>1673.678729</text:p>
          </table:table-cell>
          <table:table-cell table:number-columns-repeated="9"/>
        </table:table-row>
        <table:table-row table:style-name="ro1">
          <table:table-cell office:value-type="float" office:value="1673.472451" calcext:value-type="float">
            <text:p>1673.472451</text:p>
          </table:table-cell>
          <table:table-cell table:number-columns-repeated="9"/>
        </table:table-row>
        <table:table-row table:style-name="ro1">
          <table:table-cell office:value-type="float" office:value="1673.361568" calcext:value-type="float">
            <text:p>1673.361568</text:p>
          </table:table-cell>
          <table:table-cell table:number-columns-repeated="9"/>
        </table:table-row>
        <table:table-row table:style-name="ro1">
          <table:table-cell office:value-type="float" office:value="1674.077131" calcext:value-type="float">
            <text:p>1674.077131</text:p>
          </table:table-cell>
          <table:table-cell table:number-columns-repeated="9"/>
        </table:table-row>
        <table:table-row table:style-name="ro1">
          <table:table-cell office:value-type="float" office:value="1673.619292" calcext:value-type="float">
            <text:p>1673.619292</text:p>
          </table:table-cell>
          <table:table-cell table:number-columns-repeated="9"/>
        </table:table-row>
        <table:table-row table:style-name="ro1">
          <table:table-cell office:value-type="float" office:value="1673.655308" calcext:value-type="float">
            <text:p>1673.655308</text:p>
          </table:table-cell>
          <table:table-cell table:number-columns-repeated="9"/>
        </table:table-row>
        <table:table-row table:style-name="ro1">
          <table:table-cell office:value-type="float" office:value="1673.497403" calcext:value-type="float">
            <text:p>1673.497403</text:p>
          </table:table-cell>
          <table:table-cell table:number-columns-repeated="9"/>
        </table:table-row>
        <table:table-row table:style-name="ro1">
          <table:table-cell office:value-type="float" office:value="1674.016029" calcext:value-type="float">
            <text:p>1674.016029</text:p>
          </table:table-cell>
          <table:table-cell table:number-columns-repeated="9"/>
        </table:table-row>
        <table:table-row table:style-name="ro1">
          <table:table-cell office:value-type="float" office:value="1673.73613" calcext:value-type="float">
            <text:p>1673.73613</text:p>
          </table:table-cell>
          <table:table-cell table:number-columns-repeated="9"/>
        </table:table-row>
        <table:table-row table:style-name="ro1">
          <table:table-cell office:value-type="float" office:value="1674.445196" calcext:value-type="float">
            <text:p>1674.445196</text:p>
          </table:table-cell>
          <table:table-cell table:number-columns-repeated="9"/>
        </table:table-row>
        <table:table-row table:style-name="ro1">
          <table:table-cell office:value-type="float" office:value="1673.740382" calcext:value-type="float">
            <text:p>1673.740382</text:p>
          </table:table-cell>
          <table:table-cell table:number-columns-repeated="9"/>
        </table:table-row>
        <table:table-row table:style-name="ro1">
          <table:table-cell office:value-type="float" office:value="1674.185721" calcext:value-type="float">
            <text:p>1674.185721</text:p>
          </table:table-cell>
          <table:table-cell table:number-columns-repeated="9"/>
        </table:table-row>
        <table:table-row table:style-name="ro1">
          <table:table-cell office:value-type="float" office:value="1673.928615" calcext:value-type="float">
            <text:p>1673.928615</text:p>
          </table:table-cell>
          <table:table-cell table:number-columns-repeated="9"/>
        </table:table-row>
        <table:table-row table:style-name="ro1">
          <table:table-cell office:value-type="float" office:value="1673.958352" calcext:value-type="float">
            <text:p>1673.958352</text:p>
          </table:table-cell>
          <table:table-cell table:number-columns-repeated="9"/>
        </table:table-row>
        <table:table-row table:style-name="ro1">
          <table:table-cell office:value-type="float" office:value="1674.105089" calcext:value-type="float">
            <text:p>1674.105089</text:p>
          </table:table-cell>
          <table:table-cell table:number-columns-repeated="9"/>
        </table:table-row>
        <table:table-row table:style-name="ro1">
          <table:table-cell office:value-type="float" office:value="1673.863632" calcext:value-type="float">
            <text:p>1673.863632</text:p>
          </table:table-cell>
          <table:table-cell table:number-columns-repeated="9"/>
        </table:table-row>
        <table:table-row table:style-name="ro1">
          <table:table-cell office:value-type="float" office:value="1673.956554" calcext:value-type="float">
            <text:p>1673.956554</text:p>
          </table:table-cell>
          <table:table-cell table:number-columns-repeated="9"/>
        </table:table-row>
        <table:table-row table:style-name="ro1">
          <table:table-cell office:value-type="float" office:value="1674.032392" calcext:value-type="float">
            <text:p>1674.032392</text:p>
          </table:table-cell>
          <table:table-cell table:number-columns-repeated="9"/>
        </table:table-row>
        <table:table-row table:style-name="ro1">
          <table:table-cell office:value-type="float" office:value="1673.942285" calcext:value-type="float">
            <text:p>1673.942285</text:p>
          </table:table-cell>
          <table:table-cell table:number-columns-repeated="9"/>
        </table:table-row>
        <table:table-row table:style-name="ro1">
          <table:table-cell office:value-type="float" office:value="1673.718531" calcext:value-type="float">
            <text:p>1673.718531</text:p>
          </table:table-cell>
          <table:table-cell table:number-columns-repeated="9"/>
        </table:table-row>
        <table:table-row table:style-name="ro1">
          <table:table-cell office:value-type="float" office:value="1674.093503" calcext:value-type="float">
            <text:p>1674.093503</text:p>
          </table:table-cell>
          <table:table-cell table:number-columns-repeated="9"/>
        </table:table-row>
        <table:table-row table:style-name="ro1">
          <table:table-cell office:value-type="float" office:value="1674.12324" calcext:value-type="float">
            <text:p>1674.12324</text:p>
          </table:table-cell>
          <table:table-cell table:number-columns-repeated="9"/>
        </table:table-row>
        <table:table-row table:style-name="ro1">
          <table:table-cell office:value-type="float" office:value="1674.035426" calcext:value-type="float">
            <text:p>1674.035426</text:p>
          </table:table-cell>
          <table:table-cell table:number-columns-repeated="9"/>
        </table:table-row>
        <table:table-row table:style-name="ro1">
          <table:table-cell office:value-type="float" office:value="1673.702987" calcext:value-type="float">
            <text:p>1673.702987</text:p>
          </table:table-cell>
          <table:table-cell table:number-columns-repeated="9"/>
        </table:table-row>
        <table:table-row table:style-name="ro1">
          <table:table-cell office:value-type="float" office:value="1673.851655" calcext:value-type="float">
            <text:p>1673.851655</text:p>
          </table:table-cell>
          <table:table-cell table:number-columns-repeated="9"/>
        </table:table-row>
        <table:table-row table:style-name="ro1">
          <table:table-cell office:value-type="float" office:value="1673.515734" calcext:value-type="float">
            <text:p>1673.515734</text:p>
          </table:table-cell>
          <table:table-cell table:number-columns-repeated="9"/>
        </table:table-row>
        <table:table-row table:style-name="ro1">
          <table:table-cell office:value-type="float" office:value="1673.400818" calcext:value-type="float">
            <text:p>1673.400818</text:p>
          </table:table-cell>
          <table:table-cell table:number-columns-repeated="9"/>
        </table:table-row>
        <table:table-row table:style-name="ro1">
          <table:table-cell office:value-type="float" office:value="1673.751313" calcext:value-type="float">
            <text:p>1673.751313</text:p>
          </table:table-cell>
          <table:table-cell table:number-columns-repeated="9"/>
        </table:table-row>
        <table:table-row table:style-name="ro1">
          <table:table-cell office:value-type="float" office:value="1673.601779" calcext:value-type="float">
            <text:p>1673.601779</text:p>
          </table:table-cell>
          <table:table-cell table:number-columns-repeated="9"/>
        </table:table-row>
        <table:table-row table:style-name="ro1">
          <table:table-cell office:value-type="float" office:value="1674.118018" calcext:value-type="float">
            <text:p>1674.118018</text:p>
          </table:table-cell>
          <table:table-cell table:number-columns-repeated="9"/>
        </table:table-row>
        <table:table-row table:style-name="ro1">
          <table:table-cell office:value-type="float" office:value="1674.0709" calcext:value-type="float">
            <text:p>1674.0709</text:p>
          </table:table-cell>
          <table:table-cell table:number-columns-repeated="9"/>
        </table:table-row>
        <table:table-row table:style-name="ro1">
          <table:table-cell office:value-type="float" office:value="1673.436301" calcext:value-type="float">
            <text:p>1673.436301</text:p>
          </table:table-cell>
          <table:table-cell table:number-columns-repeated="9"/>
        </table:table-row>
        <table:table-row table:style-name="ro1">
          <table:table-cell office:value-type="float" office:value="1673.48476" calcext:value-type="float">
            <text:p>1673.48476</text:p>
          </table:table-cell>
          <table:table-cell table:number-columns-repeated="9"/>
        </table:table-row>
        <table:table-row table:style-name="ro1">
          <table:table-cell office:value-type="float" office:value="1674.257772" calcext:value-type="float">
            <text:p>1674.257772</text:p>
          </table:table-cell>
          <table:table-cell table:number-columns-repeated="9"/>
        </table:table-row>
        <table:table-row table:style-name="ro1">
          <table:table-cell office:value-type="float" office:value="1673.813565" calcext:value-type="float">
            <text:p>1673.813565</text:p>
          </table:table-cell>
          <table:table-cell table:number-columns-repeated="9"/>
        </table:table-row>
        <table:table-row table:style-name="ro1">
          <table:table-cell office:value-type="float" office:value="1673.730175" calcext:value-type="float">
            <text:p>1673.730175</text:p>
          </table:table-cell>
          <table:table-cell table:number-columns-repeated="9"/>
        </table:table-row>
        <table:table-row table:style-name="ro1">
          <table:table-cell office:value-type="float" office:value="1674.05507" calcext:value-type="float">
            <text:p>1674.05507</text:p>
          </table:table-cell>
          <table:table-cell table:number-columns-repeated="9"/>
        </table:table-row>
        <table:table-row table:style-name="ro1">
          <table:table-cell office:value-type="float" office:value="1673.400542" calcext:value-type="float">
            <text:p>1673.400542</text:p>
          </table:table-cell>
          <table:table-cell table:number-columns-repeated="9"/>
        </table:table-row>
        <table:table-row table:style-name="ro1">
          <table:table-cell office:value-type="float" office:value="1673.74844" calcext:value-type="float">
            <text:p>1673.74844</text:p>
          </table:table-cell>
          <table:table-cell table:number-columns-repeated="9"/>
        </table:table-row>
        <table:table-row table:style-name="ro1">
          <table:table-cell office:value-type="float" office:value="1673.581821" calcext:value-type="float">
            <text:p>1673.581821</text:p>
          </table:table-cell>
          <table:table-cell table:number-columns-repeated="9"/>
        </table:table-row>
        <table:table-row table:style-name="ro1">
          <table:table-cell office:value-type="float" office:value="1674.026065" calcext:value-type="float">
            <text:p>1674.026065</text:p>
          </table:table-cell>
          <table:table-cell table:number-columns-repeated="9"/>
        </table:table-row>
        <table:table-row table:style-name="ro1">
          <table:table-cell office:value-type="float" office:value="1673.983057" calcext:value-type="float">
            <text:p>1673.983057</text:p>
          </table:table-cell>
          <table:table-cell table:number-columns-repeated="9"/>
        </table:table-row>
        <table:table-row table:style-name="ro1">
          <table:table-cell office:value-type="float" office:value="1673.4752" calcext:value-type="float">
            <text:p>1673.4752</text:p>
          </table:table-cell>
          <table:table-cell table:number-columns-repeated="9"/>
        </table:table-row>
        <table:table-row table:style-name="ro1">
          <table:table-cell office:value-type="float" office:value="1673.890763" calcext:value-type="float">
            <text:p>1673.890763</text:p>
          </table:table-cell>
          <table:table-cell table:number-columns-repeated="9"/>
        </table:table-row>
        <table:table-row table:style-name="ro1">
          <table:table-cell office:value-type="float" office:value="1674.210902" calcext:value-type="float">
            <text:p>1674.210902</text:p>
          </table:table-cell>
          <table:table-cell table:number-columns-repeated="9"/>
        </table:table-row>
        <table:table-row table:style-name="ro1">
          <table:table-cell office:value-type="float" office:value="1673.987281" calcext:value-type="float">
            <text:p>1673.987281</text:p>
          </table:table-cell>
          <table:table-cell table:number-columns-repeated="9"/>
        </table:table-row>
        <table:table-row table:style-name="ro1">
          <table:table-cell office:value-type="float" office:value="1674.086425" calcext:value-type="float">
            <text:p>1674.086425</text:p>
          </table:table-cell>
          <table:table-cell table:number-columns-repeated="9"/>
        </table:table-row>
        <table:table-row table:style-name="ro1">
          <table:table-cell office:value-type="float" office:value="1674.09805" calcext:value-type="float">
            <text:p>1674.09805</text:p>
          </table:table-cell>
          <table:table-cell table:number-columns-repeated="9"/>
        </table:table-row>
        <table:table-row table:style-name="ro1">
          <table:table-cell office:value-type="float" office:value="1673.502483" calcext:value-type="float">
            <text:p>1673.502483</text:p>
          </table:table-cell>
          <table:table-cell table:number-columns-repeated="9"/>
        </table:table-row>
        <table:table-row table:style-name="ro1">
          <table:table-cell office:value-type="float" office:value="1673.628615" calcext:value-type="float">
            <text:p>1673.628615</text:p>
          </table:table-cell>
          <table:table-cell table:number-columns-repeated="9"/>
        </table:table-row>
        <table:table-row table:style-name="ro1">
          <table:table-cell office:value-type="float" office:value="1674.003948" calcext:value-type="float">
            <text:p>1674.003948</text:p>
          </table:table-cell>
          <table:table-cell table:number-columns-repeated="9"/>
        </table:table-row>
        <table:table-row table:style-name="ro1">
          <table:table-cell office:value-type="float" office:value="1673.60605" calcext:value-type="float">
            <text:p>1673.60605</text:p>
          </table:table-cell>
          <table:table-cell table:number-columns-repeated="9"/>
        </table:table-row>
        <table:table-row table:style-name="ro1">
          <table:table-cell office:value-type="float" office:value="1673.926189" calcext:value-type="float">
            <text:p>1673.926189</text:p>
          </table:table-cell>
          <table:table-cell table:number-columns-repeated="9"/>
        </table:table-row>
        <table:table-row table:style-name="ro1">
          <table:table-cell office:value-type="float" office:value="1673.943598" calcext:value-type="float">
            <text:p>1673.943598</text:p>
          </table:table-cell>
          <table:table-cell table:number-columns-repeated="9"/>
        </table:table-row>
        <table:table-row table:style-name="ro1">
          <table:table-cell office:value-type="float" office:value="1674.351513" calcext:value-type="float">
            <text:p>1674.351513</text:p>
          </table:table-cell>
          <table:table-cell table:number-columns-repeated="9"/>
        </table:table-row>
        <table:table-row table:style-name="ro1">
          <table:table-cell office:value-type="float" office:value="1673.65371" calcext:value-type="float">
            <text:p>1673.65371</text:p>
          </table:table-cell>
          <table:table-cell table:number-columns-repeated="9"/>
        </table:table-row>
        <table:table-row table:style-name="ro1">
          <table:table-cell office:value-type="float" office:value="1674.34511" calcext:value-type="float">
            <text:p>1674.34511</text:p>
          </table:table-cell>
          <table:table-cell table:number-columns-repeated="9"/>
        </table:table-row>
        <table:table-row table:style-name="ro1">
          <table:table-cell office:value-type="float" office:value="1674.033124" calcext:value-type="float">
            <text:p>1674.033124</text:p>
          </table:table-cell>
          <table:table-cell table:number-columns-repeated="9"/>
        </table:table-row>
        <table:table-row table:style-name="ro1">
          <table:table-cell office:value-type="float" office:value="1673.905993" calcext:value-type="float">
            <text:p>1673.905993</text:p>
          </table:table-cell>
          <table:table-cell table:number-columns-repeated="9"/>
        </table:table-row>
        <table:table-row table:style-name="ro1">
          <table:table-cell office:value-type="float" office:value="1673.776256" calcext:value-type="float">
            <text:p>1673.776256</text:p>
          </table:table-cell>
          <table:table-cell table:number-columns-repeated="9"/>
        </table:table-row>
        <table:table-row table:style-name="ro1">
          <table:table-cell office:value-type="float" office:value="1674.262633" calcext:value-type="float">
            <text:p>1674.262633</text:p>
          </table:table-cell>
          <table:table-cell table:number-columns-repeated="9"/>
        </table:table-row>
        <table:table-row table:style-name="ro1">
          <table:table-cell office:value-type="float" office:value="1673.226465" calcext:value-type="float">
            <text:p>1673.226465</text:p>
          </table:table-cell>
          <table:table-cell table:number-columns-repeated="9"/>
        </table:table-row>
        <table:table-row table:style-name="ro1">
          <table:table-cell office:value-type="float" office:value="1673.640516" calcext:value-type="float">
            <text:p>1673.640516</text:p>
          </table:table-cell>
          <table:table-cell table:number-columns-repeated="9"/>
        </table:table-row>
        <table:table-row table:style-name="ro1">
          <table:table-cell office:value-type="float" office:value="1673.133524" calcext:value-type="float">
            <text:p>1673.133524</text:p>
          </table:table-cell>
          <table:table-cell table:number-columns-repeated="9"/>
        </table:table-row>
        <table:table-row table:style-name="ro1">
          <table:table-cell office:value-type="float" office:value="1674.051703" calcext:value-type="float">
            <text:p>1674.051703</text:p>
          </table:table-cell>
          <table:table-cell table:number-columns-repeated="9"/>
        </table:table-row>
        <table:table-row table:style-name="ro1">
          <table:table-cell office:value-type="float" office:value="1673.783409" calcext:value-type="float">
            <text:p>1673.783409</text:p>
          </table:table-cell>
          <table:table-cell table:number-columns-repeated="9"/>
        </table:table-row>
        <table:table-row table:style-name="ro1">
          <table:table-cell office:value-type="float" office:value="1673.846566" calcext:value-type="float">
            <text:p>1673.846566</text:p>
          </table:table-cell>
          <table:table-cell table:number-columns-repeated="9"/>
        </table:table-row>
        <table:table-row table:style-name="ro1">
          <table:table-cell office:value-type="float" office:value="1674.202616" calcext:value-type="float">
            <text:p>1674.202616</text:p>
          </table:table-cell>
          <table:table-cell table:number-columns-repeated="9"/>
        </table:table-row>
        <table:table-row table:style-name="ro1">
          <table:table-cell office:value-type="float" office:value="1674.221794" calcext:value-type="float">
            <text:p>1674.221794</text:p>
          </table:table-cell>
          <table:table-cell table:number-columns-repeated="9"/>
        </table:table-row>
        <table:table-row table:style-name="ro1">
          <table:table-cell office:value-type="float" office:value="1674.151341" calcext:value-type="float">
            <text:p>1674.151341</text:p>
          </table:table-cell>
          <table:table-cell table:number-columns-repeated="9"/>
        </table:table-row>
        <table:table-row table:style-name="ro1">
          <table:table-cell office:value-type="float" office:value="1673.48652" calcext:value-type="float">
            <text:p>1673.48652</text:p>
          </table:table-cell>
          <table:table-cell table:number-columns-repeated="9"/>
        </table:table-row>
        <table:table-row table:style-name="ro1">
          <table:table-cell office:value-type="float" office:value="1674.249144" calcext:value-type="float">
            <text:p>1674.249144</text:p>
          </table:table-cell>
          <table:table-cell table:number-columns-repeated="9"/>
        </table:table-row>
        <table:table-row table:style-name="ro1">
          <table:table-cell office:value-type="float" office:value="1673.879795" calcext:value-type="float">
            <text:p>1673.879795</text:p>
          </table:table-cell>
          <table:table-cell table:number-columns-repeated="9"/>
        </table:table-row>
        <table:table-row table:style-name="ro1">
          <table:table-cell office:value-type="float" office:value="1674.225228" calcext:value-type="float">
            <text:p>1674.225228</text:p>
          </table:table-cell>
          <table:table-cell table:number-columns-repeated="9"/>
        </table:table-row>
        <table:table-row table:style-name="ro1">
          <table:table-cell office:value-type="float" office:value="1673.45566" calcext:value-type="float">
            <text:p>1673.45566</text:p>
          </table:table-cell>
          <table:table-cell table:number-columns-repeated="9"/>
        </table:table-row>
        <table:table-row table:style-name="ro1">
          <table:table-cell office:value-type="float" office:value="1674.308571" calcext:value-type="float">
            <text:p>1674.308571</text:p>
          </table:table-cell>
          <table:table-cell table:number-columns-repeated="9"/>
        </table:table-row>
        <table:table-row table:style-name="ro1">
          <table:table-cell office:value-type="float" office:value="1673.803786" calcext:value-type="float">
            <text:p>1673.803786</text:p>
          </table:table-cell>
          <table:table-cell table:number-columns-repeated="9"/>
        </table:table-row>
        <table:table-row table:style-name="ro1">
          <table:table-cell office:value-type="float" office:value="1674.18593" calcext:value-type="float">
            <text:p>1674.18593</text:p>
          </table:table-cell>
          <table:table-cell table:number-columns-repeated="9"/>
        </table:table-row>
        <table:table-row table:style-name="ro1">
          <table:table-cell office:value-type="float" office:value="1674.199943" calcext:value-type="float">
            <text:p>1674.199943</text:p>
          </table:table-cell>
          <table:table-cell table:number-columns-repeated="9"/>
        </table:table-row>
        <table:table-row table:style-name="ro1">
          <table:table-cell office:value-type="float" office:value="1674.054319" calcext:value-type="float">
            <text:p>1674.054319</text:p>
          </table:table-cell>
          <table:table-cell table:number-columns-repeated="9"/>
        </table:table-row>
        <table:table-row table:style-name="ro1">
          <table:table-cell office:value-type="float" office:value="1674.354623" calcext:value-type="float">
            <text:p>1674.354623</text:p>
          </table:table-cell>
          <table:table-cell table:number-columns-repeated="9"/>
        </table:table-row>
        <table:table-row table:style-name="ro1">
          <table:table-cell office:value-type="float" office:value="1673.922032" calcext:value-type="float">
            <text:p>1673.922032</text:p>
          </table:table-cell>
          <table:table-cell table:number-columns-repeated="9"/>
        </table:table-row>
        <table:table-row table:style-name="ro1">
          <table:table-cell office:value-type="float" office:value="1674.138965" calcext:value-type="float">
            <text:p>1674.138965</text:p>
          </table:table-cell>
          <table:table-cell table:number-columns-repeated="9"/>
        </table:table-row>
        <table:table-row table:style-name="ro1">
          <table:table-cell office:value-type="float" office:value="1674.00606" calcext:value-type="float">
            <text:p>1674.00606</text:p>
          </table:table-cell>
          <table:table-cell table:number-columns-repeated="9"/>
        </table:table-row>
        <table:table-row table:style-name="ro1">
          <table:table-cell office:value-type="float" office:value="1674.578643" calcext:value-type="float">
            <text:p>1674.57864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 style:data-style-name="N2" text:time-value="23:10:05.1008527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2T19:47:54.099890088</meta:creation-date>
    <dc:date>2019-12-02T23:13:21.877098114</dc:date>
    <meta:editing-duration>PT13M41S</meta:editing-duration>
    <meta:editing-cycles>2</meta:editing-cycles>
    <meta:generator>LibreOffice/6.3.3.2.0$Linux_X86_64 LibreOffice_project/30$Build-2</meta:generator>
    <meta:document-statistic meta:table-count="1" meta:cell-count="1003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text-properties fo:font-size="20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90"/>
      <style:graphic-properties draw:fill-gradient-name="Pastel_20_Bouquet" draw:fill-hatch-name="Black_5f_20_5f_0_5f_20_5f_Degrees" draw:fill-image-name="Painted_20_White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162cm" svg:height="20.64cm" xlink:href=".." xlink:type="simple" chart:class="chart:bar" chart:style-name="ch1">
        <chart:plot-area chart:style-name="ch2" table:cell-range-address="Sheet1.A1:Sheet1.A1000" svg:x="2.372cm" svg:y="0.412cm" svg:width="32.087cm" svg:height="18.177cm">
          <chartooo:coordinate-region svg:x="3.787cm" svg:y="0.412cm" svg:width="30.672cm" svg:height="16.637cm"/>
          <chart:axis chart:dimension="x" chart:name="primary-x" chart:style-name="ch3">
            <chart:title svg:x="14.875cm" svg:y="19.001cm" chart:style-name="ch4">
              <text:p>Relative Frame Index</text:p>
            </chart:title>
          </chart:axis>
          <chart:axis chart:dimension="y" chart:name="primary-y" chart:style-name="ch5">
            <chart:title svg:x="0.451cm" svg:y="13.12cm" chart:style-name="ch6">
              <text:p>Average Value of Box</text:p>
            </chart:title>
            <chart:grid chart:style-name="ch7" chart:class="major"/>
          </chart:axis>
          <chart:series chart:style-name="ch8" chart:values-cell-range-address="Sheet1.A1:Sheet1.A1000" chart:class="chart:ba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8.860968">
                <text:p>1038.860968</text:p>
                <draw:g>
                  <svg:desc>Sheet1.A1:Sheet1.A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4.069568">
                <text:p>1054.0695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73.498659">
                <text:p>1073.498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91.899182">
                <text:p>1091.899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8.03281">
                <text:p>1108.032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2.340934">
                <text:p>1122.3409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9.575419">
                <text:p>1129.5754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26.486358">
                <text:p>1126.4863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15.910987">
                <text:p>1115.9109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2.376475">
                <text:p>1102.3764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87.310987">
                <text:p>1087.3109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78.13868">
                <text:p>1078.138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72.348088">
                <text:p>1072.3480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73.129281">
                <text:p>1073.1292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80.815097">
                <text:p>1080.8150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94.064374">
                <text:p>1094.0643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07.497517">
                <text:p>1107.4975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6.639602">
                <text:p>1116.6396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18.465706">
                <text:p>1118.4657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16.302331">
                <text:p>1116.3023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9.517456">
                <text:p>1109.5174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0.783191">
                <text:p>1100.7831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92.089127">
                <text:p>1092.0891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79.904918">
                <text:p>1079.9049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79.275114">
                <text:p>1079.2751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80.625637">
                <text:p>1080.6256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80.991933">
                <text:p>1080.9919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91.014174">
                <text:p>1091.0141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97.553957">
                <text:p>1097.5539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6.006155">
                <text:p>1096.0061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97.387852">
                <text:p>1097.3878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97.961834">
                <text:p>1097.9618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97.683904">
                <text:p>1097.6839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96.061682">
                <text:p>1096.0616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97.080013">
                <text:p>1097.0800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95.642066">
                <text:p>1095.6420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97.633562">
                <text:p>1097.6335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99.496395">
                <text:p>1099.4963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98.545786">
                <text:p>1098.5457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96.975029">
                <text:p>1096.9750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96.888661">
                <text:p>1096.8886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94.263699">
                <text:p>1094.2636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92.984798">
                <text:p>1092.9847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88.110226">
                <text:p>1088.1102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89.790953">
                <text:p>1089.7909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97.776037">
                <text:p>1097.7760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10.842523">
                <text:p>1110.8425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25.879024">
                <text:p>1125.8790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44.633181">
                <text:p>1144.6331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67.714992">
                <text:p>1167.7149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99.043179">
                <text:p>1199.0431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33.350029">
                <text:p>1233.3500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70.60019">
                <text:p>1270.600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02.915639">
                <text:p>1302.9156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38.090411">
                <text:p>1338.0904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69.164621">
                <text:p>1369.1646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98.856497">
                <text:p>1398.8564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30.750666">
                <text:p>1430.7506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56.250495">
                <text:p>1456.2504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78.428111">
                <text:p>1478.4281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93.434484">
                <text:p>1493.4344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04.390202">
                <text:p>1504.3902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12.277245">
                <text:p>1512.2772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16.61114">
                <text:p>1516.611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17.090002">
                <text:p>1517.090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14.980156">
                <text:p>1514.9801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08.000447">
                <text:p>1508.0004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98.028453">
                <text:p>1498.0284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66.736891">
                <text:p>1466.7368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46.582477">
                <text:p>1446.5824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20.666334">
                <text:p>1420.6663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91.619378">
                <text:p>1391.6193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61.461844">
                <text:p>1361.4618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25.420881">
                <text:p>1325.4208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88.259694">
                <text:p>1288.2596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50.640649">
                <text:p>1250.6406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15.994616">
                <text:p>1215.9946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86.131535">
                <text:p>1186.1315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61.766857">
                <text:p>1161.7668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40.861092">
                <text:p>1140.8610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28.707277">
                <text:p>1128.7072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21.878919">
                <text:p>1121.8789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17.136187">
                <text:p>1117.1361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14.722118">
                <text:p>1114.7221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16.007534">
                <text:p>1116.0075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18.316077">
                <text:p>1118.3160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24.732125">
                <text:p>1124.732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41.787814">
                <text:p>1141.787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60.150666">
                <text:p>1160.1506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88.477692">
                <text:p>1188.4776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21.986625">
                <text:p>1221.9866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58.537861">
                <text:p>1258.5378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00.381688">
                <text:p>1300.3816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44.228976">
                <text:p>1344.2289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88.606507">
                <text:p>1388.6065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28.212586">
                <text:p>1428.2125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60.033752">
                <text:p>1460.0337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84.624325">
                <text:p>1484.6243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03.860131">
                <text:p>1503.8601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16.283628">
                <text:p>1516.2836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21.777559">
                <text:p>1521.7775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23.342751">
                <text:p>1523.3427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18.412719">
                <text:p>1518.4127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08.659218">
                <text:p>1508.6592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92.504195">
                <text:p>1492.5041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71.13085">
                <text:p>1471.130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47.47089">
                <text:p>1447.470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20.484294">
                <text:p>1420.4842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90.862253">
                <text:p>1390.8622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56.188822">
                <text:p>1356.1888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20.702207">
                <text:p>1320.7022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86.611358">
                <text:p>1286.6113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24.063746">
                <text:p>1224.0637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96.340097">
                <text:p>1196.3400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75.502987">
                <text:p>1175.5029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7.954595">
                <text:p>1157.9545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46.619073">
                <text:p>1146.6190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43.008638">
                <text:p>1143.0086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46.277511">
                <text:p>1146.2775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52.671642">
                <text:p>1152.6716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64.471699">
                <text:p>1164.4716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253111">
                <text:p>1210.2531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42.09766">
                <text:p>1242.097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83.388309">
                <text:p>1283.3883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22.151494">
                <text:p>1322.1514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62.818807">
                <text:p>1362.8188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03.078834">
                <text:p>1403.0788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34.739964">
                <text:p>1434.7399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65.237938">
                <text:p>1465.2379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85.701627">
                <text:p>1485.7016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01.738451">
                <text:p>1501.7384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11.965011">
                <text:p>1511.9650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14.564659">
                <text:p>1514.5646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12.16699">
                <text:p>1512.166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4.312338">
                <text:p>1504.3123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92.288109">
                <text:p>1492.2881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72.65606">
                <text:p>1472.656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49.395148">
                <text:p>1449.3951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22.046699">
                <text:p>1422.0466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2.850447">
                <text:p>1392.8504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63.764916">
                <text:p>1363.7649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28.419473">
                <text:p>1328.4194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94.32949">
                <text:p>1294.329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61.083533">
                <text:p>1261.0835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30.859104">
                <text:p>1230.8591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03.958809">
                <text:p>1203.9588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81.42734">
                <text:p>1181.427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62.976731">
                <text:p>1162.9767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47.742685">
                <text:p>1147.7426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37.74141">
                <text:p>1137.741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32.397308">
                <text:p>1132.3973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30.717675">
                <text:p>1130.7176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35.05253">
                <text:p>1135.052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71.436102">
                <text:p>1171.4361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56.700809">
                <text:p>1156.7008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49.859599">
                <text:p>1149.8595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47.851969">
                <text:p>1147.8519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49.771899">
                <text:p>1149.7718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58.203957">
                <text:p>1158.2039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71.839755">
                <text:p>1171.8397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90.268217">
                <text:p>1190.2682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12.992295">
                <text:p>1212.9922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47.534323">
                <text:p>1247.5343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86.539669">
                <text:p>1286.5396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30.065877">
                <text:p>1330.0658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74.214602">
                <text:p>1374.2146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14.490249">
                <text:p>1414.4902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52.760474">
                <text:p>1452.7604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79.934085">
                <text:p>1479.93408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98.926341">
                <text:p>1498.9263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09.938366">
                <text:p>1509.9383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13.525533">
                <text:p>1513.5255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10.397422">
                <text:p>1510.3974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01.611178">
                <text:p>1501.6111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88.247936">
                <text:p>1488.2479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67.062957">
                <text:p>1467.06295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43.680261">
                <text:p>1443.68026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14.00665">
                <text:p>1414.006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84.552892">
                <text:p>1384.55289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50.331421">
                <text:p>1350.3314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17.167304">
                <text:p>1317.1673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83.285331">
                <text:p>1283.2853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51.372412">
                <text:p>1251.3724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22.366676">
                <text:p>1222.3666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94.579452">
                <text:p>1194.5794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74.986292">
                <text:p>1174.9862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59.648002">
                <text:p>1159.6480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49.575342">
                <text:p>1149.5753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47.552692">
                <text:p>1147.5526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50.924353">
                <text:p>1150.92435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58.703662">
                <text:p>1158.7036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70.207439">
                <text:p>1170.2074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87.140021">
                <text:p>1187.1400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12.451484">
                <text:p>1212.45148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46.817199">
                <text:p>1246.8171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83.620025">
                <text:p>1283.6200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28.407401">
                <text:p>1328.4074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77.102302">
                <text:p>1377.1023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23.055242">
                <text:p>1423.0552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59.343141">
                <text:p>1459.3431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86.447289">
                <text:p>1486.44728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03.955575">
                <text:p>1503.9555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11.687785">
                <text:p>1511.6877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13.913518">
                <text:p>1513.91351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09.57286">
                <text:p>1509.5728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99.830822">
                <text:p>1499.83082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84.462024">
                <text:p>1484.46202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63.307106">
                <text:p>1463.3071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12.776941">
                <text:p>1412.7769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79.980223">
                <text:p>1379.98022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47.062557">
                <text:p>1347.0625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12.605261">
                <text:p>1312.60526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80.305565">
                <text:p>1280.3055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51.800086">
                <text:p>1251.8000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22.225961">
                <text:p>1222.22596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98.003244">
                <text:p>1198.0032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80.161301">
                <text:p>1180.1613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64.992998">
                <text:p>1164.99299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56.556431">
                <text:p>1156.55643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55.06874">
                <text:p>1155.0687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56.580765">
                <text:p>1156.5807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66.345434">
                <text:p>1166.34543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77.996984">
                <text:p>1177.9969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99.599058">
                <text:p>1199.59905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29.65996">
                <text:p>1229.659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66.579462">
                <text:p>1266.57946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06.013765">
                <text:p>1306.01376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54.41251">
                <text:p>1354.4125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01.711577">
                <text:p>1401.71157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43.009627">
                <text:p>1443.0096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76.220919">
                <text:p>1476.2209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97.800171">
                <text:p>1497.80017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11.297241">
                <text:p>1511.29724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15.118094">
                <text:p>1515.11809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13.601065">
                <text:p>1513.60106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06.213271">
                <text:p>1506.21327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91.114051">
                <text:p>1491.11405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72.116419">
                <text:p>1472.1164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48.77031">
                <text:p>1448.7703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23.757059">
                <text:p>1423.75705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94.347536">
                <text:p>1394.34753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61.395538">
                <text:p>1361.39553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29.818893">
                <text:p>1329.81889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99.807382">
                <text:p>1299.80738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68.600514">
                <text:p>1268.6005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41.941067">
                <text:p>1241.9410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21.012205">
                <text:p>1221.0122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02.251389">
                <text:p>1202.25138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91.148592">
                <text:p>1191.14859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84.505736">
                <text:p>1184.5057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79.455042">
                <text:p>1179.45504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81.108866">
                <text:p>1181.10886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87.628406">
                <text:p>1187.6284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98.620301">
                <text:p>1198.6203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15.723668">
                <text:p>1215.72366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41.546043">
                <text:p>1241.54604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72.546728">
                <text:p>1272.54672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04.552959">
                <text:p>1304.55295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43.402064">
                <text:p>1343.4020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86.991467">
                <text:p>1386.99146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28.51425">
                <text:p>1428.514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63.192599">
                <text:p>1463.19259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88.984209">
                <text:p>1488.98420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07.506117">
                <text:p>1507.50611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17.978777">
                <text:p>1517.97877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20.307677">
                <text:p>1520.30767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15.638527">
                <text:p>1515.63852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06.910388">
                <text:p>1506.91038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92.882401">
                <text:p>1492.8824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73.118569">
                <text:p>1473.11856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48.238394">
                <text:p>1448.23839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424.601065">
                <text:p>1424.60106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94.28749">
                <text:p>1394.2874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65.055812">
                <text:p>1365.05581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35.110027">
                <text:p>1335.11002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06.871804">
                <text:p>1306.8718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78.453662">
                <text:p>1278.45366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52.955175">
                <text:p>1252.9551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30.809028">
                <text:p>1230.80902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10.455793">
                <text:p>1210.45579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94.052397">
                <text:p>1194.05239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84.893008">
                <text:p>1184.89300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80.631545">
                <text:p>1180.63154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78.487462">
                <text:p>1178.48746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86.586444">
                <text:p>1186.58644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97.220044">
                <text:p>1197.22004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12.052797">
                <text:p>1212.05279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235.159922">
                <text:p>1235.15992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64.079224">
                <text:p>1264.07922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96.37304">
                <text:p>1296.373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33.767114">
                <text:p>1333.7671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76.854014">
                <text:p>1376.85401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50.719806">
                <text:p>1450.71980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77.811492">
                <text:p>1477.81149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97.53614">
                <text:p>1497.5361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09.733229">
                <text:p>1509.73322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15.234694">
                <text:p>1515.23469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14.726332">
                <text:p>1514.72633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09.457972">
                <text:p>1509.45797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98.118874">
                <text:p>1498.11887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82.380223">
                <text:p>1482.38022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61.609018">
                <text:p>1461.60901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441.053701">
                <text:p>1441.0537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14.361016">
                <text:p>1414.36101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382.098411">
                <text:p>1382.09841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54.332154">
                <text:p>1354.33215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325.402112">
                <text:p>1325.4021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92.618141">
                <text:p>1292.61814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65.334361">
                <text:p>1265.33436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39.679176">
                <text:p>1239.67917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17.851979">
                <text:p>1217.85197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196.47461">
                <text:p>1196.4746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182.312938">
                <text:p>1182.31293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175.723154">
                <text:p>1175.72315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172.083771">
                <text:p>1172.08377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74.621461">
                <text:p>1174.62146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83.478311">
                <text:p>1183.47831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94.609361">
                <text:p>1194.60936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12.653539">
                <text:p>1212.65353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37.727835">
                <text:p>1237.72783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68.078586">
                <text:p>1268.07858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02.939431">
                <text:p>1302.93943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43.716467">
                <text:p>1343.7164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87.698735">
                <text:p>1387.69873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27.824971">
                <text:p>1427.82497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62.036644">
                <text:p>1462.03664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489.146594">
                <text:p>1489.14659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506.976703">
                <text:p>1506.97670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17.243455">
                <text:p>1517.24345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19.526436">
                <text:p>1519.52643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16.275095">
                <text:p>1516.27509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07.344521">
                <text:p>1507.34452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91.090097">
                <text:p>1491.09009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70.588746">
                <text:p>1470.58874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44.310188">
                <text:p>1444.31018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18.406973">
                <text:p>1418.40697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88.187719">
                <text:p>1388.18771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54.161996">
                <text:p>1354.16199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22.52558">
                <text:p>1322.5255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292.418065">
                <text:p>1292.41806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262.762529">
                <text:p>1262.76252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234.88633">
                <text:p>1234.886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210.529347">
                <text:p>1210.52934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92.385845">
                <text:p>1192.38584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78.326551">
                <text:p>1178.32655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71.684732">
                <text:p>1171.68473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63.968217">
                <text:p>1163.96821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63.762348">
                <text:p>1163.76234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70.757315">
                <text:p>1170.75731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79.482411">
                <text:p>1179.48241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96.413356">
                <text:p>1196.41335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218.561672">
                <text:p>1218.56167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246.653006">
                <text:p>1246.65300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280.302816">
                <text:p>1280.30281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318.584094">
                <text:p>1318.58409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363.203415">
                <text:p>1363.20341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07.905908">
                <text:p>1407.9059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42.693988">
                <text:p>1442.69398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72.57325">
                <text:p>1472.573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93.566591">
                <text:p>1493.56659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05.786577">
                <text:p>1505.78657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11.604547">
                <text:p>1511.60454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10.538175">
                <text:p>1510.5381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503.860883">
                <text:p>1503.86088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90.954205">
                <text:p>1490.95420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71.464678">
                <text:p>1471.46467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49.357239">
                <text:p>1449.35723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423.667646">
                <text:p>1423.66764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392.960084">
                <text:p>1392.96008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361.671157">
                <text:p>1361.67115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330.697945">
                <text:p>1330.69794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301.022251">
                <text:p>1301.02225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69.245814">
                <text:p>1269.24581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37.63711">
                <text:p>1237.6371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14.723754">
                <text:p>1214.72375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92.344292">
                <text:p>1192.34429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79.660597">
                <text:p>1179.66059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73.677083">
                <text:p>1173.67708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172.464422">
                <text:p>1172.46442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77.267894">
                <text:p>1177.26789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87.544844">
                <text:p>1187.54484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02.644245">
                <text:p>1202.64424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23.774553">
                <text:p>1223.77455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53.416438">
                <text:p>1253.41643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88.316429">
                <text:p>1288.31642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325.104262">
                <text:p>1325.10426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367.717685">
                <text:p>1367.71768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411.396176">
                <text:p>1411.39617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47.837005">
                <text:p>1447.83700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475.744397">
                <text:p>1475.74439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496.408818">
                <text:p>1496.40881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508.428387">
                <text:p>1508.42838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11.326541">
                <text:p>1511.32654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08.013328">
                <text:p>1508.01332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499.707401">
                <text:p>1499.70740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84.145063">
                <text:p>1484.14506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66.924705">
                <text:p>1466.92470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445.651322">
                <text:p>1445.65132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21.419644">
                <text:p>1421.41964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394.556821">
                <text:p>1394.55682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63.719958">
                <text:p>1363.71995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333.008524">
                <text:p>1333.00852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307.925295">
                <text:p>1307.92529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283.033914">
                <text:p>1283.03391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254.127359">
                <text:p>1254.12735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235.907097">
                <text:p>1235.90709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219.086396">
                <text:p>1219.08639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208.371166">
                <text:p>1208.37116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205.749363">
                <text:p>1205.74936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208.633019">
                <text:p>1208.63301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219.233847">
                <text:p>1219.23384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233.490287">
                <text:p>1233.49028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252.039013">
                <text:p>1252.03901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276.235835">
                <text:p>1276.23583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336.286986">
                <text:p>1336.28698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373.353387">
                <text:p>1373.35338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12.213156">
                <text:p>1412.21315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46.918151">
                <text:p>1446.91815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473.236187">
                <text:p>1473.23618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493.070909">
                <text:p>1493.07090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507.106602">
                <text:p>1507.10660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515.259903">
                <text:p>1515.25990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518.543569">
                <text:p>1518.54356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16.295681">
                <text:p>1516.29568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09.0957">
                <text:p>1509.095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97.080603">
                <text:p>1497.08060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479.98282">
                <text:p>1479.9828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57.629709">
                <text:p>1457.62970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437.035131">
                <text:p>1437.03513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409.727321">
                <text:p>1409.72732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378.652978">
                <text:p>1378.65297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352.602559">
                <text:p>1352.60255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323.067913">
                <text:p>1323.06791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295.797022">
                <text:p>1295.79702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270.503662">
                <text:p>1270.50366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247.986929">
                <text:p>1247.98692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26.619882">
                <text:p>1226.61988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207.212842">
                <text:p>1207.21284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93.051674">
                <text:p>1193.05167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90.596566">
                <text:p>1190.59656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190.559361">
                <text:p>1190.55936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96.94003">
                <text:p>1196.9400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07.306906">
                <text:p>1207.30690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219.476503">
                <text:p>1219.47650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242.775095">
                <text:p>1242.77509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72.644796">
                <text:p>1272.64479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306.054547">
                <text:p>1306.05454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342.261263">
                <text:p>1342.26126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383.85098">
                <text:p>1383.8509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22.690563">
                <text:p>1422.69056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54.832782">
                <text:p>1454.83278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80.566191">
                <text:p>1480.56619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99.410017">
                <text:p>1499.41001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10.150029">
                <text:p>1510.15002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515.376589">
                <text:p>1515.37658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16.206279">
                <text:p>1516.20627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09.74902">
                <text:p>1509.7490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99.826341">
                <text:p>1499.82634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84.336539">
                <text:p>1484.33653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63.492266">
                <text:p>1463.49226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44.173449">
                <text:p>1444.17344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20.410816">
                <text:p>1420.41081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392.09747">
                <text:p>1392.0974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65.659789">
                <text:p>1365.65978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340.218826">
                <text:p>1340.21882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314.425523">
                <text:p>1314.42552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292.636435">
                <text:p>1292.63643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269.566448">
                <text:p>1269.56644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253.303206">
                <text:p>1253.30320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240.752302">
                <text:p>1240.75230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34.278016">
                <text:p>1234.2780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234.868227">
                <text:p>1234.86822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237.844711">
                <text:p>1237.84471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251.482534">
                <text:p>1251.48253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271.400114">
                <text:p>1271.40011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294.100323">
                <text:p>1294.10032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321.903206">
                <text:p>1321.90320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354.460759">
                <text:p>1354.46075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390.198069">
                <text:p>1390.19806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425.1873">
                <text:p>1425.187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454.214612">
                <text:p>1454.21461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480.013166">
                <text:p>1480.01316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497.640468">
                <text:p>1497.64046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509.625057">
                <text:p>1509.62505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515.188042">
                <text:p>1515.18804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514.934903">
                <text:p>1514.93490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509.897403">
                <text:p>1509.89740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498.543056">
                <text:p>1498.54305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484.10976">
                <text:p>1484.1097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462.1582">
                <text:p>1462.158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42.197013">
                <text:p>1442.19701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19.744368">
                <text:p>1419.74436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393.951332">
                <text:p>1393.95133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367.985978">
                <text:p>1367.98597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341.742523">
                <text:p>1341.74252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315.234218">
                <text:p>1315.23421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89.189089">
                <text:p>1289.18908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264.299924">
                <text:p>1264.29992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44.788737">
                <text:p>1244.78873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30.136282">
                <text:p>1230.13628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216.767218">
                <text:p>1216.76721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206.311292">
                <text:p>1206.31129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198.654614">
                <text:p>1198.65461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195.429975">
                <text:p>1195.42997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196.290164">
                <text:p>1196.29016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00.931973">
                <text:p>1200.93197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211.495158">
                <text:p>1211.49515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25.610207">
                <text:p>1225.61020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245.916486">
                <text:p>1245.91648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276.829937">
                <text:p>1276.82993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307.592275">
                <text:p>1307.59227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344.61993">
                <text:p>1344.6199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383.94708">
                <text:p>1383.9470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422.627102">
                <text:p>1422.62710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453.615744">
                <text:p>1453.61574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479.728872">
                <text:p>1479.72887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499.337471">
                <text:p>1499.33747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12.229852">
                <text:p>1512.22985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517.777654">
                <text:p>1517.77765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517.504252">
                <text:p>1517.50425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509.850114">
                <text:p>1509.85011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497.603805">
                <text:p>1497.60380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480.941648">
                <text:p>1480.94164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458.59961">
                <text:p>1458.5996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434.009618">
                <text:p>1434.00961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409.489089">
                <text:p>1409.48908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381.342466">
                <text:p>1381.34246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355.3123">
                <text:p>1355.312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324.381193">
                <text:p>1324.38119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297.214488">
                <text:p>1297.21448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272.479252">
                <text:p>1272.47925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250.456659">
                <text:p>1250.45665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229.165677">
                <text:p>1229.16567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208.832877">
                <text:p>1208.83287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196.100609">
                <text:p>1196.10060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88.463623">
                <text:p>1188.46362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189.428643">
                <text:p>1189.42864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196.451617">
                <text:p>1196.45161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205.884532">
                <text:p>1205.88453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223.289602">
                <text:p>1223.28960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243.926484">
                <text:p>1243.92648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270.096737">
                <text:p>1270.09673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306.654671">
                <text:p>1306.65467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346.605099">
                <text:p>1346.60509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391.125038">
                <text:p>1391.12503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430.513917">
                <text:p>1430.51391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463.932411">
                <text:p>1463.93241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488.719977">
                <text:p>1488.71997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506.576693">
                <text:p>1506.57669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515.566543">
                <text:p>1515.56654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518.02188">
                <text:p>1518.0218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514.416495">
                <text:p>1514.41649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502.703453">
                <text:p>1502.70345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488.094559">
                <text:p>1488.09455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468.923154">
                <text:p>1468.92315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445.864212">
                <text:p>1445.86421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422.7504">
                <text:p>1422.750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394.194549">
                <text:p>1394.19454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363.906326">
                <text:p>1363.90632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337.295833">
                <text:p>1337.29583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307.575847">
                <text:p>1307.57584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282.82324">
                <text:p>1282.8232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258.619939">
                <text:p>1258.61993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233.481022">
                <text:p>1233.48102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217.515839">
                <text:p>1217.51583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201.30528">
                <text:p>1201.3052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93.819616">
                <text:p>1193.81961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90.888727">
                <text:p>1190.88872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92.383609">
                <text:p>1192.38360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201.741182">
                <text:p>1201.74118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214.09102">
                <text:p>1214.0910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229.620177">
                <text:p>1229.62017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250.45136">
                <text:p>1250.4513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273.248754">
                <text:p>1273.24875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304.954756">
                <text:p>1304.95475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341.170139">
                <text:p>1341.17013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381.913642">
                <text:p>1381.91364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422.040021">
                <text:p>1422.04002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453.576484">
                <text:p>1453.57648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480.004081">
                <text:p>1480.00408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499.32734">
                <text:p>1499.3273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510.724572">
                <text:p>1510.72457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516.284408">
                <text:p>1516.28440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516.795082">
                <text:p>1516.79508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510.899353">
                <text:p>1510.89935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99.839726">
                <text:p>1499.83972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485.320253">
                <text:p>1485.32025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466.073535">
                <text:p>1466.07353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445.959789">
                <text:p>1445.95978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422.823716">
                <text:p>1422.82371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395.359618">
                <text:p>1395.35961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369.501712">
                <text:p>1369.50171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344.919321">
                <text:p>1344.91932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321.790221">
                <text:p>1321.79022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298.428406">
                <text:p>1298.42840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277.156554">
                <text:p>1277.15655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254.10292">
                <text:p>1254.1029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236.023307">
                <text:p>1236.02330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224.512614">
                <text:p>1224.51261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216.589384">
                <text:p>1216.58938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14.686311">
                <text:p>1214.68631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19.536073">
                <text:p>1219.53607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27.947336">
                <text:p>1227.94733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40.085987">
                <text:p>1240.08598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58.70118">
                <text:p>1258.7011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80.530489">
                <text:p>1280.53048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304.074344">
                <text:p>1304.07434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335.138927">
                <text:p>1335.13892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373.148402">
                <text:p>1373.14840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410.412262">
                <text:p>1410.41226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442.629985">
                <text:p>1442.62998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470.445167">
                <text:p>1470.44516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491.285845">
                <text:p>1491.28584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505.413936">
                <text:p>1505.41393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514.359494">
                <text:p>1514.35949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517.644102">
                <text:p>1517.64410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516.423877">
                <text:p>1516.42387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509.343293">
                <text:p>1509.34329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500.50332">
                <text:p>1500.5033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486.147565">
                <text:p>1486.14756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466.852759">
                <text:p>1466.85275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448.256592">
                <text:p>1448.25659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425.094159">
                <text:p>1425.09415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401.283657">
                <text:p>1401.28365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75.283857">
                <text:p>1375.28385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350.679671">
                <text:p>1350.67967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325.896385">
                <text:p>1325.89638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05.284532">
                <text:p>1305.28453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81.78282">
                <text:p>1281.7828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57.474382">
                <text:p>1257.47438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42.042494">
                <text:p>1242.04249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28.15742">
                <text:p>1228.1574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19.539897">
                <text:p>1219.53989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14.637643">
                <text:p>1214.63764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12.168065">
                <text:p>1212.16806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15.580099">
                <text:p>1215.58009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26.103767">
                <text:p>1226.10376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39.682725">
                <text:p>1239.68272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58.538718">
                <text:p>1258.53871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78.986339">
                <text:p>1278.98633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304.818312">
                <text:p>1304.81831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337.875552">
                <text:p>1337.87555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371.681317">
                <text:p>1371.68131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10.264079">
                <text:p>1410.26407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443.18125">
                <text:p>1443.1812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70.807373">
                <text:p>1470.80737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92.724058">
                <text:p>1492.72405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508.673868">
                <text:p>1508.67386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519.151379">
                <text:p>1519.15137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516.563261">
                <text:p>1516.56326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508.561244">
                <text:p>1508.56124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94.914326">
                <text:p>1494.91432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80.249315">
                <text:p>1480.24931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61.329937">
                <text:p>1461.32993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41.032011">
                <text:p>1441.03201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19.931012">
                <text:p>1419.93101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97.473687">
                <text:p>1397.47368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71.265734">
                <text:p>1371.26573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49.487462">
                <text:p>1349.48746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31.27383">
                <text:p>1331.2738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11.70157">
                <text:p>1311.7015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292.148925">
                <text:p>1292.14892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276.245053">
                <text:p>1276.24505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260.211454">
                <text:p>1260.21145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248.203044">
                <text:p>1248.20304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238.537158">
                <text:p>1238.53715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235.346518">
                <text:p>1235.34651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235.358134">
                <text:p>1235.35813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243.481992">
                <text:p>1243.48199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253.261339">
                <text:p>1253.26133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270.603491">
                <text:p>1270.60349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291.327083">
                <text:p>1291.32708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12.185816">
                <text:p>1312.18581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42.977559">
                <text:p>1342.97755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73.453624">
                <text:p>1373.45362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408.311863">
                <text:p>1408.31186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39.292314">
                <text:p>1439.29231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465.565649">
                <text:p>1465.56564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86.456935">
                <text:p>1486.45693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501.318046">
                <text:p>1501.31804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511.236387">
                <text:p>1511.23638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515.316315">
                <text:p>1515.31631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514.867827">
                <text:p>1514.86782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509.635949">
                <text:p>1509.63594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99.603244">
                <text:p>1499.60324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84.822156">
                <text:p>1484.82215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67.87812">
                <text:p>1467.8781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50.160607">
                <text:p>1450.16060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31.581117">
                <text:p>1431.58111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09.624715">
                <text:p>1409.62471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87.13925">
                <text:p>1387.1392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63.552045">
                <text:p>1363.55204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39.675333">
                <text:p>1339.67533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17.635055">
                <text:p>1317.63505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294.018341">
                <text:p>1294.01834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274.220805">
                <text:p>1274.22080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254.550029">
                <text:p>1254.55002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231.376874">
                <text:p>1231.37687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211.838204">
                <text:p>1211.83820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189.969245">
                <text:p>1189.96924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169.425371">
                <text:p>1169.42537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153.769111">
                <text:p>1153.76911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141.596157">
                <text:p>1141.59615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135.474134">
                <text:p>1135.47413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133.018921">
                <text:p>1133.01892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133.669939">
                <text:p>1133.66993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132.409989">
                <text:p>1132.40998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135.515963">
                <text:p>1135.51596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140.259722">
                <text:p>1140.25972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146.764051">
                <text:p>1146.76405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153.12325">
                <text:p>1153.1232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155.607192">
                <text:p>1155.60719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158.50333">
                <text:p>1158.5033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166.528672">
                <text:p>1166.52867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170.669844">
                <text:p>1170.66984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172.091771">
                <text:p>1172.09177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172.34805">
                <text:p>1172.3480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176.173392">
                <text:p>1176.17339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180.384189">
                <text:p>1180.38418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182.745186">
                <text:p>1182.74518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187.930784">
                <text:p>1187.93078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191.997022">
                <text:p>1191.99702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197.464745">
                <text:p>1197.46474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196.332392">
                <text:p>1196.33239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194.881288">
                <text:p>1194.88128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188.394882">
                <text:p>1188.39488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180.542884">
                <text:p>1180.54288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165.846518">
                <text:p>1165.84651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153.063318">
                <text:p>1153.06331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140.911701">
                <text:p>1140.91170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126.741543">
                <text:p>1126.74154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118.24825">
                <text:p>1118.2482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097.881212">
                <text:p>1097.88121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078.484618">
                <text:p>1078.48461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060.731193">
                <text:p>1060.73119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049.344863">
                <text:p>1049.34486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044.228491">
                <text:p>1044.22849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037.690078">
                <text:p>1037.69007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030.011653">
                <text:p>1030.01165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019.391134">
                <text:p>1019.39113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035.691429">
                <text:p>1035.69142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066.75488">
                <text:p>1066.7548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104.411825">
                <text:p>1104.41182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141.705375">
                <text:p>1141.70537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180.138565">
                <text:p>1180.13856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219.416762">
                <text:p>1219.41676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259.000599">
                <text:p>1259.00059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284.261197">
                <text:p>1284.26119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306.993065">
                <text:p>1306.99306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328.414945">
                <text:p>1328.41494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352.355575">
                <text:p>1352.35557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377.130622">
                <text:p>1377.13062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393.724524">
                <text:p>1393.72452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415.859713">
                <text:p>1415.85971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434.11542">
                <text:p>1434.1154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456.060911">
                <text:p>1456.06091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472.589897">
                <text:p>1472.58989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484.117114">
                <text:p>1484.11711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496.027388">
                <text:p>1496.02738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00.90312">
                <text:p>1500.9031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08.423782">
                <text:p>1508.42378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38.26445">
                <text:p>1538.2644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40.523564">
                <text:p>1540.52356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39.055575">
                <text:p>1539.05557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60.670681">
                <text:p>1560.67068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76.907496">
                <text:p>1576.90749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98.094844">
                <text:p>1598.09484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611.190573">
                <text:p>1611.19057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620.649924">
                <text:p>1620.64992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629.529271">
                <text:p>1629.52927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635.841847">
                <text:p>1635.84184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638.111977">
                <text:p>1638.11197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641.145053">
                <text:p>1641.14505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643.58497">
                <text:p>1643.5849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646.654956">
                <text:p>1646.65495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649.678234">
                <text:p>1649.67823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653.152131">
                <text:p>1653.15213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62.214003">
                <text:p>1662.21400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669.092704">
                <text:p>1669.09270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673.389051">
                <text:p>1673.38905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672.953158">
                <text:p>1672.95315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673.42695">
                <text:p>1673.4269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673.624648">
                <text:p>1673.62464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673.087814">
                <text:p>1673.08781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673.331925">
                <text:p>1673.33192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672.546452">
                <text:p>1672.54645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673.483267">
                <text:p>1673.48326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673.702778">
                <text:p>1673.70277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671.911178">
                <text:p>1671.91117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673.971138">
                <text:p>1673.97113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673.227825">
                <text:p>1673.22782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672.850257">
                <text:p>1672.85025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673.338375">
                <text:p>1673.33837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672.587738">
                <text:p>1672.58773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672.792837">
                <text:p>1672.79283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673.04492">
                <text:p>1673.0449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672.886073">
                <text:p>1672.88607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672.82579">
                <text:p>1672.8257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673.056355">
                <text:p>1673.05635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673.035417">
                <text:p>1673.03541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73.476189">
                <text:p>1673.47618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73.402293">
                <text:p>1673.40229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73.783343">
                <text:p>1673.78334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74.587243">
                <text:p>1674.58724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73.915601">
                <text:p>1673.91560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73.585103">
                <text:p>1673.58510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73.562995">
                <text:p>1673.56299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73.795462">
                <text:p>1673.79546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73.609989">
                <text:p>1673.60998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73.659656">
                <text:p>1673.65965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73.903358">
                <text:p>1673.90335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73.863137">
                <text:p>1673.86313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74.166039">
                <text:p>1674.16603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73.835635">
                <text:p>1673.83563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73.779852">
                <text:p>1673.77985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74.288118">
                <text:p>1674.28811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73.887567">
                <text:p>1673.88756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73.93594">
                <text:p>1673.9359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73.950447">
                <text:p>1673.95044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74.293731">
                <text:p>1674.29373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73.733219">
                <text:p>1673.73321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73.993008">
                <text:p>1673.99300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74.242047">
                <text:p>1674.24204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74.105917">
                <text:p>1674.10591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74.061159">
                <text:p>1674.06115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74.287329">
                <text:p>1674.28732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74.052683">
                <text:p>1674.05268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73.978986">
                <text:p>1673.97898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74.222051">
                <text:p>1674.22205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74.447803">
                <text:p>1674.44780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73.907154">
                <text:p>1673.90715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73.954395">
                <text:p>1673.95439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73.910027">
                <text:p>1673.91002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73.567979">
                <text:p>1673.56797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74.011159">
                <text:p>1674.01115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74.53594">
                <text:p>1674.5359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73.557924">
                <text:p>1673.55792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74.325419">
                <text:p>1674.32541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73.868255">
                <text:p>1673.86825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74.053206">
                <text:p>1674.05320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74.087291">
                <text:p>1674.08729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74.057981">
                <text:p>1674.05798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74.214003">
                <text:p>1674.21400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73.721975">
                <text:p>1673.72197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74.010379">
                <text:p>1674.01037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73.97012">
                <text:p>1673.9701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74.275257">
                <text:p>1674.27525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73.994492">
                <text:p>1673.99449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74.051427">
                <text:p>1674.05142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73.861758">
                <text:p>1673.86175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673.989269">
                <text:p>1673.98926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674.2998">
                <text:p>1674.299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674.102407">
                <text:p>1674.10240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674.150333">
                <text:p>1674.15033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674.161558">
                <text:p>1674.16155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673.674591">
                <text:p>1673.67459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673.246975">
                <text:p>1673.24697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673.853006">
                <text:p>1673.85300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673.435207">
                <text:p>1673.43520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673.884094">
                <text:p>1673.88409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673.919502">
                <text:p>1673.91950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674.218769">
                <text:p>1674.21876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673.900552">
                <text:p>1673.90055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673.813746">
                <text:p>1673.81374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673.846214">
                <text:p>1673.84621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674.302217">
                <text:p>1674.30221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673.978054">
                <text:p>1673.97805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673.81855">
                <text:p>1673.8185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674.058904">
                <text:p>1674.05890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674.40626">
                <text:p>1674.4062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674.063841">
                <text:p>1674.06384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673.606906">
                <text:p>1673.60690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673.891457">
                <text:p>1673.89145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673.716533">
                <text:p>1673.71653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673.611844">
                <text:p>1673.61184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674.350561">
                <text:p>1674.35056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673.444892">
                <text:p>1673.44489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673.505032">
                <text:p>1673.50503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674.279043">
                <text:p>1674.27904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673.754652">
                <text:p>1673.75465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674.166657">
                <text:p>1674.16665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673.902568">
                <text:p>1673.90256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673.93398">
                <text:p>1673.9339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673.779519">
                <text:p>1673.77951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673.968531">
                <text:p>1673.96853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673.59941">
                <text:p>1673.5994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673.63281">
                <text:p>1673.6328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673.880946">
                <text:p>1673.88094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673.815068">
                <text:p>1673.81506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673.971242">
                <text:p>1673.97124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673.858628">
                <text:p>1673.85862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674.210959">
                <text:p>1674.21095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673.539945">
                <text:p>1673.53994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673.641667">
                <text:p>1673.64166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673.75489">
                <text:p>1673.7548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673.741904">
                <text:p>1673.74190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673.802854">
                <text:p>1673.80285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673.677464">
                <text:p>1673.67746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673.900561">
                <text:p>1673.90056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673.728101">
                <text:p>1673.72810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673.465763">
                <text:p>1673.46576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673.90234">
                <text:p>1673.9023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673.41582">
                <text:p>1673.4158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673.724952">
                <text:p>1673.72495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673.929271">
                <text:p>1673.92927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673.064593">
                <text:p>1673.06459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673.329947">
                <text:p>1673.32994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673.738813">
                <text:p>1673.73881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673.899819">
                <text:p>1673.89981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674.280099">
                <text:p>1674.28009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673.815696">
                <text:p>1673.81569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673.678729">
                <text:p>1673.67872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673.472451">
                <text:p>1673.47245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673.361568">
                <text:p>1673.36156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674.077131">
                <text:p>1674.07713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673.619292">
                <text:p>1673.61929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673.655308">
                <text:p>1673.65530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673.497403">
                <text:p>1673.49740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674.016029">
                <text:p>1674.01602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673.73613">
                <text:p>1673.7361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674.445196">
                <text:p>1674.44519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673.740382">
                <text:p>1673.74038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674.185721">
                <text:p>1674.18572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673.928615">
                <text:p>1673.92861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673.958352">
                <text:p>1673.95835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674.105089">
                <text:p>1674.10508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673.863632">
                <text:p>1673.86363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673.956554">
                <text:p>1673.95655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674.032392">
                <text:p>1674.03239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673.942285">
                <text:p>1673.94228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673.718531">
                <text:p>1673.71853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674.093503">
                <text:p>1674.09350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674.12324">
                <text:p>1674.1232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674.035426">
                <text:p>1674.03542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673.702987">
                <text:p>1673.70298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673.851655">
                <text:p>1673.85165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673.515734">
                <text:p>1673.51573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673.400818">
                <text:p>1673.40081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673.751313">
                <text:p>1673.75131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673.601779">
                <text:p>1673.60177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674.118018">
                <text:p>1674.11801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674.0709">
                <text:p>1674.070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673.436301">
                <text:p>1673.43630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673.48476">
                <text:p>1673.4847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674.257772">
                <text:p>1674.25777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673.813565">
                <text:p>1673.81356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673.730175">
                <text:p>1673.73017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674.05507">
                <text:p>1674.0550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673.400542">
                <text:p>1673.40054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673.74844">
                <text:p>1673.7484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673.581821">
                <text:p>1673.58182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674.026065">
                <text:p>1674.02606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673.983057">
                <text:p>1673.98305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673.4752">
                <text:p>1673.475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673.890763">
                <text:p>1673.89076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674.210902">
                <text:p>1674.21090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673.987281">
                <text:p>1673.98728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674.086425">
                <text:p>1674.08642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674.09805">
                <text:p>1674.0980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673.502483">
                <text:p>1673.50248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673.628615">
                <text:p>1673.62861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674.003948">
                <text:p>1674.00394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673.60605">
                <text:p>1673.6060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673.926189">
                <text:p>1673.92618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673.943598">
                <text:p>1673.94359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674.351513">
                <text:p>1674.35151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673.65371">
                <text:p>1673.6537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674.34511">
                <text:p>1674.3451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674.033124">
                <text:p>1674.03312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673.905993">
                <text:p>1673.90599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673.776256">
                <text:p>1673.77625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674.262633">
                <text:p>1674.26263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673.226465">
                <text:p>1673.22646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673.640516">
                <text:p>1673.64051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673.133524">
                <text:p>1673.13352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674.051703">
                <text:p>1674.05170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673.783409">
                <text:p>1673.78340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673.846566">
                <text:p>1673.84656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674.202616">
                <text:p>1674.20261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674.221794">
                <text:p>1674.22179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674.151341">
                <text:p>1674.15134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673.48652">
                <text:p>1673.4865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674.249144">
                <text:p>1674.24914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673.879795">
                <text:p>1673.87979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674.225228">
                <text:p>1674.22522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673.45566">
                <text:p>1673.4556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674.308571">
                <text:p>1674.30857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673.803786">
                <text:p>1673.80378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674.18593">
                <text:p>1674.1859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674.199943">
                <text:p>1674.19994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674.054319">
                <text:p>1674.05431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674.354623">
                <text:p>1674.35462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673.922032">
                <text:p>1673.92203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674.138965">
                <text:p>1674.13896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674.00606">
                <text:p>1674.0060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674.578643">
                <text:p>1674.57864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Pastel_20_Bouquet" draw:display-name="Pastel Bouquet" draw:style="linear" draw:start-color="#dde8cb" draw:end-color="#ffd7d7" draw:start-intensity="100%" draw:end-intensity="100%" draw:angle="300" draw:border="0%"/>
    <draw:fill-image draw:name="Painted_20_White" draw:display-name="Painted White" xlink:href="Pictures/10000000000002000000020065BEFE37CCD98E2F.jpg" xlink:type="simple" xlink:show="embed" xlink:actuate="onLoad"/>
  </office:styles>
</office:document-styles>
</file>